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20"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2"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3" style:family="paragraph" style:parent-style-name="Standard">
      <style:paragraph-properties style:line-height-at-least="0.503cm"/>
      <style:text-properties fo:color="#6a9955" loext:opacity="100%" style:font-name="Droid Sans Mono" fo:font-size="10.5pt" fo:font-weight="normal" fo:background-color="#1e1e1e"/>
    </style:style>
    <style:style style:name="P24" style:family="paragraph" style:parent-style-name="Standard">
      <style:paragraph-properties style:line-height-at-least="0.503cm"/>
      <style:text-properties fo:color="#6a9955" loext:opacity="100%" style:font-name="Droid Sans Mono" fo:font-size="10.5pt" fo:font-weight="normal" fo:background-color="#1f1f1f"/>
    </style:style>
    <style:style style:name="P25"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8"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503cm"/>
    </style:style>
    <style:style style:name="P30" style:family="paragraph" style:parent-style-name="Standard">
      <style:paragraph-properties fo:margin-top="0cm" fo:margin-bottom="0.499cm" style:contextual-spacing="false" style:line-height-at-least="0.503cm"/>
    </style:style>
    <style:style style:name="P31" style:family="paragraph" style:parent-style-name="Preformatted_20_Text">
      <style:text-properties officeooo:rsid="00113808" officeooo:paragraph-rsid="00113808"/>
    </style:style>
    <style:style style:name="P32" style:family="paragraph" style:parent-style-name="Standard">
      <style:text-properties officeooo:rsid="00113808" officeooo:paragraph-rsid="00113808"/>
    </style:style>
    <style:style style:name="P33" style:family="paragraph" style:parent-style-name="Standard">
      <style:text-properties officeooo:paragraph-rsid="000e5027"/>
    </style:style>
    <style:style style:name="P34"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5"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6"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7"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8" style:family="paragraph" style:parent-style-name="Standard">
      <style:text-properties fo:font-size="12pt" fo:font-weight="normal" officeooo:paragraph-rsid="0084685d"/>
    </style:style>
    <style:style style:name="P39" style:family="paragraph" style:parent-style-name="Text_20_body">
      <style:text-properties fo:font-size="12pt" fo:font-weight="normal" officeooo:paragraph-rsid="008ef4ad"/>
    </style:style>
    <style:style style:name="P40"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3"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5"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6"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officeooo:rsid="00d964f9" officeooo:paragraph-rsid="00d964f9" style:font-size-asian="10.5pt" style:font-size-complex="12pt"/>
    </style:style>
    <style:style style:name="P63" style:family="paragraph" style:parent-style-name="Heading_20_1">
      <style:text-properties fo:font-size="12pt" officeooo:rsid="00e3f3e3" officeooo:paragraph-rsid="00ec3545" style:font-size-asian="10.5pt" style:font-size-complex="12pt"/>
    </style:style>
    <style:style style:name="P64" style:family="paragraph" style:parent-style-name="Standard">
      <style:text-properties fo:font-size="12pt" officeooo:rsid="00e3f3e3" officeooo:paragraph-rsid="00ec3545" style:font-size-asian="10.5pt" style:font-size-complex="12pt"/>
    </style:style>
    <style:style style:name="P65" style:family="paragraph" style:parent-style-name="Text_20_body">
      <style:text-properties fo:font-size="12pt" officeooo:rsid="00e3f3e3" officeooo:paragraph-rsid="00ec3545" style:font-size-asian="10.5pt" style:font-size-complex="12pt"/>
    </style:style>
    <style:style style:name="P66" style:family="paragraph" style:parent-style-name="Text_20_body">
      <style:text-properties fo:font-size="12pt" officeooo:rsid="00e3f3e3" officeooo:paragraph-rsid="00e3f3e3" style:font-size-asian="10.5pt" style:font-size-complex="12pt"/>
    </style:style>
    <style:style style:name="P67" style:family="paragraph" style:parent-style-name="Heading_20_1">
      <style:text-properties fo:font-size="12pt" officeooo:rsid="00e3f3e3" officeooo:paragraph-rsid="00f4698c" style:font-size-asian="10.5pt" style:font-size-complex="12pt"/>
    </style:style>
    <style:style style:name="P68" style:family="paragraph" style:parent-style-name="Standard">
      <style:text-properties fo:font-size="12pt" officeooo:rsid="00e3f3e3" officeooo:paragraph-rsid="00f4698c" style:font-size-asian="10.5pt" style:font-size-complex="12pt"/>
    </style:style>
    <style:style style:name="P69" style:family="paragraph" style:parent-style-name="Text_20_body">
      <style:text-properties fo:font-size="12pt" officeooo:rsid="00e3f3e3" officeooo:paragraph-rsid="00f4698c" style:font-size-asian="10.5pt" style:font-size-complex="12pt"/>
    </style:style>
    <style:style style:name="P70"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71"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72" style:family="paragraph" style:parent-style-name="Heading_20_1">
      <style:text-properties fo:font-size="16pt" style:font-size-asian="16pt" style:font-size-complex="16pt"/>
    </style:style>
    <style:style style:name="P73" style:family="paragraph" style:parent-style-name="Heading_20_1">
      <style:text-properties fo:font-size="16pt" officeooo:rsid="0073738c" officeooo:paragraph-rsid="0073738c" style:font-size-asian="16pt" style:font-size-complex="16pt"/>
    </style:style>
    <style:style style:name="P74" style:family="paragraph" style:parent-style-name="Heading_20_1">
      <style:text-properties fo:font-size="16pt" officeooo:rsid="00d8368c" style:font-size-asian="16pt" style:font-size-complex="16pt"/>
    </style:style>
    <style:style style:name="P75" style:family="paragraph" style:parent-style-name="Heading_20_1">
      <style:text-properties fo:font-size="16pt" officeooo:rsid="00d964f9" officeooo:paragraph-rsid="00d964f9" style:font-size-asian="16pt" style:font-size-complex="16pt"/>
    </style:style>
    <style:style style:name="P76" style:family="paragraph" style:parent-style-name="Heading_20_1">
      <style:text-properties fo:font-size="16pt" officeooo:rsid="00e3f3e3" officeooo:paragraph-rsid="00e3f3e3" style:font-size-asian="16pt" style:font-size-complex="16pt"/>
    </style:style>
    <style:style style:name="P77" style:family="paragraph" style:parent-style-name="Heading_20_1">
      <style:text-properties fo:font-size="16pt" fo:font-style="normal" officeooo:rsid="003dc6c9" style:font-size-asian="16pt" style:font-style-asian="normal" style:font-size-complex="16pt" style:font-style-complex="normal"/>
    </style:style>
    <style:style style:name="P78"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80"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81"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82"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83"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8"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9"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90"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91"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2"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3"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4"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5"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96"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97"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8"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9"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100"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101" style:family="paragraph" style:parent-style-name="Standard">
      <style:paragraph-properties style:line-height-at-least="0.503cm"/>
      <style:text-properties fo:color="#cccccc" loext:opacity="100%" style:font-name="Droid Sans Mono" fo:font-size="10.5pt" fo:font-weight="normal" fo:background-color="#1f1f1f"/>
    </style:style>
    <style:style style:name="P102" style:family="paragraph" style:parent-style-name="Standard">
      <style:text-properties fo:color="#cccccc" loext:opacity="100%" style:font-name="Droid Sans Mono" fo:font-size="10.5pt" fo:font-weight="normal" fo:background-color="#1f1f1f" style:font-size-asian="12pt" style:font-size-complex="12pt"/>
    </style:style>
    <style:style style:name="P103" style:family="paragraph" style:parent-style-name="Standard">
      <style:text-properties fo:color="#cccccc" loext:opacity="100%" style:font-name="Droid Sans Mono" fo:font-size="10.5pt" fo:font-weight="normal" officeooo:rsid="0041edce" officeooo:paragraph-rsid="0043999f" fo:background-color="#1f1f1f"/>
    </style:style>
    <style:style style:name="P104"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105"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106" style:family="paragraph" style:parent-style-name="Standard">
      <style:text-properties fo:color="#cccccc" loext:opacity="100%" style:font-name="Droid Sans Mono" fo:font-size="10.5pt" fo:font-weight="normal" officeooo:rsid="00728bfa" officeooo:paragraph-rsid="00728bfa" fo:background-color="#1f1f1f"/>
    </style:style>
    <style:style style:name="P107" style:family="paragraph" style:parent-style-name="Standard">
      <style:text-properties fo:color="#cccccc" loext:opacity="100%" style:font-name="Droid Sans Mono" fo:font-size="10.5pt" fo:font-weight="normal" officeooo:rsid="00728bfa" officeooo:paragraph-rsid="0074b0e6" fo:background-color="#1f1f1f"/>
    </style:style>
    <style:style style:name="P108"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9" style:family="paragraph" style:parent-style-name="Standard">
      <style:text-properties fo:color="#cccccc" loext:opacity="100%" style:font-name="Droid Sans Mono" fo:font-size="10.5pt" fo:font-weight="normal" officeooo:rsid="0080d450" officeooo:paragraph-rsid="0080d450" fo:background-color="#1f1f1f"/>
    </style:style>
    <style:style style:name="P110" style:family="paragraph" style:parent-style-name="Standard">
      <style:text-properties fo:color="#cccccc" loext:opacity="100%" style:font-name="Droid Sans Mono" fo:font-size="10.5pt" fo:font-weight="normal" officeooo:paragraph-rsid="0084685d" fo:background-color="#1f1f1f"/>
    </style:style>
    <style:style style:name="P111"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12"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13"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14"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16"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7"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8"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9" style:family="paragraph" style:parent-style-name="Text_20_body">
      <style:text-properties officeooo:rsid="0041edce"/>
    </style:style>
    <style:style style:name="P120" style:family="paragraph" style:parent-style-name="Text_20_body">
      <style:text-properties officeooo:rsid="0041edce" officeooo:paragraph-rsid="0043999f"/>
    </style:style>
    <style:style style:name="P121" style:family="paragraph" style:parent-style-name="Standard">
      <style:text-properties officeooo:rsid="00728bfa" officeooo:paragraph-rsid="00728bfa"/>
    </style:style>
    <style:style style:name="P122" style:family="paragraph" style:parent-style-name="Standard">
      <style:text-properties officeooo:rsid="00728bfa" officeooo:paragraph-rsid="0074b0e6"/>
    </style:style>
    <style:style style:name="P123" style:family="paragraph" style:parent-style-name="Standard">
      <style:text-properties officeooo:paragraph-rsid="0073738c"/>
    </style:style>
    <style:style style:name="P124" style:family="paragraph" style:parent-style-name="Standard">
      <style:text-properties officeooo:rsid="0074b0e6" officeooo:paragraph-rsid="0074b0e6"/>
    </style:style>
    <style:style style:name="P125" style:family="paragraph" style:parent-style-name="Standard">
      <style:text-properties officeooo:rsid="0080d450" officeooo:paragraph-rsid="0080d450"/>
    </style:style>
    <style:style style:name="P126" style:family="paragraph" style:parent-style-name="Standard">
      <style:text-properties fo:font-style="normal" officeooo:rsid="0080d450" officeooo:paragraph-rsid="0080d450" style:font-style-asian="normal" style:font-style-complex="normal"/>
    </style:style>
    <style:style style:name="P127" style:family="paragraph" style:parent-style-name="Standard">
      <style:text-properties fo:font-style="normal" officeooo:rsid="0082871f" officeooo:paragraph-rsid="0082871f" style:font-style-asian="normal" style:font-style-complex="normal"/>
    </style:style>
    <style:style style:name="P128" style:family="paragraph" style:parent-style-name="Standard">
      <style:text-properties fo:font-style="normal" officeooo:rsid="0084685d" officeooo:paragraph-rsid="0084685d" style:font-style-asian="normal" style:font-style-complex="normal"/>
    </style:style>
    <style:style style:name="P129" style:family="paragraph" style:parent-style-name="Standard">
      <style:paragraph-properties style:line-height-at-least="0.503cm"/>
      <style:text-properties fo:color="#ce9178" loext:opacity="100%" style:font-name="Droid Sans Mono" fo:font-size="10.5pt" fo:font-weight="normal" fo:background-color="#1f1f1f"/>
    </style:style>
    <style:style style:name="P130" style:family="paragraph" style:parent-style-name="Standard">
      <style:paragraph-properties style:line-height-at-least="0.503cm"/>
      <style:text-properties fo:color="#b5cea8" loext:opacity="100%" style:font-name="Droid Sans Mono" fo:font-size="10.5pt" fo:font-weight="normal" fo:background-color="#1f1f1f"/>
    </style:style>
    <style:style style:name="P131" style:family="paragraph" style:parent-style-name="Text_20_body">
      <style:text-properties officeooo:rsid="00d8368c"/>
    </style:style>
    <style:style style:name="P132" style:family="paragraph" style:parent-style-name="Text_20_body">
      <style:text-properties officeooo:rsid="00d964f9" officeooo:paragraph-rsid="00d964f9"/>
    </style:style>
    <style:style style:name="P133" style:family="paragraph" style:parent-style-name="Heading_20_1">
      <style:text-properties officeooo:paragraph-rsid="010066c5"/>
    </style:style>
    <style:style style:name="P134" style:family="paragraph" style:parent-style-name="Standard">
      <style:text-properties officeooo:paragraph-rsid="010066c5"/>
    </style:style>
    <style:style style:name="P135" style:family="paragraph" style:parent-style-name="Standard">
      <style:text-properties officeooo:paragraph-rsid="00fbc881"/>
    </style:style>
    <style:style style:name="P136" style:family="paragraph" style:parent-style-name="Standard">
      <style:text-properties officeooo:paragraph-rsid="00fd9cec"/>
    </style:style>
    <style:style style:name="P137" style:family="paragraph" style:parent-style-name="Standard">
      <style:text-properties officeooo:paragraph-rsid="00feced6"/>
    </style:style>
    <style:style style:name="P138" style:family="paragraph" style:parent-style-name="Text_20_body">
      <style:text-properties officeooo:paragraph-rsid="00ec3545"/>
    </style:style>
    <style:style style:name="P139" style:family="paragraph" style:parent-style-name="Heading_20_1">
      <style:text-properties officeooo:paragraph-rsid="010218e5"/>
    </style:style>
    <style:style style:name="P140" style:family="paragraph" style:parent-style-name="Standard">
      <style:text-properties officeooo:paragraph-rsid="010218e5"/>
    </style:style>
    <style:style style:name="P141" style:family="paragraph" style:parent-style-name="Text_20_body">
      <style:text-properties officeooo:paragraph-rsid="010218e5"/>
    </style:style>
    <style:style style:name="P142" style:family="paragraph" style:parent-style-name="Heading_20_1">
      <style:text-properties officeooo:paragraph-rsid="010c2ba6"/>
    </style:style>
    <style:style style:name="P143" style:family="paragraph" style:parent-style-name="Text_20_body">
      <style:text-properties officeooo:paragraph-rsid="010c2ba6"/>
    </style:style>
    <style:style style:name="P144" style:family="paragraph" style:parent-style-name="Text_20_body">
      <style:text-properties officeooo:paragraph-rsid="010a0251"/>
    </style:style>
    <style:style style:name="P145" style:family="paragraph" style:parent-style-name="Text_20_body">
      <style:text-properties officeooo:paragraph-rsid="010e9e93"/>
    </style:style>
    <style:style style:name="P146" style:family="paragraph" style:parent-style-name="Heading_20_1">
      <style:text-properties officeooo:paragraph-rsid="01102615"/>
    </style:style>
    <style:style style:name="P147" style:family="paragraph" style:parent-style-name="Standard">
      <style:text-properties officeooo:paragraph-rsid="01102615"/>
    </style:style>
    <style:style style:name="P148" style:family="paragraph" style:parent-style-name="Text_20_body">
      <style:text-properties officeooo:paragraph-rsid="01102615"/>
    </style:style>
    <style:style style:name="P149" style:family="paragraph" style:parent-style-name="Heading_20_1">
      <style:text-properties officeooo:paragraph-rsid="011364e2"/>
    </style:style>
    <style:style style:name="P150" style:family="paragraph" style:parent-style-name="Standard">
      <style:text-properties officeooo:paragraph-rsid="011364e2"/>
    </style:style>
    <style:style style:name="P151" style:family="paragraph" style:parent-style-name="Text_20_body">
      <style:text-properties officeooo:paragraph-rsid="011364e2"/>
    </style:style>
    <style:style style:name="P152" style:family="paragraph" style:parent-style-name="Heading_20_1">
      <style:text-properties officeooo:paragraph-rsid="0115df99"/>
    </style:style>
    <style:style style:name="P153" style:family="paragraph" style:parent-style-name="Standard">
      <style:text-properties officeooo:paragraph-rsid="0115df99"/>
    </style:style>
    <style:style style:name="P154" style:family="paragraph" style:parent-style-name="Text_20_body">
      <style:text-properties officeooo:paragraph-rsid="0115df99"/>
    </style:style>
    <style:style style:name="P155" style:family="paragraph" style:parent-style-name="Heading_20_1">
      <style:text-properties fo:color="#c9211e" loext:opacity="100%" officeooo:rsid="011ff9db" officeooo:paragraph-rsid="011ff9db"/>
    </style:style>
    <style:style style:name="P156" style:family="paragraph" style:parent-style-name="Heading_20_1">
      <style:text-properties fo:font-size="16pt" officeooo:rsid="011ff9db" officeooo:paragraph-rsid="011ff9db" style:font-size-asian="16pt" style:font-size-complex="16pt"/>
    </style:style>
    <style:style style:name="P157" style:family="paragraph" style:parent-style-name="Standard">
      <style:paragraph-properties style:line-height-at-least="0.503cm"/>
      <style:text-properties fo:color="#cccccc" loext:opacity="100%" style:font-name="Droid Sans Mono" fo:font-size="10.5pt" fo:font-weight="normal" fo:background-color="#1f1f1f"/>
    </style:style>
    <style:style style:name="P158" style:family="paragraph" style:parent-style-name="Standard">
      <style:text-properties fo:color="#cccccc" loext:opacity="100%" style:font-name="Droid Sans Mono" fo:font-size="10.5pt" fo:font-weight="normal" officeooo:paragraph-rsid="0115df99" fo:background-color="#1f1f1f"/>
    </style:style>
    <style:style style:name="P159" style:family="paragraph" style:parent-style-name="Text_20_body">
      <style:text-properties officeooo:paragraph-rsid="011b380f"/>
    </style:style>
    <style:style style:name="P160" style:family="paragraph" style:parent-style-name="Text_20_body">
      <style:text-properties officeooo:paragraph-rsid="0115df99"/>
    </style:style>
    <style:style style:name="P161" style:family="paragraph" style:parent-style-name="Text_20_body">
      <style:text-properties officeooo:rsid="011ff9db" officeooo:paragraph-rsid="011ff9db"/>
    </style:style>
    <style:style style:name="P162" style:family="paragraph" style:parent-style-name="Text_20_body">
      <style:text-properties fo:font-size="12pt" officeooo:rsid="011ff9db" officeooo:paragraph-rsid="011ff9db" style:font-size-asian="10.5pt" style:font-size-complex="12pt"/>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font-weight="normal" officeooo:rsid="00f09207" fo:background-color="#1f1f1f" loext:char-shading-value="0" style:font-weight-asian="normal" style:font-weight-complex="normal"/>
    </style:style>
    <style:style style:name="T11" style:family="text">
      <style:text-properties fo:color="#dcdcaa" loext:opacity="100%" style:font-name="Droid Sans Mono" fo:font-size="10.5pt" fo:background-color="#1f1f1f" loext:char-shading-value="0"/>
    </style:style>
    <style:style style:name="T12" style:family="text">
      <style:text-properties fo:color="#dcdcaa"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13" style:family="text">
      <style:text-properties fo:color="#dcdcaa"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14" style:family="text">
      <style:text-properties fo:color="#569cd6" loext:opacity="100%"/>
    </style:style>
    <style:style style:name="T15" style:family="text">
      <style:text-properties fo:color="#569cd6" loext:opacity="100%" fo:font-style="normal" style:font-style-asian="normal" style:font-style-complex="normal"/>
    </style:style>
    <style:style style:name="T16" style:family="text">
      <style:text-properties fo:color="#569cd6" loext:opacity="100%" fo:font-style="normal" officeooo:rsid="003dc6c9" style:font-style-asian="normal" style:font-style-complex="normal"/>
    </style:style>
    <style:style style:name="T17" style:family="text">
      <style:text-properties fo:color="#569cd6" loext:opacity="100%" fo:font-style="normal" officeooo:rsid="0050d8f5" style:font-style-asian="normal" style:font-style-complex="normal"/>
    </style:style>
    <style:style style:name="T18" style:family="text">
      <style:text-properties fo:color="#569cd6" loext:opacity="100%" style:font-name="Droid Sans Mono" fo:font-size="10.5pt" fo:font-weight="normal" fo:background-color="#1f1f1f" loext:char-shading-value="0"/>
    </style:style>
    <style:style style:name="T19"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20" style:family="text">
      <style:text-properties fo:color="#569cd6" loext:opacity="100%" style:font-name="Droid Sans Mono" fo:font-size="10.5pt" fo:font-weight="normal" officeooo:rsid="00f09207" fo:background-color="#1f1f1f" loext:char-shading-value="0" style:font-weight-asian="normal" style:font-weight-complex="normal"/>
    </style:style>
    <style:style style:name="T21" style:family="text">
      <style:text-properties fo:color="#569cd6" loext:opacity="100%" style:font-name="Droid Sans Mono" fo:font-size="10.5pt" fo:background-color="#1f1f1f" loext:char-shading-value="0"/>
    </style:style>
    <style:style style:name="T22" style:family="text">
      <style:text-properties fo:color="#569cd6"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23" style:family="text">
      <style:text-properties fo:color="#569cd6"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24" style:family="text">
      <style:text-properties fo:color="#569cd6"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25" style:family="text">
      <style:text-properties fo:color="#569cd6"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26" style:family="text">
      <style:text-properties fo:color="#569cd6"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27" style:family="text">
      <style:text-properties fo:color="#569cd6"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28" style:family="text">
      <style:text-properties fo:color="#569cd6" loext:opacity="100%" fo:font-size="12pt" fo:font-style="normal" officeooo:rsid="003dc6c9" style:font-size-asian="12pt" style:font-style-asian="normal" style:font-size-complex="12pt" style:font-style-complex="normal"/>
    </style:style>
    <style:style style:name="T29"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30" style:family="text">
      <style:text-properties fo:color="#9cdcfe" loext:opacity="100%"/>
    </style:style>
    <style:style style:name="T31" style:family="text">
      <style:text-properties fo:color="#9cdcfe" loext:opacity="100%" fo:font-style="normal" style:font-style-asian="normal" style:font-style-complex="normal"/>
    </style:style>
    <style:style style:name="T32" style:family="text">
      <style:text-properties fo:color="#9cdcfe" loext:opacity="100%" fo:font-style="normal" officeooo:rsid="003dc6c9" style:font-style-asian="normal" style:font-style-complex="normal"/>
    </style:style>
    <style:style style:name="T33" style:family="text">
      <style:text-properties fo:color="#9cdcfe" loext:opacity="100%" fo:font-size="12pt" fo:font-style="normal" officeooo:rsid="003dc6c9" style:font-size-asian="12pt" style:font-style-asian="normal" style:font-size-complex="12pt" style:font-style-complex="normal"/>
    </style:style>
    <style:style style:name="T34" style:family="text">
      <style:text-properties fo:color="#9cdcfe" loext:opacity="100%" style:font-name="Droid Sans Mono" fo:font-size="10.5pt" fo:font-weight="normal" fo:background-color="#1f1f1f" loext:char-shading-value="0"/>
    </style:style>
    <style:style style:name="T35"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36" style:family="text">
      <style:text-properties fo:color="#9cdcfe" loext:opacity="100%" style:font-name="Droid Sans Mono" fo:font-size="10.5pt" fo:font-weight="normal" officeooo:rsid="00f09207" fo:background-color="#1f1f1f" loext:char-shading-value="0" style:font-weight-asian="normal" style:font-weight-complex="normal"/>
    </style:style>
    <style:style style:name="T37" style:family="text">
      <style:text-properties fo:color="#9cdcfe" loext:opacity="100%" style:font-name="Droid Sans Mono" fo:font-size="10.5pt" fo:background-color="#1f1f1f" loext:char-shading-value="0"/>
    </style:style>
    <style:style style:name="T38" style:family="text">
      <style:text-properties fo:color="#9cdcfe"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39" style:family="text">
      <style:text-properties fo:color="#9cdcfe"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40" style:family="text">
      <style:text-properties fo:color="#9cdcfe"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41" style:family="text">
      <style:text-properties fo:color="#ce9178" loext:opacity="100%"/>
    </style:style>
    <style:style style:name="T42"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43" style:family="text">
      <style:text-properties fo:color="#ce9178" loext:opacity="100%" style:font-name="Droid Sans Mono" fo:font-size="10.5pt" fo:font-weight="normal" fo:background-color="#1f1f1f" loext:char-shading-value="0"/>
    </style:style>
    <style:style style:name="T44" style:family="text">
      <style:text-properties fo:color="#ce9178"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45" style:family="text">
      <style:text-properties fo:color="#ce9178"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46" style:family="text">
      <style:text-properties fo:color="#ce9178"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47" style:family="text">
      <style:text-properties fo:color="#d7ba7d" loext:opacity="100%"/>
    </style:style>
    <style:style style:name="T48" style:family="text">
      <style:text-properties fo:color="#c586c0" loext:opacity="100%"/>
    </style:style>
    <style:style style:name="T49" style:family="text">
      <style:text-properties fo:color="#c586c0"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50" style:family="text">
      <style:text-properties fo:color="#c586c0"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51" style:family="text">
      <style:text-properties fo:color="#4ec9b0" loext:opacity="100%"/>
    </style:style>
    <style:style style:name="T52" style:family="text">
      <style:text-properties fo:color="#4ec9b0" loext:opacity="100%" fo:font-style="normal" officeooo:rsid="003dc6c9" style:font-style-asian="normal" style:font-style-complex="normal"/>
    </style:style>
    <style:style style:name="T53" style:family="text">
      <style:text-properties fo:color="#4ec9b0" loext:opacity="100%" fo:font-size="12pt" fo:font-style="normal" officeooo:rsid="003dc6c9" style:font-size-asian="12pt" style:font-style-asian="normal" style:font-size-complex="12pt" style:font-style-complex="normal"/>
    </style:style>
    <style:style style:name="T54" style:family="text">
      <style:text-properties fo:color="#4ec9b0" loext:opacity="100%" style:font-name="Droid Sans Mono" fo:font-size="10.5pt" fo:font-weight="normal" fo:background-color="#1f1f1f" loext:char-shading-value="0"/>
    </style:style>
    <style:style style:name="T55"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56" style:family="text">
      <style:text-properties fo:color="#4ec9b0" loext:opacity="100%" style:font-name="Droid Sans Mono" fo:font-size="10.5pt" fo:font-weight="normal" officeooo:rsid="00f09207" fo:background-color="#1f1f1f" loext:char-shading-value="0" style:font-weight-asian="normal" style:font-weight-complex="normal"/>
    </style:style>
    <style:style style:name="T57" style:family="text">
      <style:text-properties fo:color="#4ec9b0" loext:opacity="100%" style:font-name="Droid Sans Mono" fo:font-size="10.5pt" fo:background-color="#1f1f1f" loext:char-shading-value="0"/>
    </style:style>
    <style:style style:name="T58" style:family="text">
      <style:text-properties fo:color="#4ec9b0"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59" style:family="text">
      <style:text-properties fo:color="#4ec9b0"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60" style:family="text">
      <style:text-properties fo:color="#4ec9b0"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61" style:family="text">
      <style:text-properties fo:color="#b5cea8" loext:opacity="100%"/>
    </style:style>
    <style:style style:name="T62" style:family="text">
      <style:text-properties officeooo:rsid="000f991a"/>
    </style:style>
    <style:style style:name="T63" style:family="text">
      <style:text-properties officeooo:rsid="001495c5"/>
    </style:style>
    <style:style style:name="T64" style:family="text">
      <style:text-properties officeooo:rsid="001d02f6"/>
    </style:style>
    <style:style style:name="T65" style:family="text">
      <style:text-properties officeooo:rsid="00227b7b"/>
    </style:style>
    <style:style style:name="T66" style:family="text">
      <style:text-properties officeooo:rsid="00255315"/>
    </style:style>
    <style:style style:name="T67" style:family="text">
      <style:text-properties officeooo:rsid="0029a7b7"/>
    </style:style>
    <style:style style:name="T68" style:family="text">
      <style:text-properties fo:font-variant="normal" fo:text-transform="none" style:font-name="var font-family-monospace" fo:font-size="10.5pt" fo:letter-spacing="normal" fo:font-style="normal" fo:font-weight="normal" loext:padding="0cm" loext:border="none"/>
    </style:style>
    <style:style style:name="T69" style:family="text">
      <style:text-properties fo:font-variant="normal" fo:text-transform="none" fo:color="#0d161b" loext:opacity="100%" fo:letter-spacing="normal"/>
    </style:style>
    <style:style style:name="T70" style:family="text">
      <style:text-properties fo:font-variant="normal" fo:text-transform="none" fo:color="#0d161b" loext:opacity="100%" style:font-name="Inter" fo:letter-spacing="normal" fo:font-style="normal" fo:font-weight="bold"/>
    </style:style>
    <style:style style:name="T71" style:family="text">
      <style:text-properties officeooo:rsid="002b5bca"/>
    </style:style>
    <style:style style:name="T72" style:family="text">
      <style:text-properties officeooo:rsid="002efd1d"/>
    </style:style>
    <style:style style:name="T73" style:family="text">
      <style:text-properties officeooo:rsid="00333a8e"/>
    </style:style>
    <style:style style:name="T74" style:family="text">
      <style:text-properties officeooo:rsid="00361edd"/>
    </style:style>
    <style:style style:name="T75" style:family="text">
      <style:text-properties fo:color="#d4d4d4" loext:opacity="100%"/>
    </style:style>
    <style:style style:name="T76" style:family="text">
      <style:text-properties fo:color="#d4d4d4" loext:opacity="100%" fo:font-style="normal" style:font-style-asian="normal" style:font-style-complex="normal"/>
    </style:style>
    <style:style style:name="T77" style:family="text">
      <style:text-properties fo:color="#d4d4d4" loext:opacity="100%" fo:font-style="normal" officeooo:rsid="003dc6c9" style:font-style-asian="normal" style:font-style-complex="normal"/>
    </style:style>
    <style:style style:name="T78" style:family="text">
      <style:text-properties fo:color="#d4d4d4" loext:opacity="100%" fo:font-size="12pt" fo:font-style="normal" officeooo:rsid="003dc6c9" style:font-size-asian="12pt" style:font-style-asian="normal" style:font-size-complex="12pt" style:font-style-complex="normal"/>
    </style:style>
    <style:style style:name="T79" style:family="text">
      <style:text-properties fo:color="#d4d4d4" loext:opacity="100%" style:font-name="Droid Sans Mono" fo:font-size="10.5pt" fo:font-weight="normal" fo:background-color="#1f1f1f" loext:char-shading-value="0"/>
    </style:style>
    <style:style style:name="T80"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81" style:family="text">
      <style:text-properties fo:color="#d4d4d4" loext:opacity="100%" style:font-name="Droid Sans Mono" fo:font-size="10.5pt" fo:font-weight="normal" officeooo:rsid="00f09207" fo:background-color="#1f1f1f" loext:char-shading-value="0" style:font-weight-asian="normal" style:font-weight-complex="normal"/>
    </style:style>
    <style:style style:name="T82" style:family="text">
      <style:text-properties fo:color="#d4d4d4" loext:opacity="100%" style:font-name="Droid Sans Mono" fo:font-size="10.5pt" fo:background-color="#1f1f1f" loext:char-shading-value="0"/>
    </style:style>
    <style:style style:name="T83" style:family="text">
      <style:text-properties fo:color="#d4d4d4"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84" style:family="text">
      <style:text-properties fo:color="#d4d4d4"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85" style:family="text">
      <style:text-properties fo:color="#d4d4d4"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86" style:family="text">
      <style:text-properties officeooo:rsid="003dc6c9"/>
    </style:style>
    <style:style style:name="T87" style:family="text">
      <style:text-properties fo:font-style="italic" style:font-style-asian="italic" style:font-style-complex="italic"/>
    </style:style>
    <style:style style:name="T88" style:family="text">
      <style:text-properties fo:font-style="italic" officeooo:rsid="003dc6c9" style:font-style-asian="italic" style:font-style-complex="italic"/>
    </style:style>
    <style:style style:name="T89" style:family="text">
      <style:text-properties fo:font-style="italic" fo:font-weight="normal" officeooo:rsid="00f69ebb" style:font-style-asian="italic" style:font-weight-asian="normal" style:font-style-complex="italic" style:font-weight-complex="normal"/>
    </style:style>
    <style:style style:name="T90" style:family="text">
      <style:text-properties fo:font-style="normal" style:font-style-asian="normal" style:font-style-complex="normal"/>
    </style:style>
    <style:style style:name="T91" style:family="text">
      <style:text-properties fo:font-style="normal" officeooo:rsid="003dc6c9" style:font-style-asian="normal" style:font-style-complex="normal"/>
    </style:style>
    <style:style style:name="T92" style:family="text">
      <style:text-properties fo:font-style="normal" officeooo:rsid="004ad7a2" style:font-style-asian="normal" style:font-style-complex="normal"/>
    </style:style>
    <style:style style:name="T93" style:family="text">
      <style:text-properties fo:font-style="normal" officeooo:rsid="0050d8f5" style:font-style-asian="normal" style:font-style-complex="normal"/>
    </style:style>
    <style:style style:name="T94" style:family="text">
      <style:text-properties fo:font-style="normal" officeooo:rsid="00530fbe" style:font-style-asian="normal" style:font-style-complex="normal"/>
    </style:style>
    <style:style style:name="T95" style:family="text">
      <style:text-properties fo:font-style="normal" officeooo:rsid="0054255d" style:font-style-asian="normal" style:font-style-complex="normal"/>
    </style:style>
    <style:style style:name="T96" style:family="text">
      <style:text-properties fo:font-style="normal" officeooo:rsid="00570a2e" style:font-style-asian="normal" style:font-style-complex="normal"/>
    </style:style>
    <style:style style:name="T97" style:family="text">
      <style:text-properties fo:font-style="normal" officeooo:rsid="005d3e89" style:font-style-asian="normal" style:font-style-complex="normal"/>
    </style:style>
    <style:style style:name="T98" style:family="text">
      <style:text-properties fo:font-style="normal" officeooo:rsid="0060d818" style:font-style-asian="normal" style:font-style-complex="normal"/>
    </style:style>
    <style:style style:name="T99" style:family="text">
      <style:text-properties fo:font-style="normal" officeooo:rsid="00982548" style:font-style-asian="normal" style:font-style-complex="normal"/>
    </style:style>
    <style:style style:name="T100" style:family="text">
      <style:text-properties fo:font-style="normal" officeooo:rsid="0084685d" style:font-size-asian="10.5pt" style:font-style-asian="normal" style:font-weight-asian="normal" style:font-size-complex="12pt" style:font-style-complex="normal" style:font-weight-complex="normal"/>
    </style:style>
    <style:style style:name="T101" style:family="text">
      <style:text-properties fo:font-style="normal" officeooo:rsid="008c186c" style:font-size-asian="10.5pt" style:font-style-asian="normal" style:font-weight-asian="normal" style:font-size-complex="12pt" style:font-style-complex="normal" style:font-weight-complex="normal"/>
    </style:style>
    <style:style style:name="T102" style:family="text">
      <style:text-properties fo:font-style="normal" officeooo:rsid="008ef4ad" style:font-size-asian="10.5pt" style:font-style-asian="normal" style:font-weight-asian="normal" style:font-size-complex="12pt" style:font-style-complex="normal" style:font-weight-complex="normal"/>
    </style:style>
    <style:style style:name="T103" style:family="text">
      <style:text-properties fo:font-style="normal" officeooo:rsid="00977a3c" style:font-size-asian="10.5pt" style:font-style-asian="normal" style:font-weight-asian="normal" style:font-size-complex="12pt" style:font-style-complex="normal" style:font-weight-complex="normal"/>
    </style:style>
    <style:style style:name="T104" style:family="text">
      <style:text-properties fo:font-style="normal" fo:font-weight="normal" officeooo:rsid="00f69ebb" style:font-style-asian="normal" style:font-weight-asian="normal" style:font-style-complex="normal" style:font-weight-complex="normal"/>
    </style:style>
    <style:style style:name="T105" style:family="text">
      <style:text-properties fo:font-style="normal" fo:font-weight="normal" officeooo:rsid="00f7ec85" style:font-style-asian="normal" style:font-weight-asian="normal" style:font-style-complex="normal" style:font-weight-complex="normal"/>
    </style:style>
    <style:style style:name="T106" style:family="text">
      <style:text-properties fo:font-style="normal" fo:font-weight="normal" officeooo:rsid="011b380f" style:font-style-asian="normal" style:font-weight-asian="normal" style:font-style-complex="normal" style:font-weight-complex="normal"/>
    </style:style>
    <style:style style:name="T107" style:family="text">
      <style:text-properties officeooo:rsid="0041f15e"/>
    </style:style>
    <style:style style:name="T108" style:family="text">
      <style:text-properties officeooo:rsid="0042ba78"/>
    </style:style>
    <style:style style:name="T109" style:family="text">
      <style:text-properties fo:color="#cccccc" loext:opacity="100%" style:font-name="Droid Sans Mono" fo:font-size="10.5pt" fo:font-weight="normal" fo:background-color="#1f1f1f" loext:char-shading-value="0"/>
    </style:style>
    <style:style style:name="T110" style:family="text">
      <style:text-properties fo:color="#cccccc"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11" style:family="text">
      <style:text-properties fo:color="#cccccc"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112" style:family="text">
      <style:text-properties fo:color="#cccccc"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113" style:family="text">
      <style:text-properties fo:color="#cccccc"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114" style:family="text">
      <style:text-properties officeooo:rsid="0041edce"/>
    </style:style>
    <style:style style:name="T115" style:family="text">
      <style:text-properties fo:font-size="12pt" officeooo:rsid="003dc6c9" style:font-size-asian="12pt" style:font-size-complex="12pt"/>
    </style:style>
    <style:style style:name="T116" style:family="text">
      <style:text-properties fo:font-size="12pt" fo:font-style="italic" officeooo:rsid="003dc6c9" style:font-size-asian="12pt" style:font-style-asian="italic" style:font-size-complex="12pt" style:font-style-complex="italic"/>
    </style:style>
    <style:style style:name="T117" style:family="text">
      <style:text-properties fo:font-size="12pt" fo:font-style="normal" officeooo:rsid="003dc6c9" style:font-size-asian="12pt" style:font-style-asian="normal" style:font-size-complex="12pt" style:font-style-complex="normal"/>
    </style:style>
    <style:style style:name="T118"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0feced6"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004bd7"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0066c5"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0218e5"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032383"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0357b5"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103a751"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1059ea0"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108da31"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10a0251"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10c2ba6"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10e9e93"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1102615"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1112b0a"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11364e2" style:font-size-asian="10.5pt" style:font-style-asian="normal" style:font-weight-asian="normal" style:font-size-complex="12pt" style:font-style-complex="normal" style:font-weight-complex="normal"/>
    </style:style>
    <style:style style:name="T134" style:family="text">
      <style:text-properties fo:font-size="12pt" fo:font-style="normal" fo:font-weight="normal" officeooo:rsid="0115df99" style:font-size-asian="10.5pt" style:font-style-asian="normal" style:font-weight-asian="normal" style:font-size-complex="12pt" style:font-style-complex="normal" style:font-weight-complex="normal"/>
    </style:style>
    <style:style style:name="T135" style:family="text">
      <style:text-properties fo:font-size="12pt" fo:font-style="normal" fo:font-weight="normal" officeooo:rsid="011b380f"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1cc56a" style:font-size-asian="12pt" style:font-style-asian="normal" style:font-weight-asian="normal" style:font-size-complex="12pt" style:font-style-complex="normal" style:font-weight-complex="normal"/>
    </style:style>
    <style:style style:name="T137"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138" style:family="text">
      <style:text-properties fo:font-size="12pt" fo:font-weight="normal" officeooo:rsid="00ec99b5" style:font-size-asian="10.5pt" style:font-weight-asian="normal" style:font-size-complex="12pt" style:font-weight-complex="normal"/>
    </style:style>
    <style:style style:name="T139" style:family="text">
      <style:text-properties fo:font-size="12pt" fo:font-weight="normal" officeooo:rsid="00f09207" style:font-size-asian="10.5pt" style:font-weight-asian="normal" style:font-size-complex="12pt" style:font-weight-complex="normal"/>
    </style:style>
    <style:style style:name="T140" style:family="text">
      <style:text-properties officeooo:rsid="006f0c25"/>
    </style:style>
    <style:style style:name="T141" style:family="text">
      <style:text-properties officeooo:rsid="0073738c"/>
    </style:style>
    <style:style style:name="T142" style:family="text">
      <style:text-properties officeooo:rsid="00789102"/>
    </style:style>
    <style:style style:name="T143" style:family="text">
      <style:text-properties officeooo:rsid="007b0dd4"/>
    </style:style>
    <style:style style:name="T144" style:family="text">
      <style:text-properties officeooo:rsid="0084685d"/>
    </style:style>
    <style:style style:name="T145" style:family="text">
      <style:text-properties officeooo:rsid="0085ad59"/>
    </style:style>
    <style:style style:name="T146" style:family="text">
      <style:text-properties officeooo:rsid="008c186c"/>
    </style:style>
    <style:style style:name="T147" style:family="text">
      <style:text-properties officeooo:rsid="00917ef4"/>
    </style:style>
    <style:style style:name="T148" style:family="text">
      <style:text-properties officeooo:rsid="00977a3c"/>
    </style:style>
    <style:style style:name="T149" style:family="text">
      <style:text-properties officeooo:rsid="009c01fe"/>
    </style:style>
    <style:style style:name="T150" style:family="text">
      <style:text-properties fo:color="#808080" loext:opacity="100%"/>
    </style:style>
    <style:style style:name="T151" style:family="text">
      <style:text-properties fo:color="#808080"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52" style:family="text">
      <style:text-properties fo:color="#808080" loext:opacity="100%" style:font-name="Droid Sans Mono" fo:font-size="10.5pt" fo:font-style="normal" fo:font-weight="normal" officeooo:rsid="0115df99" fo:background-color="#1f1f1f" loext:char-shading-value="0" style:font-size-asian="10.5pt" style:font-style-asian="normal" style:font-weight-asian="normal" style:font-size-complex="12pt" style:font-style-complex="normal" style:font-weight-complex="normal"/>
    </style:style>
    <style:style style:name="T153" style:family="text">
      <style:text-properties officeooo:rsid="00a0f497"/>
    </style:style>
    <style:style style:name="T154" style:family="text">
      <style:text-properties officeooo:rsid="00a578d0"/>
    </style:style>
    <style:style style:name="T155" style:family="text">
      <style:text-properties officeooo:rsid="00a9b682"/>
    </style:style>
    <style:style style:name="T156" style:family="text">
      <style:text-properties officeooo:rsid="00ab7bea"/>
    </style:style>
    <style:style style:name="T157" style:family="text">
      <style:text-properties officeooo:rsid="00ad2c15"/>
    </style:style>
    <style:style style:name="T158" style:family="text">
      <style:text-properties officeooo:rsid="00b32eb9"/>
    </style:style>
    <style:style style:name="T159" style:family="text">
      <style:text-properties officeooo:rsid="00b4e5ff"/>
    </style:style>
    <style:style style:name="T160" style:family="text">
      <style:text-properties officeooo:rsid="00bb1e41"/>
    </style:style>
    <style:style style:name="T161" style:family="text">
      <style:text-properties officeooo:rsid="00c15eb4"/>
    </style:style>
    <style:style style:name="T162" style:family="text">
      <style:text-properties officeooo:rsid="00c1bf7d"/>
    </style:style>
    <style:style style:name="T163" style:family="text">
      <style:text-properties officeooo:rsid="00c2baef"/>
    </style:style>
    <style:style style:name="T164" style:family="text">
      <style:text-properties officeooo:rsid="00c39a0f"/>
    </style:style>
    <style:style style:name="T165" style:family="text">
      <style:text-properties officeooo:rsid="00c5f4fd"/>
    </style:style>
    <style:style style:name="T166" style:family="text">
      <style:text-properties officeooo:rsid="00c7be51"/>
    </style:style>
    <style:style style:name="T167" style:family="text">
      <style:text-properties officeooo:rsid="00c85416"/>
    </style:style>
    <style:style style:name="T168" style:family="text">
      <style:text-properties officeooo:rsid="00cb1261"/>
    </style:style>
    <style:style style:name="T169" style:family="text">
      <style:text-properties officeooo:rsid="00ce50bd"/>
    </style:style>
    <style:style style:name="T170" style:family="text">
      <style:text-properties officeooo:rsid="00ceb58a"/>
    </style:style>
    <style:style style:name="T171" style:family="text">
      <style:text-properties officeooo:rsid="00d08936"/>
    </style:style>
    <style:style style:name="T172" style:family="text">
      <style:text-properties officeooo:rsid="00d21993"/>
    </style:style>
    <style:style style:name="T173" style:family="text">
      <style:text-properties officeooo:rsid="00d964f9"/>
    </style:style>
    <style:style style:name="T174" style:family="text">
      <style:text-properties officeooo:rsid="00dc2fa5"/>
    </style:style>
    <style:style style:name="T175" style:family="text">
      <style:text-properties officeooo:rsid="00ddf5e3"/>
    </style:style>
    <style:style style:name="T176" style:family="text">
      <style:text-properties officeooo:rsid="00e1735a"/>
    </style:style>
    <style:style style:name="T177" style:family="text">
      <style:text-properties officeooo:rsid="00e84d6e"/>
    </style:style>
    <style:style style:name="T178" style:family="text">
      <style:text-properties fo:font-weight="normal" style:font-weight-asian="normal" style:font-weight-complex="normal"/>
    </style:style>
    <style:style style:name="T179" style:family="text">
      <style:text-properties fo:font-weight="normal" officeooo:rsid="00ec3545" style:font-weight-asian="normal" style:font-weight-complex="normal"/>
    </style:style>
    <style:style style:name="T180" style:family="text">
      <style:text-properties fo:font-weight="normal" officeooo:rsid="00e84d6e" style:font-weight-asian="normal" style:font-weight-complex="normal"/>
    </style:style>
    <style:style style:name="T181" style:family="text">
      <style:text-properties fo:font-weight="normal" officeooo:rsid="00ec99b5" style:font-weight-asian="normal" style:font-weight-complex="normal"/>
    </style:style>
    <style:style style:name="T182" style:family="text">
      <style:text-properties fo:font-weight="normal" officeooo:rsid="00ee868a" style:font-weight-asian="normal" style:font-weight-complex="normal"/>
    </style:style>
    <style:style style:name="T183" style:family="text">
      <style:text-properties fo:font-weight="normal" officeooo:rsid="00f09207" style:font-weight-asian="normal" style:font-weight-complex="normal"/>
    </style:style>
    <style:style style:name="T184" style:family="text">
      <style:text-properties fo:font-weight="normal" officeooo:rsid="00f4698c" style:font-weight-asian="normal" style:font-weight-complex="normal"/>
    </style:style>
    <style:style style:name="T185" style:family="text">
      <style:text-properties fo:font-weight="normal" officeooo:rsid="00f5a3ac" style:font-weight-asian="normal" style:font-weight-complex="normal"/>
    </style:style>
    <style:style style:name="T186" style:family="text">
      <style:text-properties fo:font-weight="normal" officeooo:rsid="00f69ebb" style:font-weight-asian="normal" style:font-weight-complex="normal"/>
    </style:style>
    <style:style style:name="T187" style:family="text">
      <style:text-properties fo:font-weight="normal" officeooo:rsid="00fbc881" style:font-weight-asian="normal" style:font-weight-complex="normal"/>
    </style:style>
    <style:style style:name="T188" style:family="text">
      <style:text-properties fo:font-weight="normal" officeooo:rsid="00fd9cec" style:font-weight-asian="normal" style:font-weight-complex="normal"/>
    </style:style>
    <style:style style:name="T189" style:family="text">
      <style:text-properties fo:font-size="16pt" fo:font-weight="bold" officeooo:rsid="00ec99b5" style:font-size-asian="16pt" style:font-weight-asian="bold" style:font-size-complex="16pt" style:font-weight-complex="bold"/>
    </style:style>
    <style:style style:name="T190" style:family="text">
      <style:text-properties fo:font-size="16pt" fo:font-weight="bold" officeooo:rsid="00f09207" style:font-size-asian="16pt" style:font-weight-asian="bold" style:font-size-complex="16pt" style:font-weight-complex="bold"/>
    </style:style>
    <style:style style:name="T191" style:family="text">
      <style:text-properties fo:font-size="16pt" fo:font-style="normal" fo:font-weight="normal" officeooo:rsid="011b380f" style:font-size-asian="16pt" style:font-style-asian="normal" style:font-weight-asian="normal" style:font-size-complex="16pt" style:font-style-complex="normal" style:font-weight-complex="normal"/>
    </style:style>
    <style:style style:name="T192" style:family="text">
      <style:text-properties fo:font-size="16pt" fo:font-style="normal" officeooo:rsid="011b380f" style:font-size-asian="16pt" style:font-style-asian="normal" style:font-size-complex="16pt" style:font-style-complex="normal"/>
    </style:style>
    <style:style style:name="T193" style:family="text">
      <style:text-properties fo:font-size="16pt" fo:font-style="normal" fo:font-weight="bold" officeooo:rsid="00f7ec85" style:font-size-asian="16pt" style:font-style-asian="normal" style:font-weight-asian="bold" style:font-size-complex="16pt" style:font-style-complex="normal" style:font-weight-complex="bold"/>
    </style:style>
    <style:style style:name="T194" style:family="text">
      <style:text-properties fo:font-size="16pt" fo:font-style="normal" fo:font-weight="bold" officeooo:rsid="010066c5" style:font-size-asian="16pt" style:font-style-asian="normal" style:font-weight-asian="bold" style:font-size-complex="16pt" style:font-style-complex="normal" style:font-weight-complex="bold"/>
    </style:style>
    <style:style style:name="T195" style:family="text">
      <style:text-properties fo:font-size="16pt" fo:font-style="normal" fo:font-weight="bold" officeooo:rsid="01059ea0" style:font-size-asian="16pt" style:font-style-asian="normal" style:font-weight-asian="bold" style:font-size-complex="16pt" style:font-style-complex="normal" style:font-weight-complex="bold"/>
    </style:style>
    <style:style style:name="T196" style:family="text">
      <style:text-properties fo:font-size="16pt" fo:font-style="normal" fo:font-weight="bold" officeooo:rsid="0108da31" style:font-size-asian="16pt" style:font-style-asian="normal" style:font-weight-asian="bold" style:font-size-complex="16pt" style:font-style-complex="normal" style:font-weight-complex="bold"/>
    </style:style>
    <style:style style:name="T197" style:family="text">
      <style:text-properties fo:font-size="16pt" fo:font-style="normal" fo:font-weight="bold" officeooo:rsid="010c2ba6" style:font-size-asian="16pt" style:font-style-asian="normal" style:font-weight-asian="bold" style:font-size-complex="16pt" style:font-style-complex="normal" style:font-weight-complex="bold"/>
    </style:style>
    <style:style style:name="T198" style:family="text">
      <style:text-properties fo:font-size="16pt" fo:font-style="normal" fo:font-weight="bold" officeooo:rsid="01112b0a" style:font-size-asian="16pt" style:font-style-asian="normal" style:font-weight-asian="bold" style:font-size-complex="16pt" style:font-style-complex="normal" style:font-weight-complex="bold"/>
    </style:style>
    <style:style style:name="T199" style:family="text">
      <style:text-properties fo:font-size="16pt" fo:font-style="normal" fo:font-weight="bold" officeooo:rsid="011364e2" style:font-size-asian="16pt" style:font-style-asian="normal" style:font-weight-asian="bold" style:font-size-complex="16pt" style:font-style-complex="normal" style:font-weight-complex="bold"/>
    </style:style>
    <style:style style:name="T200" style:family="text">
      <style:text-properties fo:font-size="16pt" fo:font-style="normal" fo:font-weight="bold" officeooo:rsid="0115df99" style:font-size-asian="16pt" style:font-style-asian="normal" style:font-weight-asian="bold" style:font-size-complex="16pt" style:font-style-complex="normal" style:font-weight-complex="bold"/>
    </style:style>
    <style:style style:name="T201" style:family="text">
      <style:text-properties fo:font-size="16pt" fo:font-style="normal" fo:font-weight="bold" officeooo:rsid="011b380f" style:font-size-asian="16pt" style:font-style-asian="normal" style:font-weight-asian="bold" style:font-size-complex="16pt" style:font-style-complex="normal" style:font-weight-complex="bold"/>
    </style:style>
    <style:style style:name="T202" style:family="text">
      <style:text-properties officeooo:rsid="00fbc881"/>
    </style:style>
    <style:style style:name="T203" style:family="text">
      <style:text-properties fo:color="#c9211e" loext:opacity="100%" fo:font-size="20pt" fo:font-style="normal" fo:font-weight="bold" officeooo:rsid="0108da31" style:font-size-asian="20pt" style:font-style-asian="normal" style:font-weight-asian="bold" style:font-size-complex="20pt" style:font-style-complex="normal" style:font-weight-complex="bold"/>
    </style:style>
    <style:style style:name="T204" style:family="text">
      <style:text-properties fo:color="#c9211e" loext:opacity="100%" fo:font-size="20pt" fo:font-style="normal" fo:font-weight="bold" officeooo:rsid="010c2ba6" style:font-size-asian="20pt" style:font-style-asian="normal" style:font-weight-asian="bold" style:font-size-complex="20pt" style:font-style-complex="normal" style:font-weight-complex="bold"/>
    </style:style>
    <style:style style:name="T205" style:family="text">
      <style:text-properties fo:color="#6a9955"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206" style:family="text">
      <style:text-properties officeooo:rsid="011cc56a"/>
    </style:style>
    <style:style style:name="T207" style:family="text">
      <style:text-properties officeooo:rsid="011e9f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9"/>
      <text:p text:style-name="P9"><text:span text:style-name="T5">spl_autoload_register</text:span>(<text:span text:style-name="T14">function</text:span> (<text:span text:style-name="T30">$className</text:span>) {</text:p>
      <text:p text:style-name="P9"><text:span text:style-name="T30">$className</text:span> = <text:span text:style-name="T5">str_replace</text:span>(<text:span text:style-name="T41">"App"</text:span>, <text:span text:style-name="T41">"classes"</text:span>, <text:span text:style-name="T30">$className</text:span>);</text:p>
      <text:p text:style-name="P9"><text:span text:style-name="T30">$className</text:span> = <text:span text:style-name="T5">str_replace</text:span>(<text:span text:style-name="T41">"</text:span><text:span text:style-name="T47">\\</text:span><text:span text:style-name="T41">"</text:span>, <text:span text:style-name="T41">"/"</text:span>, <text:span text:style-name="T30">$className</text:span>);</text:p>
      <text:p text:style-name="P9"><text:span text:style-name="T30">$className</text:span> .= <text:span text:style-name="T41">'.php'</text:span>;</text:p>
      <text:p text:style-name="P9"><text:span text:style-name="T48">require_once</text:span> <text:span text:style-name="T30">$className</text:span>;</text:p>
      <text:p text:style-name="P9">});</text:p>
      <text:p text:style-name="P23">//require 'classes/Calcul.php';</text:p>
      <text:p text:style-name="P29"/>
      <text:p text:style-name="P9"><text:span text:style-name="T30">$instance</text:span> = <text:span text:style-name="T14">new</text:span> App\<text:span text:style-name="T51">Calcul</text:span>();</text:p>
      <text:p text:style-name="P29"/>
      <text:p text:style-name="P9"><text:span text:style-name="T30">$resultat</text:span> = <text:span text:style-name="T30">$instance</text:span>-&gt;<text:span text:style-name="T5">addtionner</text:span>(<text:span text:style-name="T61">10</text:span>, <text:span text:style-name="T61">20</text:span>);</text:p>
      <text:p text:style-name="P29"/>
      <text:p text:style-name="P9"><text:soft-page-break/><text:span text:style-name="T5">var_dump</text:span>(<text:span text:style-name="T30">$resultat</text:span>);</text:p>
      <text:p text:style-name="P29"/>
      <text:p text:style-name="P9"><text:span text:style-name="T5">echo</text:span> <text:span text:style-name="T41">"Hello world!"</text:span>;</text:p>
      <text:p text:style-name="P9"/>
      <text:p text:style-name="Standard"/>
      <text:p text:style-name="Standard">- <text:span text:style-name="T4">le contenu de fichier classes/Calcul,php avec ce contenu ⇒</text:span></text:p>
      <text:p text:style-name="P14">&lt;?php</text:p>
      <text:p text:style-name="P29"/>
      <text:p text:style-name="P9"><text:span text:style-name="T14">namespace</text:span> <text:span text:style-name="T51">App</text:span>;</text:p>
      <text:p text:style-name="P29"/>
      <text:p text:style-name="P9"><text:span text:style-name="T14">class</text:span> <text:span text:style-name="T51">Calcul</text:span></text:p>
      <text:p text:style-name="P9">{</text:p>
      <text:p text:style-name="P29"/>
      <text:p text:style-name="P9"><text:span text:style-name="T14">public</text:span> <text:span text:style-name="T14">function</text:span> <text:span text:style-name="T5">addtionner</text:span>(<text:span text:style-name="T14">int</text:span> <text:span text:style-name="T30">$a</text:span>, <text:span text:style-name="T14">int</text:span> <text:span text:style-name="T30">$b</text:span>): <text:span text:style-name="T14">int</text:span></text:p>
      <text:p text:style-name="P9">{</text:p>
      <text:p text:style-name="P9"><text:span text:style-name="T48">return</text:span> <text:span text:style-name="T30">$a</text:span> + <text:span text:style-name="T30">$b</text:span>;</text:p>
      <text:p text:style-name="P9">}</text:p>
      <text:p text:style-name="P9">}</text:p>
      <text:p text:style-name="P9"/>
      <text:p text:style-name="Standard"/>
      <text:p text:style-name="P33"/>
      <text:p text:style-name="P7">- Composer et l'autoloading</text:p>
      <text:p text:style-name="Standard"/>
      <text:p text:style-name="Standard">- <text:span text:style-name="T62">taper ça sur le terminal ⇒</text:span></text:p>
      <text:p text:style-name="Standard">composer init</text:p>
      <text:p text:style-name="P32">- le contenu de fichier composer,json ⇒</text:p>
      <text:p text:style-name="P10">{</text:p>
      <text:p text:style-name="P9"><text:span text:style-name="T30">"name"</text:span>: <text:span text:style-name="T41">"amine/modern-php"</text:span>,</text:p>
      <text:p text:style-name="P9"><text:span text:style-name="T30">"autoload"</text:span>: {</text:p>
      <text:p text:style-name="P9"><text:span text:style-name="T30">"psr-4"</text:span>: {</text:p>
      <text:p text:style-name="P9"><text:span text:style-name="T30">"App</text:span><text:span text:style-name="T47">\\</text:span><text:span text:style-name="T30">"</text:span>: <text:span text:style-name="T41">"src/"</text:span></text:p>
      <text:p text:style-name="P9">}</text:p>
      <text:p text:style-name="P9">},</text:p>
      <text:p text:style-name="P9"><text:span text:style-name="T30">"authors"</text:span>: [</text:p>
      <text:p text:style-name="P9">{</text:p>
      <text:p text:style-name="P9"><text:span text:style-name="T30">"name"</text:span>: <text:span text:style-name="T41">"MOSLAH"</text:span>,</text:p>
      <text:p text:style-name="P9"><text:span text:style-name="T30">"email"</text:span>: <text:span text:style-name="T41">"mohamed.amine.moslah@gmail.com"</text:span></text:p>
      <text:p text:style-name="P9">}</text:p>
      <text:p text:style-name="P9">],</text:p>
      <text:p text:style-name="P9"><text:span text:style-name="T30">"require"</text:span>: {}</text:p>
      <text:p text:style-name="P9">}</text:p>
      <text:p text:style-name="P32">- <text:span text:style-name="T63">tapez sur le terminal ⇒</text:span></text:p>
      <text:p text:style-name="P31">composer dump-autoload</text:p>
      <text:p text:style-name="P32">- <text:span text:style-name="T63">le contenu de fichier index,phps</text:span></text:p>
      <text:p text:style-name="P15">&lt;?php</text:p>
      <text:p text:style-name="P30"/>
      <text:p text:style-name="P9"><text:span text:style-name="T48">require</text:span> <text:span text:style-name="T41">"vendor/autoload.php"</text:span>;</text:p>
      <text:p text:style-name="P9"><text:span text:style-name="T30">$instance</text:span> = <text:span text:style-name="T14">new</text:span> App\<text:span text:style-name="T51">Calcul</text:span>();</text:p>
      <text:p text:style-name="P29"/>
      <text:p text:style-name="P9"><text:span text:style-name="T30">$resultat</text:span> = <text:span text:style-name="T30">$instance</text:span>-&gt;<text:span text:style-name="T5">addtionner</text:span>(<text:span text:style-name="T61">10</text:span>, <text:span text:style-name="T61">20</text:span>);</text:p>
      <text:p text:style-name="P29"><text:soft-page-break/></text:p>
      <text:p text:style-name="P9"><text:span text:style-name="T5">var_dump</text:span>(<text:span text:style-name="T30">$resultat</text:span>);</text:p>
      <text:p text:style-name="P29"/>
      <text:p text:style-name="P9"><text:span text:style-name="T5">echo</text:span> <text:span text:style-name="T41">"Hello world!"</text:span>;</text:p>
      <text:p text:style-name="P9"/>
      <text:p text:style-name="P32"/>
      <text:p text:style-name="P32"/>
      <text:p text:style-name="P32"/>
      <text:p text:style-name="P6">📖 Composer et les bibliothèques tierces</text:p>
      <text:p text:style-name="P6"/>
      <text:p text:style-name="P6"/>
      <text:p text:style-name="P6">Installer des bibliothèques tierces avec Composer</text:p>
      <text:p text:style-name="P34">- <text:span text:style-name="T64">Pour installer la bibliothèque <text:s/>nesbot/carbon <text:s/>, tapez sur le terminal ⇒</text:span></text:p>
      <text:p text:style-name="P34">composer require nesbot/carbon</text:p>
      <text:p text:style-name="P34">- <text:span text:style-name="T64">ajouter ce code dans le fichier index,php ⇒</text:span></text:p>
      <text:p text:style-name="P11"><text:span text:style-name="T14">use</text:span> Carbon\<text:span text:style-name="T51">Carbon</text:span>;</text:p>
      <text:p text:style-name="P9"/>
      <text:p text:style-name="P34"/>
      <text:p text:style-name="P9"><text:span text:style-name="T30">$instance</text:span> = <text:span text:style-name="T14">new</text:span> App\<text:span text:style-name="T51">Calcul</text:span>();</text:p>
      <text:p text:style-name="P29"/>
      <text:p text:style-name="P9"><text:span text:style-name="T30">$aujourdhui</text:span> = <text:span text:style-name="T51">Carbon</text:span>::<text:span text:style-name="T5">now</text:span>();</text:p>
      <text:p text:style-name="P34"/>
      <text:p text:style-name="P34"/>
      <text:p text:style-name="P34"/>
      <text:p text:style-name="P8">Les commandes du développement moderne avec PHP</text:p>
      <text:p text:style-name="P34"><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4"/>
      <text:p text:style-name="P34"/>
      <text:p text:style-name="P34"/>
      <text:p text:style-name="P34"/>
      <text:p text:style-name="P40"/>
      <text:p text:style-name="P40"/>
      <text:p text:style-name="P40"/>
      <text:p text:style-name="P40"/>
      <text:p text:style-name="P40"/>
      <text:p text:style-name="P40"/>
      <text:p text:style-name="P40"/>
      <text:p text:style-name="P2"><text:span text:style-name="T65">3) </text:span>Présentation du framework Symfony (20 minutes)</text:p>
      <text:h text:style-name="P70" text:outline-level="1">Créons notre application Symfony 5.1 !</text:h>
      <text:p text:style-name="Standard">- <text:span text:style-name="T66">sur le terminal tapez cette commande pour installer symfony ⇒</text:span></text:p>
      <text:p text:style-name="Standard">symfony new cours-ecommerce –version=5.1</text:p>
      <text:p text:style-name="Standard"/>
      <text:p text:style-name="P6"/>
      <text:p text:style-name="Standard">- <text:span text:style-name="T67">lien util ⇒<text:line-break/></text:span><text:a xlink:type="simple" xlink:href="https://symfony.com/doc/current/setup/symfony_server.html#enabling-tls" text:style-name="Internet_20_link" text:visited-style-name="Visited_20_Internet_20_Link"><text:span text:style-name="T67">https://symfony.com/doc/current/setup/symfony_server.html#enabling-tls</text:span></text:a></text:p>
      <text:p text:style-name="Standard">- <text:span text:style-name="T67">enabling tls , tapez sur <text:s/>le terminal cette commende ⇒</text:span></text:p>
      <text:p text:style-name="P71"><text:span text:style-name="Source_20_Text"><text:span text:style-name="T68">symfony server:ca:install</text:span></text:span></text:p>
      <text:p text:style-name="Text_20_body">- <text:span text:style-name="T71">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69">📖 </text:span><text:span text:style-name="T70">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72">4) </text:span>Les bases de Symfony : HttpFoundation et Routing (45 minutes)</text:p>
      <text:p text:style-name="P1"/>
      <text:h text:style-name="P72" text:outline-level="1">Premières pages : les Routes et les Controllers</text:h>
      <text:p text:style-name="P41">- <text:span text:style-name="T73">Dans le fichiers config/routes,yaml , ajouter ce code ⇒</text:span></text:p>
      <text:p text:style-name="P102"><text:span text:style-name="T14">index</text:span>:</text:p>
      <text:p text:style-name="P101"><text:span text:style-name="T14">path</text:span>: <text:span text:style-name="T41">/</text:span></text:p>
      <text:p text:style-name="P101"><text:span text:style-name="T14">controller</text:span>: <text:span text:style-name="T41">App\Controller\TestController::index</text:span></text:p>
      <text:p text:style-name="P29"/>
      <text:p text:style-name="P101"><text:span text:style-name="T14">test</text:span>:</text:p>
      <text:p text:style-name="P101"><text:span text:style-name="T14">path</text:span>: <text:span text:style-name="T41">/test</text:span></text:p>
      <text:p text:style-name="P101"><text:span text:style-name="T14">controller</text:span>: <text:span text:style-name="T41">App\Controller\TestController::test</text:span></text:p>
      <text:p text:style-name="P101"/>
      <text:p text:style-name="P41">- <text:span text:style-name="T74">Créer ce fichier src/Controller/TestController,php , avec ce code ===&gt;</text:span></text:p>
      <text:p text:style-name="P16">&lt;?php</text:p>
      <text:p text:style-name="P29"/>
      <text:p text:style-name="P101"><text:span text:style-name="T14">namespace</text:span><text:span text:style-name="T75"> </text:span><text:span text:style-name="T51">App\Controller</text:span><text:span text:style-name="T75">;</text:span></text:p>
      <text:p text:style-name="P29"/>
      <text:p text:style-name="P101"><text:span text:style-name="T14">class</text:span><text:span text:style-name="T75"> </text:span><text:span text:style-name="T51">TestController</text:span><text:span text:style-name="T75"> </text:span></text:p>
      <text:p text:style-name="P12">{</text:p>
      <text:p text:style-name="P101"><text:span text:style-name="T14">public</text:span><text:span text:style-name="T75"> </text:span><text:span text:style-name="T14">function</text:span><text:span text:style-name="T75"> </text:span><text:span text:style-name="T5">index</text:span><text:span text:style-name="T75">(){</text:span></text:p>
      <text:p text:style-name="P101"><text:span text:style-name="T5">dd</text:span><text:span text:style-name="T75">(</text:span><text:span text:style-name="T41">"ça fonctionne"</text:span><text:span text:style-name="T75">);</text:span></text:p>
      <text:p text:style-name="P12">}</text:p>
      <text:p text:style-name="P29"/>
      <text:p text:style-name="P101"><text:span text:style-name="T14">public</text:span><text:span text:style-name="T75"> </text:span><text:span text:style-name="T14">function</text:span><text:span text:style-name="T75"> </text:span><text:span text:style-name="T5">test</text:span><text:span text:style-name="T75">(){</text:span></text:p>
      <text:p text:style-name="P101"><text:soft-page-break/><text:span text:style-name="T5">dd</text:span><text:span text:style-name="T75">(</text:span><text:span text:style-name="T41">"Page test"</text:span><text:span text:style-name="T75">);</text:span></text:p>
      <text:p text:style-name="P12">}</text:p>
      <text:p text:style-name="P12">}</text:p>
      <text:p text:style-name="P41"/>
      <text:h text:style-name="P72" text:outline-level="1">HttpFoundation : Requête et Réponse HTTP !</text:h>
      <text:p text:style-name="P41">- Package : symfony/http-foundation : Offre une couche d'objets pour manipuler la Requête et la Réponse HTTP</text:p>
      <text:p text:style-name="P41">- <text:span text:style-name="T86">dans le fichier </text:span><text:span text:style-name="T88">src</text:span><text:span text:style-name="T91">/controller/TestController.php , ajouter ce code dans la fonction test ⇒</text:span></text:p>
      <text:p text:style-name="P102"><text:span text:style-name="T16">public</text:span><text:span text:style-name="T77"> </text:span><text:span text:style-name="T16">function</text:span><text:span text:style-name="T77"> </text:span><text:span text:style-name="T6">test</text:span><text:span text:style-name="T77">(</text:span><text:span text:style-name="T52">Request</text:span><text:span text:style-name="T77"> </text:span><text:span text:style-name="T32">$request</text:span><text:span text:style-name="T77">)</text:span></text:p>
      <text:p text:style-name="P12">{</text:p>
      <text:p text:style-name="P101"><text:span text:style-name="T30">$age</text:span><text:span text:style-name="T75"> = </text:span><text:span text:style-name="T30">$request</text:span><text:span text:style-name="T75">-&gt;</text:span><text:span text:style-name="T30">query</text:span><text:span text:style-name="T75">-&gt;</text:span><text:span text:style-name="T5">get</text:span><text:span text:style-name="T75">(</text:span><text:span text:style-name="T41">'age'</text:span><text:span text:style-name="T75">, </text:span><text:span text:style-name="T61">0</text:span><text:span text:style-name="T75">);</text:span></text:p>
      <text:p text:style-name="P29"/>
      <text:p text:style-name="P101"><text:span text:style-name="T48">return</text:span><text:span text:style-name="T75"> </text:span><text:span text:style-name="T14">new</text:span><text:span text:style-name="T75"> </text:span><text:span text:style-name="T51">Response</text:span><text:span text:style-name="T75">(</text:span><text:span text:style-name="T41">"Vous avez </text:span><text:span text:style-name="T30">$age</text:span><text:span text:style-name="T41"> ans!"</text:span><text:span text:style-name="T75">);</text:span></text:p>
      <text:p text:style-name="P12">}</text:p>
      <text:p text:style-name="P12">}</text:p>
      <text:p text:style-name="P101"/>
      <text:h text:style-name="P77" text:outline-level="1">Routes paramétrables : valeurs par défaut et contraintes</text:h>
      <text:p text:style-name="Text_20_body"><text:span text:style-name="T114">- </text:span><text:span text:style-name="T108">D</text:span><text:span text:style-name="T107">ans le </text:span><text:span text:style-name="T108">fichier config/routes,yaml , ajouter ce code ⇒<text:line-break/></text:span><text:span text:style-name="T18">test</text:span><text:span text:style-name="T109">:</text:span></text:p>
      <text:p text:style-name="P101"><text:span text:style-name="T14">path</text:span>: <text:span text:style-name="T41">/test/{age&lt;\d+&gt;?0}</text:span></text:p>
      <text:p text:style-name="P101"><text:span text:style-name="T14">controller</text:span>: <text:span text:style-name="T41">App\Controller\TestController::test</text:span></text:p>
      <text:p text:style-name="P24"># defaults:</text:p>
      <text:p text:style-name="P24"># age: 0</text:p>
      <text:p text:style-name="P24"># requirements:</text:p>
      <text:p text:style-name="P24"># age: \d+</text:p>
      <text:p text:style-name="P119"/>
      <text:p text:style-name="P120">- <text:span text:style-name="T115">dans le fichier </text:span><text:span text:style-name="T116">src</text:span><text:span text:style-name="T117">/controller/TestController.php , ajouter ce code dans la fonction test ⇒</text:span></text:p>
      <text:p text:style-name="P103"><text:span text:style-name="T28">public</text:span><text:span text:style-name="T78"> </text:span><text:span text:style-name="T28">function</text:span><text:span text:style-name="T78"> </text:span><text:span text:style-name="T7">test</text:span><text:span text:style-name="T78">(</text:span><text:span text:style-name="T53">Request</text:span><text:span text:style-name="T78"> </text:span><text:span text:style-name="T33">$request</text:span><text:span text:style-name="T78">, </text:span><text:span text:style-name="T33">$age</text:span><text:span text:style-name="T78">)</text:span></text:p>
      <text:p text:style-name="P12">{</text:p>
      <text:p text:style-name="P29"/>
      <text:p text:style-name="P24">//$age = $request-&gt;attributes-&gt;get('age');</text:p>
      <text:p text:style-name="P29"/>
      <text:p text:style-name="P101"><text:span text:style-name="T48">return</text:span><text:span text:style-name="T75"> </text:span><text:span text:style-name="T14">new</text:span><text:span text:style-name="T75"> </text:span><text:span text:style-name="T51">Response</text:span><text:span text:style-name="T75">(</text:span><text:span text:style-name="T41">"Vous avez </text:span><text:span text:style-name="T30">$age</text:span><text:span text:style-name="T41"> ans!"</text:span><text:span text:style-name="T75">);</text:span></text:p>
      <text:p text:style-name="P12">}</text:p>
      <text:p text:style-name="P42"/>
      <text:p text:style-name="P42"/>
      <text:p text:style-name="P78">Contraintes de Routes</text:p>
      <text:p text:style-name="P96"><text:span text:style-name="T90">- </text:span><text:span text:style-name="T118">on peux modifier les informations sur les routes on modifiant le fichier config/routes,yaml ⇒</text:span></text:p>
      <text:p text:style-name="P104"><text:span text:style-name="T29">methods</text:span><text:span text:style-name="T137">: [</text:span><text:span text:style-name="T42">GET</text:span><text:span text:style-name="T137">, </text:span><text:span text:style-name="T42">POST</text:span><text:span text:style-name="T137">]</text:span></text:p>
      <text:p text:style-name="P101"><text:span text:style-name="T14">host</text:span>: <text:span text:style-name="T41">localhost</text:span></text:p>
      <text:p text:style-name="P101"><text:span text:style-name="T14">schemes</text:span>: [<text:span text:style-name="T41">https</text:span>, <text:span text:style-name="T41">http</text:span>]</text:p>
      <text:p text:style-name="P43"><text:soft-page-break/></text:p>
      <text:p text:style-name="P79">Configuration des Routes et fichiers YAML</text:p>
      <text:p text:style-name="P35"><text:span text:style-name="T92">- </text:span><text:span text:style-name="T93">pour configurer les routes vous pouvez créer <text:s/>des fichiers dans le dossier config , exemple config/test,yaml avec ce contenu ⇒</text:span></text:p>
      <text:p text:style-name="P105"><text:span text:style-name="T17">index</text:span><text:span text:style-name="T93">:</text:span></text:p>
      <text:p text:style-name="P101"><text:span text:style-name="T14">path</text:span>: <text:span text:style-name="T41">/</text:span></text:p>
      <text:p text:style-name="P101"><text:span text:style-name="T14">controller</text:span>: <text:span text:style-name="T41">App\Controller\TestController::index</text:span></text:p>
      <text:p text:style-name="P29"/>
      <text:p text:style-name="P101"><text:span text:style-name="T14">test</text:span>:</text:p>
      <text:p text:style-name="P101"><text:span text:style-name="T14">path</text:span>: <text:span text:style-name="T41">/test/{age&lt;\d+&gt;?0}</text:span></text:p>
      <text:p text:style-name="P101"><text:span text:style-name="T14">controller</text:span>: <text:span text:style-name="T41">App\Controller\TestController::test</text:span></text:p>
      <text:p text:style-name="P101"><text:span text:style-name="T14">methods</text:span>: [<text:span text:style-name="T41">GET</text:span>, <text:span text:style-name="T41">POST</text:span>]</text:p>
      <text:p text:style-name="P101"><text:span text:style-name="T14">host</text:span>: <text:span text:style-name="T41">localhost</text:span></text:p>
      <text:p text:style-name="P101"><text:span text:style-name="T14">schemes</text:span>: [<text:span text:style-name="T41">https</text:span>, <text:span text:style-name="T41">http</text:span>]</text:p>
      <text:p text:style-name="P24"># defaults:</text:p>
      <text:p text:style-name="P24"># age: 0</text:p>
      <text:p text:style-name="P24"># requirements:</text:p>
      <text:p text:style-name="P24"># age: \d+</text:p>
      <text:p text:style-name="P101"/>
      <text:p text:style-name="P44"/>
      <text:p text:style-name="P44"/>
      <text:p text:style-name="P80">Configurer les routes sous forme d'Annotations (@Route)</text:p>
      <text:p text:style-name="P36"><text:span text:style-name="T93">- o</text:span><text:span text:style-name="T90">n peux configurer les routes sous forme d’annotations de cette façon, en ajoutant ce code dans le fichier src/Controller/</text:span><text:span text:style-name="T94">TestController,php </text:span><text:span text:style-name="T96">avant la fonction test()</text:span><text:span text:style-name="T94"> </text:span><text:span text:style-name="T95">⇒</text:span></text:p>
      <text:p text:style-name="P25">/**</text:p>
      <text:p text:style-name="P24">* @Route("/test/{age&lt;\d+&gt;?0}", name="test", methods={"GET", "POST"}, host="localhost", schemes={"http","https"} )</text:p>
      <text:p text:style-name="P24">*/</text:p>
      <text:p text:style-name="P45"/>
      <text:p text:style-name="P45"/>
      <text:p text:style-name="P45"/>
      <text:p text:style-name="P81">Symfony Flex : booster Composer et le rendre Surpuissant !</text:p>
      <text:p text:style-name="P37"><text:span text:style-name="T97">- </text:span><text:span text:style-name="T98">ajouter annotations ⇒ composer require annotations</text:span></text:p>
      <text:p text:style-name="P46"/>
      <text:p text:style-name="P82">Routes, Controllers, HttpFoundation : Récapitulatif</text:p>
      <text:p text:style-name="P82">Exercice : créez une page Hello World</text:p>
      <text:p text:style-name="P47">- créer un fichier php avec ce contenu src/Controller/HelloController,php , avec ce code ⇒</text:p>
      <text:p text:style-name="P20">&lt;?php</text:p>
      <text:p text:style-name="P29"/>
      <text:p text:style-name="P101"><text:soft-page-break/><text:span text:style-name="T14">namespace</text:span><text:span text:style-name="T75"> </text:span><text:span text:style-name="T51">App\Controller</text:span><text:span text:style-name="T75">;</text:span></text:p>
      <text:p text:style-name="P29"/>
      <text:p text:style-name="P101"><text:span text:style-name="T14">use</text:span><text:span text:style-name="T75"> Symfony\Component\HttpFoundation\</text:span><text:span text:style-name="T51">Request</text:span><text:span text:style-name="T75">;</text:span></text:p>
      <text:p text:style-name="P101"><text:span text:style-name="T14">use</text:span><text:span text:style-name="T75"> Symfony\Component\HttpFoundation\</text:span><text:span text:style-name="T51">Response</text:span><text:span text:style-name="T75">;</text:span></text:p>
      <text:p text:style-name="P101"><text:span text:style-name="T14">use</text:span><text:span text:style-name="T75"> Symfony\Component\Routing\Annotation\</text:span><text:span text:style-name="T51">Route</text:span><text:span text:style-name="T75">;</text:span></text:p>
      <text:p text:style-name="P29"/>
      <text:p text:style-name="P101"><text:span text:style-name="T14">class</text:span><text:span text:style-name="T75"> </text:span><text:span text:style-name="T51">HelloController</text:span></text:p>
      <text:p text:style-name="P12">{</text:p>
      <text:p text:style-name="P24">/**</text:p>
      <text:p text:style-name="P24">* @Route("/hello/{name?World}", name="hello")</text:p>
      <text:p text:style-name="P24">*/</text:p>
      <text:p text:style-name="P101"><text:span text:style-name="T14">public</text:span><text:span text:style-name="T75"> </text:span><text:span text:style-name="T14">function</text:span><text:span text:style-name="T75"> </text:span><text:span text:style-name="T5">hello</text:span><text:span text:style-name="T75">(</text:span><text:span text:style-name="T30">$name</text:span><text:span text:style-name="T75">){</text:span></text:p>
      <text:p text:style-name="P101"><text:span text:style-name="T48">return</text:span><text:span text:style-name="T75"> </text:span><text:span text:style-name="T14">new</text:span><text:span text:style-name="T75"> </text:span><text:span text:style-name="T51">Response</text:span><text:span text:style-name="T75">(</text:span><text:span text:style-name="T41">"Hello </text:span><text:span text:style-name="T30">$name</text:span><text:span text:style-name="T41">"</text:span><text:span text:style-name="T75">);</text:span></text:p>
      <text:p text:style-name="P12">}</text:p>
      <text:p text:style-name="P12">}</text:p>
      <text:p text:style-name="P29"/>
      <text:p text:style-name="P17">?&gt;</text:p>
      <text:p text:style-name="P47"/>
      <text:p text:style-name="P47"/>
      <text:p text:style-name="P47"/>
      <text:p text:style-name="P83">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140">5) </text:span>Les bases de Symfony : Le container de services (50 minutes)</text:p>
      <text:p text:style-name="P97">Introduction au container de services de Symfony</text:p>
      <text:p text:style-name="P121">utiliser le service LoggerInterface pour écrire dans le log, dans le class src/Controller/HelloController,php , ajouter ce code ===&gt;</text:p>
      <text:p text:style-name="P106"><text:span text:style-name="T14">protected</text:span><text:span text:style-name="T75"> </text:span><text:span text:style-name="T30">$logger</text:span><text:span text:style-name="T75">;</text:span></text:p>
      <text:p text:style-name="P101"><text:span text:style-name="T14">public</text:span><text:span text:style-name="T75"> </text:span><text:span text:style-name="T14">function</text:span><text:span text:style-name="T75"> </text:span><text:span text:style-name="T5">__construct</text:span><text:span text:style-name="T75">(</text:span><text:span text:style-name="T51">LoggerInterface</text:span><text:span text:style-name="T75"> </text:span><text:span text:style-name="T30">$logger</text:span><text:span text:style-name="T75">)</text:span></text:p>
      <text:p text:style-name="P12">{</text:p>
      <text:p text:style-name="P101"><text:span text:style-name="T14">$this</text:span><text:span text:style-name="T75">-&gt;</text:span><text:span text:style-name="T30">logger</text:span><text:span text:style-name="T75"> = </text:span><text:span text:style-name="T30">$logger</text:span><text:span text:style-name="T75">; </text:span></text:p>
      <text:p text:style-name="P12">}</text:p>
      <text:p text:style-name="P123"><text:span text:style-name="T141">ou bien dans la fonction hello utiliser LoggerInterface de cette façon ⇒<text:line-break/></text:span><text:span text:style-name="T18">public</text:span><text:span text:style-name="T79"> </text:span><text:span text:style-name="T18">function</text:span><text:span text:style-name="T79"> </text:span><text:span text:style-name="T8">hello</text:span><text:span text:style-name="T79">(</text:span><text:span text:style-name="T34">$name</text:span><text:span text:style-name="T79">, </text:span><text:span text:style-name="T54">LoggerInterface</text:span><text:span text:style-name="T79"> </text:span><text:span text:style-name="T34">$logger</text:span><text:span text:style-name="T79">){</text:span></text:p>
      <text:p text:style-name="P13"/>
      <text:p text:style-name="P108"/>
      <text:p text:style-name="P124">et aprés l’utilisation de la logger de cette façon ⇒ <text:span text:style-name="T18">$this</text:span><text:span text:style-name="T79">-&gt;</text:span><text:span text:style-name="T34">logger</text:span><text:span text:style-name="T79">-&gt;</text:span><text:span text:style-name="T8">error</text:span><text:span text:style-name="T79">(</text:span><text:span text:style-name="T43">"Mon message de log !"</text:span><text:span text:style-name="T79">)</text:span></text:p>
      <text:h text:style-name="P73" text:outline-level="1"><text:soft-page-break/>Créez vos propres services !</text:h>
      <text:p text:style-name="P122">- <text:span text:style-name="T142">créer le dossier Taxes avec le fichier Calculator,php dans src , le contenu de src/Taxes/Calculator,php ⇒</text:span></text:p>
      <text:p text:style-name="P18">&lt;?php</text:p>
      <text:p text:style-name="P29"/>
      <text:p text:style-name="P101"><text:span text:style-name="T14">namespace</text:span><text:span text:style-name="T75"> </text:span><text:span text:style-name="T51">App\Taxes</text:span><text:span text:style-name="T75">;</text:span></text:p>
      <text:p text:style-name="P29"/>
      <text:p text:style-name="P101"><text:span text:style-name="T14">class</text:span><text:span text:style-name="T75"> </text:span><text:span text:style-name="T51">Calculator</text:span><text:span text:style-name="T75"> </text:span></text:p>
      <text:p text:style-name="P12">{</text:p>
      <text:p text:style-name="P101"><text:span text:style-name="T14">public</text:span><text:span text:style-name="T75"> </text:span><text:span text:style-name="T14">function</text:span><text:span text:style-name="T75"> </text:span><text:span text:style-name="T5">calcul</text:span><text:span text:style-name="T75">(</text:span><text:span text:style-name="T14">float</text:span><text:span text:style-name="T75"> </text:span><text:span text:style-name="T30">$prix</text:span><text:span text:style-name="T75">){</text:span></text:p>
      <text:p text:style-name="P101"><text:span text:style-name="T48">return</text:span><text:span text:style-name="T75"> </text:span><text:span text:style-name="T30">$prix</text:span><text:span text:style-name="T75"> * (</text:span><text:span text:style-name="T61">20</text:span><text:span text:style-name="T75"> / </text:span><text:span text:style-name="T61">100</text:span><text:span text:style-name="T75">);</text:span></text:p>
      <text:p text:style-name="P12">}</text:p>
      <text:p text:style-name="P12">}</text:p>
      <text:p text:style-name="P122"/>
      <text:p text:style-name="P122">- <text:span text:style-name="T143">maintenant on peut uttiliser le service Calculator par tout dans le projet , exemple dans Le controller src/Controller/TestController,php ⇒</text:span></text:p>
      <text:p text:style-name="P107"><text:span text:style-name="T14">protected</text:span><text:span text:style-name="T75"> </text:span><text:span text:style-name="T30">$calculator</text:span><text:span text:style-name="T75">;</text:span></text:p>
      <text:p text:style-name="P101"><text:span text:style-name="T14">public</text:span><text:span text:style-name="T75"> </text:span><text:span text:style-name="T14">function</text:span><text:span text:style-name="T75"> </text:span><text:span text:style-name="T5">__construct</text:span><text:span text:style-name="T75">(</text:span><text:span text:style-name="T51">Calculator</text:span><text:span text:style-name="T75"> </text:span><text:span text:style-name="T30">$calculator</text:span><text:span text:style-name="T75">)</text:span></text:p>
      <text:p text:style-name="P12">{</text:p>
      <text:p text:style-name="P101"><text:span text:style-name="T14">$this</text:span><text:span text:style-name="T75">-&gt;</text:span><text:span text:style-name="T30">calculator</text:span><text:span text:style-name="T75"> = </text:span><text:span text:style-name="T30">$calculator</text:span><text:span text:style-name="T75">;</text:span></text:p>
      <text:p text:style-name="P12">}</text:p>
      <text:p text:style-name="P24">/**</text:p>
      <text:p text:style-name="P24">* @Route("/test", name="index")</text:p>
      <text:p text:style-name="P24">*/</text:p>
      <text:p text:style-name="P101"><text:span text:style-name="T14">public</text:span><text:span text:style-name="T75"> </text:span><text:span text:style-name="T14">function</text:span><text:span text:style-name="T75"> </text:span><text:span text:style-name="T5">index</text:span><text:span text:style-name="T75">()</text:span></text:p>
      <text:p text:style-name="P12">{</text:p>
      <text:p text:style-name="P101"><text:span text:style-name="T30">$tva</text:span><text:span text:style-name="T75"> = </text:span><text:span text:style-name="T14">$this</text:span><text:span text:style-name="T75">-&gt;</text:span><text:span text:style-name="T30">calculator</text:span><text:span text:style-name="T75">-&gt;</text:span><text:span text:style-name="T5">calcul</text:span><text:span text:style-name="T75">(</text:span><text:span text:style-name="T61">100</text:span><text:span text:style-name="T75">);</text:span></text:p>
      <text:p text:style-name="P101"><text:span text:style-name="T5">dump</text:span><text:span text:style-name="T75">(</text:span><text:span text:style-name="T30">$tva</text:span><text:span text:style-name="T75">);</text:span></text:p>
      <text:p text:style-name="P101"><text:span text:style-name="T5">dd</text:span><text:span text:style-name="T75">(</text:span><text:span text:style-name="T41">"ça fonctionne"</text:span><text:span text:style-name="T75">);</text:span></text:p>
      <text:p text:style-name="P12">}</text:p>
      <text:p text:style-name="P122"/>
      <text:p text:style-name="P122"/>
      <text:p text:style-name="P99">Comprendre le Container de Services de Symfony</text:p>
      <text:p text:style-name="P99"><text:a xlink:type="simple" xlink:href="https://symfony.com/doc/current/service_container.html" text:style-name="Internet_20_link" text:visited-style-name="Visited_20_Internet_20_Link">https://symfony.com/doc/current/service_container.html</text:a></text:p>
      <text:p text:style-name="P99"/>
      <text:p text:style-name="P99"/>
      <text:p text:style-name="P99"/>
      <text:h text:style-name="P98" text:outline-level="1">Voir le Container de Services à l'oeuvre !</text:h>
      <text:p text:style-name="P100">📖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100"/>
      <text:p text:style-name="P100"/>
      <text:p text:style-name="P100"/>
      <text:p text:style-name="P100">Les limites du Container : configuration des services</text:p>
      <text:p text:style-name="P125">dans le fichier <text:span text:style-name="T87">src</text:span><text:span text:style-name="T90">/Taxes/Calculator,php , ajouter ce code pour le $tva⇒</text:span></text:p>
      <text:p text:style-name="P109"><text:span text:style-name="T15">protected</text:span><text:span text:style-name="T76"> </text:span><text:span text:style-name="T31">$tva</text:span><text:span text:style-name="T76">;</text:span></text:p>
      <text:p text:style-name="P29"><text:soft-page-break/></text:p>
      <text:p text:style-name="P101"><text:span text:style-name="T14">public</text:span><text:span text:style-name="T75"> </text:span><text:span text:style-name="T14">function</text:span><text:span text:style-name="T75"> </text:span><text:span text:style-name="T5">__construct</text:span><text:span text:style-name="T75">(</text:span><text:span text:style-name="T51">LoggerInterface</text:span><text:span text:style-name="T75"> </text:span><text:span text:style-name="T30">$logger</text:span><text:span text:style-name="T75">, </text:span><text:span text:style-name="T14">float</text:span><text:span text:style-name="T75"> </text:span><text:span text:style-name="T30">$tva</text:span><text:span text:style-name="T75">)</text:span></text:p>
      <text:p text:style-name="P12">{</text:p>
      <text:p text:style-name="P101"><text:span text:style-name="T14">$this</text:span><text:span text:style-name="T75">-&gt;</text:span><text:span text:style-name="T30">logger</text:span><text:span text:style-name="T75"> = </text:span><text:span text:style-name="T30">$logger</text:span><text:span text:style-name="T75">;</text:span></text:p>
      <text:p text:style-name="P101"><text:span text:style-name="T14">$this</text:span><text:span text:style-name="T75">-&gt;</text:span><text:span text:style-name="T30">tva</text:span><text:span text:style-name="T75"> = </text:span><text:span text:style-name="T30">$tva</text:span><text:span text:style-name="T75">;</text:span></text:p>
      <text:p text:style-name="P12">}</text:p>
      <text:p text:style-name="P126"><text:s/>mais pour que ça fonctionne il faut ajouter ce code dans le fichier config/services,yaml ⇒</text:p>
      <text:p text:style-name="P109"><text:span text:style-name="T15">App\Taxes\Calculator</text:span><text:span text:style-name="T90">:</text:span></text:p>
      <text:p text:style-name="P101"><text:span text:style-name="T14">arguments</text:span>:</text:p>
      <text:p text:style-name="P101"><text:span text:style-name="T14">$tva</text:span>: <text:span text:style-name="T61">20</text:span></text:p>
      <text:p text:style-name="P126"/>
      <text:p text:style-name="P126"/>
      <text:p text:style-name="P126"/>
      <text:p text:style-name="P126"/>
      <text:p text:style-name="P84">Utilisez des bibliothèques tierces avec le Container</text:p>
      <text:p text:style-name="P127">- <text:span text:style-name="T145">installer slugify,</text:span> <text:span text:style-name="T144">taper sur le terminal ⇒</text:span></text:p>
      <text:p text:style-name="P128">composer require cocur/slugify</text:p>
      <text:p text:style-name="P128"/>
      <text:p text:style-name="P128">- <text:span text:style-name="T145">utiliser slugify en ajoutant ce code dans le fichier HelloController,php ⇒</text:span></text:p>
      <text:p text:style-name="P110"><text:span text:style-name="T14">public</text:span><text:span text:style-name="T75"> </text:span><text:span text:style-name="T14">function</text:span><text:span text:style-name="T75"> </text:span><text:span text:style-name="T5">hello</text:span><text:span text:style-name="T75">(</text:span><text:span text:style-name="T30">$name</text:span><text:span text:style-name="T75">, </text:span><text:span text:style-name="T51">LoggerInterface</text:span><text:span text:style-name="T75"> </text:span><text:span text:style-name="T30">$logger</text:span><text:span text:style-name="T75">,</text:span><text:span text:style-name="T51">Calculator</text:span><text:span text:style-name="T75"> </text:span><text:span text:style-name="T30">$calculator</text:span><text:span text:style-name="T75">, </text:span><text:span text:style-name="T51">Slugify</text:span><text:span text:style-name="T75"> </text:span><text:span text:style-name="T30">$slug</text:span><text:span text:style-name="T75">){</text:span></text:p>
      <text:p text:style-name="P101"><text:span text:style-name="T5">dump</text:span><text:span text:style-name="T75">(</text:span><text:span text:style-name="T30">$slug</text:span><text:span text:style-name="T75">-&gt;</text:span><text:span text:style-name="T5">slugify</text:span><text:span text:style-name="T75">(</text:span><text:span text:style-name="T41">"Hello world"</text:span><text:span text:style-name="T75">));</text:span></text:p>
      <text:p text:style-name="P110"/>
      <text:p text:style-name="P128"/>
      <text:p text:style-name="P128"/>
      <text:p text:style-name="P85">La différence entre une bibliothèque et un Bundle Symfony</text:p>
      <text:p text:style-name="P48">- <text:span text:style-name="T146">installer twig ⇒</text:span></text:p>
      <text:p text:style-name="P48">composer require twig</text:p>
      <text:p text:style-name="P38"><text:span text:style-name="T100">- </text:span><text:span text:style-name="T101">on peut utiliser l’utilisation de twig avec code dans le fichier HelloController,php ⇒<text:line-break/></text:span><text:span text:style-name="T21">public</text:span><text:span text:style-name="T82"> </text:span><text:span text:style-name="T21">function</text:span><text:span text:style-name="T82"> </text:span><text:span text:style-name="T11">hello</text:span><text:span text:style-name="T82">(</text:span><text:span text:style-name="T37">$name</text:span><text:span text:style-name="T82">, </text:span><text:span text:style-name="T57">LoggerInterface</text:span><text:span text:style-name="T82"> </text:span><text:span text:style-name="T37">$logger</text:span><text:span text:style-name="T82">,</text:span><text:span text:style-name="T57">Calculator</text:span><text:span text:style-name="T82"> </text:span><text:span text:style-name="T37">$calculator</text:span><text:span text:style-name="T82">, </text:span><text:span text:style-name="T57">Slugify</text:span><text:span text:style-name="T82"> </text:span><text:span text:style-name="T37">$slug</text:span><text:span text:style-name="T82">,</text:span></text:p>
      <text:p text:style-name="P101"><text:span text:style-name="T51">Environment</text:span><text:span text:style-name="T75"> </text:span><text:span text:style-name="T30">$twig</text:span></text:p>
      <text:p text:style-name="P12">){</text:p>
      <text:p text:style-name="P101"><text:span text:style-name="T5">dump</text:span><text:span text:style-name="T75">(</text:span><text:span text:style-name="T30">$twig</text:span><text:span text:style-name="T75">);</text:span></text:p>
      <text:p text:style-name="P48"/>
      <text:p text:style-name="P48"/>
      <text:p text:style-name="P48"/>
      <text:p text:style-name="P85">Container de Services : Récapitulatif</text:p>
      <text:p text:style-name="P87"/>
      <text:p text:style-name="P87"/>
      <text:p text:style-name="P87"><text:s/>Interlude : l'ArgumentResolver dans Symfony</text:p>
      <text:p text:style-name="P87"/>
      <text:p text:style-name="P87"/>
      <text:h text:style-name="P86" text:outline-level="1">Exercice #01 : Créez un service "Detector"</text:h>
      <text:p text:style-name="P49">- <text:span text:style-name="T147">créer un class src/Taxes/Detector,php ⇒</text:span></text:p>
      <text:p text:style-name="P21">&lt;?php</text:p>
      <text:p text:style-name="P29"/>
      <text:p text:style-name="P101"><text:span text:style-name="T14">namespace</text:span><text:span text:style-name="T75"> </text:span><text:span text:style-name="T51">App\Taxes</text:span><text:span text:style-name="T75">;</text:span></text:p>
      <text:p text:style-name="P29"/>
      <text:p text:style-name="P101"><text:soft-page-break/><text:span text:style-name="T14">class</text:span><text:span text:style-name="T75"> </text:span><text:span text:style-name="T51">Detector</text:span><text:span text:style-name="T75"> </text:span></text:p>
      <text:p text:style-name="P12">{</text:p>
      <text:p text:style-name="P29"/>
      <text:p text:style-name="P101"><text:span text:style-name="T14">public</text:span><text:span text:style-name="T75"> </text:span><text:span text:style-name="T14">function</text:span><text:span text:style-name="T75"> </text:span><text:span text:style-name="T5">detect</text:span><text:span text:style-name="T75">(</text:span><text:span text:style-name="T14">int</text:span><text:span text:style-name="T75"> </text:span><text:span text:style-name="T30">$amount</text:span><text:span text:style-name="T75">){</text:span></text:p>
      <text:p text:style-name="P101"><text:span text:style-name="T48">if</text:span><text:span text:style-name="T75">(</text:span><text:span text:style-name="T30">$amount</text:span><text:span text:style-name="T75">&gt;</text:span><text:span text:style-name="T61">100</text:span><text:span text:style-name="T75">){</text:span></text:p>
      <text:p text:style-name="P101"><text:span text:style-name="T48">return</text:span><text:span text:style-name="T75"> </text:span><text:span text:style-name="T14">true</text:span><text:span text:style-name="T75">;</text:span></text:p>
      <text:p text:style-name="P101"><text:span text:style-name="T75">} </text:span><text:span text:style-name="T48">else</text:span><text:span text:style-name="T75"> {</text:span></text:p>
      <text:p text:style-name="P101"><text:span text:style-name="T48">return</text:span><text:span text:style-name="T75"> </text:span><text:span text:style-name="T14">false</text:span><text:span text:style-name="T75">;</text:span></text:p>
      <text:p text:style-name="P12">}</text:p>
      <text:p text:style-name="P12">}</text:p>
      <text:p text:style-name="P12">}</text:p>
      <text:p text:style-name="P49"/>
      <text:p text:style-name="P49"/>
      <text:h text:style-name="P86" text:outline-level="1">Correction #02 : Configuration d'un seuil de TVA</text:h>
      <text:p text:style-name="P39"><text:span text:style-name="T102">- </text:span><text:span text:style-name="T103">ajouter ce code dans le fichier src/Taxes/Dector.php ⇒<text:line-break/></text:span><text:span text:style-name="T21">protected</text:span><text:span text:style-name="T82"> </text:span><text:span text:style-name="T37">$seuil</text:span><text:span text:style-name="T82">;</text:span></text:p>
      <text:p text:style-name="P29"/>
      <text:p text:style-name="P101"><text:span text:style-name="T14">public</text:span><text:span text:style-name="T75"> </text:span><text:span text:style-name="T14">function</text:span><text:span text:style-name="T75"> </text:span><text:span text:style-name="T5">__construct</text:span><text:span text:style-name="T75">(</text:span><text:span text:style-name="T14">float</text:span><text:span text:style-name="T75"> </text:span><text:span text:style-name="T30">$seuil</text:span><text:span text:style-name="T75">){</text:span></text:p>
      <text:p text:style-name="P101"><text:span text:style-name="T14">$this</text:span><text:span text:style-name="T75">-&gt;</text:span><text:span text:style-name="T30">seuil</text:span><text:span text:style-name="T75"> = </text:span><text:span text:style-name="T30">$seuil</text:span><text:span text:style-name="T75">;</text:span></text:p>
      <text:p text:style-name="P12">}</text:p>
      <text:p text:style-name="P50"/>
      <text:p text:style-name="P50">- <text:span text:style-name="T148">ajouter ce code dans le fichier config/services,yaml ⇒</text:span></text:p>
      <text:p text:style-name="P111"><text:span text:style-name="T14">App\Taxes\Detector</text:span>:</text:p>
      <text:p text:style-name="P101"><text:span text:style-name="T14">arguments</text:span>:</text:p>
      <text:p text:style-name="P101"><text:span text:style-name="T14">$seuil</text:span>: <text:span text:style-name="T61">100</text:span></text:p>
      <text:p text:style-name="P50"/>
      <text:p text:style-name="P50"/>
      <text:p text:style-name="P50"/>
      <text:p text:style-name="P50"/>
      <text:p text:style-name="P3"><text:span text:style-name="T99">6) </text:span>A la découverte de Twig ! (65 minutes)</text:p>
      <text:h text:style-name="P88" text:outline-level="1">📖 Introduction à Twig !</text:h>
      <text:h text:style-name="P88" text:outline-level="1">Notre premier template Twig</text:h>
      <text:p text:style-name="P54">- <text:span text:style-name="T149">modfier le fichier src/Controller/HelloController,php ⇒</text:span></text:p>
      <text:p text:style-name="P26">/**</text:p>
      <text:p text:style-name="P24">* @Route("/hello/{prenom?World}", name="hello")</text:p>
      <text:p text:style-name="P24">*/</text:p>
      <text:p text:style-name="P101"><text:span text:style-name="T14">public</text:span><text:span text:style-name="T75"> </text:span><text:span text:style-name="T14">function</text:span><text:span text:style-name="T75"> </text:span><text:span text:style-name="T5">hello</text:span><text:span text:style-name="T75">(</text:span><text:span text:style-name="T30">$prenom</text:span><text:span text:style-name="T75">, </text:span><text:span text:style-name="T51">Environment</text:span><text:span text:style-name="T75"> </text:span><text:span text:style-name="T30">$twig</text:span><text:span text:style-name="T75">){</text:span></text:p>
      <text:p text:style-name="P101"><text:span text:style-name="T30">$html</text:span><text:span text:style-name="T75"> = </text:span><text:span text:style-name="T30">$twig</text:span><text:span text:style-name="T75">-&gt;</text:span><text:span text:style-name="T5">render</text:span><text:span text:style-name="T75">(</text:span><text:span text:style-name="T41">'hello.html.twig'</text:span><text:span text:style-name="T75">,[</text:span><text:span text:style-name="T41">'prenom'</text:span><text:span text:style-name="T75">=&gt;</text:span><text:span text:style-name="T30">$prenom</text:span><text:span text:style-name="T75">]);</text:span></text:p>
      <text:p text:style-name="P101"><text:span text:style-name="T48">return</text:span><text:span text:style-name="T75"> </text:span><text:span text:style-name="T14">new</text:span><text:span text:style-name="T75"> </text:span><text:span text:style-name="T51">Response</text:span><text:span text:style-name="T75">(</text:span><text:span text:style-name="T30">$html</text:span><text:span text:style-name="T75">);</text:span></text:p>
      <text:p text:style-name="P12">}</text:p>
      <text:p text:style-name="P54"><text:soft-page-break/>- <text:span text:style-name="T149">créer le fichier src/templates/hello,html,twig , avec ce contenu ⇒</text:span></text:p>
      <text:p text:style-name="P54"/>
      <text:p text:style-name="P111"><text:span text:style-name="T150">&lt;!</text:span>DOCTYPE html<text:span text:style-name="T150">&gt;</text:span></text:p>
      <text:p text:style-name="P101"><text:span text:style-name="T150">&lt;</text:span><text:span text:style-name="T14">html</text:span> <text:span text:style-name="T30">lang</text:span>=<text:span text:style-name="T41">"en"</text:span><text:span text:style-name="T150">&gt;</text:span></text:p>
      <text:p text:style-name="P101"><text:span text:style-name="T150">&lt;</text:span><text:span text:style-name="T14">head</text:span><text:span text:style-name="T150">&gt;</text:span></text:p>
      <text:p text:style-name="P101"><text:span text:style-name="T150">&lt;</text:span><text:span text:style-name="T14">meta</text:span> <text:span text:style-name="T30">charset</text:span>=<text:span text:style-name="T41">"UTF-8"</text:span><text:span text:style-name="T150">&gt;</text:span></text:p>
      <text:p text:style-name="P101"><text:span text:style-name="T150">&lt;</text:span><text:span text:style-name="T14">meta</text:span> <text:span text:style-name="T30">name</text:span>=<text:span text:style-name="T41">"viewport"</text:span> <text:span text:style-name="T30">content</text:span>=<text:span text:style-name="T41">"width=device-width, initial-scale=1.0"</text:span><text:span text:style-name="T150">&gt;</text:span></text:p>
      <text:p text:style-name="P101"><text:span text:style-name="T150">&lt;</text:span><text:span text:style-name="T14">title</text:span><text:span text:style-name="T150">&gt;</text:span>Salut !<text:span text:style-name="T150">&lt;/</text:span><text:span text:style-name="T14">title</text:span><text:span text:style-name="T150">&gt;</text:span></text:p>
      <text:p text:style-name="P101"><text:span text:style-name="T150">&lt;/</text:span><text:span text:style-name="T14">head</text:span><text:span text:style-name="T150">&gt;</text:span></text:p>
      <text:p text:style-name="P101"><text:span text:style-name="T150">&lt;</text:span><text:span text:style-name="T14">body</text:span><text:span text:style-name="T150">&gt;</text:span></text:p>
      <text:p text:style-name="P101"><text:span text:style-name="T150">&lt;</text:span><text:span text:style-name="T14">h1</text:span><text:span text:style-name="T150">&gt;</text:span>Hello {{ <text:span text:style-name="T30">prenom</text:span> }} !<text:span text:style-name="T150">&lt;/</text:span><text:span text:style-name="T14">h1</text:span><text:span text:style-name="T150">&gt;</text:span></text:p>
      <text:p text:style-name="P101"><text:span text:style-name="T150">&lt;/</text:span><text:span text:style-name="T14">body</text:span><text:span text:style-name="T150">&gt;</text:span></text:p>
      <text:p text:style-name="P101"><text:span text:style-name="T150">&lt;/</text:span><text:span text:style-name="T14">html</text:span><text:span text:style-name="T150">&gt;</text:span></text:p>
      <text:p text:style-name="P49"/>
      <text:p text:style-name="P49"/>
      <text:p text:style-name="P49"/>
      <text:h text:style-name="P86" text:outline-level="1">Twig : Les tags et les filtres</text:h>
      <text:p text:style-name="P51">Les notions de base voir ⇒ <text:a xlink:type="simple" xlink:href="https://twig.symfony.com/doc/3.x/" text:style-name="Internet_20_link" text:visited-style-name="Visited_20_Internet_20_Link">https://twig.symfony.com/doc/3.x/</text:a></text:p>
      <text:p text:style-name="P51">- dans le fichier src/Controller/HelloController.php , ajouter ce code ⇒</text:p>
      <text:p text:style-name="P27">/**</text:p>
      <text:p text:style-name="P24">* @Route("/hello/{prenom?World}", name="hello")</text:p>
      <text:p text:style-name="P24">*/</text:p>
      <text:p text:style-name="P101"><text:span text:style-name="T14">public</text:span><text:span text:style-name="T75"> </text:span><text:span text:style-name="T14">function</text:span><text:span text:style-name="T75"> </text:span><text:span text:style-name="T5">hello</text:span><text:span text:style-name="T75">(</text:span><text:span text:style-name="T30">$prenom</text:span><text:span text:style-name="T75">, </text:span><text:span text:style-name="T51">Environment</text:span><text:span text:style-name="T75"> </text:span><text:span text:style-name="T30">$twig</text:span><text:span text:style-name="T75">){</text:span></text:p>
      <text:p text:style-name="P101"><text:span text:style-name="T30">$html</text:span><text:span text:style-name="T75"> = </text:span><text:span text:style-name="T30">$twig</text:span><text:span text:style-name="T75">-&gt;</text:span><text:span text:style-name="T5">render</text:span><text:span text:style-name="T75">(</text:span><text:span text:style-name="T41">'hello.html.twig'</text:span><text:span text:style-name="T75">,</text:span></text:p>
      <text:p text:style-name="P101"><text:span text:style-name="T75">[ </text:span><text:span text:style-name="T41">'prenom'</text:span><text:span text:style-name="T75">=&gt;</text:span><text:span text:style-name="T30">$prenom</text:span><text:span text:style-name="T75">,</text:span></text:p>
      <text:p text:style-name="P101"><text:span text:style-name="T41">'age'</text:span><text:span text:style-name="T75"> =&gt; </text:span><text:span text:style-name="T61">12</text:span><text:span text:style-name="T75">,</text:span></text:p>
      <text:p text:style-name="P101"><text:span text:style-name="T41">'prenoms'</text:span><text:span text:style-name="T75"> =&gt; [</text:span></text:p>
      <text:p text:style-name="P101"><text:span text:style-name="T41">'Lior'</text:span><text:span text:style-name="T75">,</text:span></text:p>
      <text:p text:style-name="P101"><text:span text:style-name="T41">'Magali'</text:span><text:span text:style-name="T75">,</text:span></text:p>
      <text:p text:style-name="P129">'Elise'</text:p>
      <text:p text:style-name="P12">]</text:p>
      <text:p text:style-name="P12">]);</text:p>
      <text:p text:style-name="P101"><text:span text:style-name="T48">return</text:span><text:span text:style-name="T75"> </text:span><text:span text:style-name="T14">new</text:span><text:span text:style-name="T75"> </text:span><text:span text:style-name="T51">Response</text:span><text:span text:style-name="T75">(</text:span><text:span text:style-name="T30">$html</text:span><text:span text:style-name="T75">);</text:span></text:p>
      <text:p text:style-name="P12">}</text:p>
      <text:p text:style-name="P51"/>
      <text:p text:style-name="P51">- <text:span text:style-name="T153">dans le fichier templates/hello.html.twig , ajouter ce code ⇒</text:span></text:p>
      <text:p text:style-name="P112">{% <text:span text:style-name="T48">if</text:span> <text:span text:style-name="T30">age</text:span> <text:span text:style-name="T75">&gt;=</text:span> <text:span text:style-name="T61">18</text:span> %}</text:p>
      <text:p text:style-name="P101">Vous êtes un adulte</text:p>
      <text:p text:style-name="P101">{% <text:span text:style-name="T48">else</text:span> %}</text:p>
      <text:p text:style-name="P101">Vous êtes un enfant</text:p>
      <text:p text:style-name="P101">{% <text:span text:style-name="T48">endif</text:span> %}</text:p>
      <text:p text:style-name="P29"/>
      <text:p text:style-name="P101"><text:span text:style-name="T150">&lt;</text:span><text:span text:style-name="T14">ul</text:span><text:span text:style-name="T150">&gt;</text:span></text:p>
      <text:p text:style-name="P101">{% <text:span text:style-name="T48">for</text:span> <text:span text:style-name="T30">personne</text:span> <text:span text:style-name="T75">in</text:span> <text:span text:style-name="T30">prenoms</text:span> %}</text:p>
      <text:p text:style-name="P101"><text:span text:style-name="T150">&lt;</text:span><text:span text:style-name="T14">li</text:span><text:span text:style-name="T150">&gt;</text:span>{{ <text:span text:style-name="T30">personne</text:span> | <text:span text:style-name="T30">upper</text:span> }}<text:span text:style-name="T150">&lt;/</text:span><text:span text:style-name="T14">li</text:span><text:span text:style-name="T150">&gt;</text:span></text:p>
      <text:p text:style-name="P101">{% <text:span text:style-name="T48">endfor</text:span> %}</text:p>
      <text:p text:style-name="P101"><text:span text:style-name="T150">&lt;/</text:span><text:span text:style-name="T14">ul</text:span><text:span text:style-name="T150">&gt;</text:span></text:p>
      <text:p text:style-name="P29"/>
      <text:p text:style-name="P101"><text:span text:style-name="T150">&lt;</text:span><text:span text:style-name="T14">ul</text:span><text:span text:style-name="T150">&gt;</text:span></text:p>
      <text:p text:style-name="P101"><text:soft-page-break/>{% <text:span text:style-name="T48">for</text:span> <text:span text:style-name="T30">i</text:span> <text:span text:style-name="T75">in</text:span> <text:span text:style-name="T61">1</text:span><text:span text:style-name="T75">..</text:span><text:span text:style-name="T61">10</text:span> %}</text:p>
      <text:p text:style-name="P101"><text:span text:style-name="T150">&lt;</text:span><text:span text:style-name="T14">li</text:span><text:span text:style-name="T150">&gt;</text:span>Numéro {{ <text:span text:style-name="T30">i</text:span> }}<text:span text:style-name="T150">&lt;/</text:span><text:span text:style-name="T14">li</text:span><text:span text:style-name="T150">&gt;</text:span></text:p>
      <text:p text:style-name="P101">{% <text:span text:style-name="T48">endfor</text:span> %}</text:p>
      <text:p text:style-name="P101"><text:span text:style-name="T150">&lt;/</text:span><text:span text:style-name="T14">ul</text:span><text:span text:style-name="T150">&gt;</text:span></text:p>
      <text:p text:style-name="P51"/>
      <text:p text:style-name="P51"/>
      <text:h text:style-name="P89" text:outline-level="1">Exercice #01 : Boucle for et if</text:h>
      <text:p text:style-name="P51">-<text:span text:style-name="T154">ajouter ce code dans le fichier src/Controller/HelloController,php ⇒</text:span></text:p>
      <text:p text:style-name="P112"><text:span text:style-name="T14">public</text:span><text:span text:style-name="T75"> </text:span><text:span text:style-name="T14">function</text:span><text:span text:style-name="T75"> </text:span><text:span text:style-name="T5">hello</text:span><text:span text:style-name="T75">(</text:span><text:span text:style-name="T30">$prenom</text:span><text:span text:style-name="T75">, </text:span><text:span text:style-name="T51">Environment</text:span><text:span text:style-name="T75"> </text:span><text:span text:style-name="T30">$twig</text:span><text:span text:style-name="T75">){</text:span></text:p>
      <text:p text:style-name="P101"><text:span text:style-name="T30">$html</text:span><text:span text:style-name="T75"> = </text:span><text:span text:style-name="T30">$twig</text:span><text:span text:style-name="T75">-&gt;</text:span><text:span text:style-name="T5">render</text:span><text:span text:style-name="T75">(</text:span><text:span text:style-name="T41">'hello.html.twig'</text:span><text:span text:style-name="T75">,</text:span></text:p>
      <text:p text:style-name="P101"><text:span text:style-name="T75">[ </text:span><text:span text:style-name="T41">'prenom'</text:span><text:span text:style-name="T75">=&gt;</text:span><text:span text:style-name="T30">$prenom</text:span><text:span text:style-name="T75">,</text:span></text:p>
      <text:p text:style-name="P101"><text:span text:style-name="T41">'ages'</text:span><text:span text:style-name="T75"> =&gt; [</text:span></text:p>
      <text:p text:style-name="P101"><text:span text:style-name="T61">12</text:span><text:span text:style-name="T75">,</text:span></text:p>
      <text:p text:style-name="P101"><text:span text:style-name="T61">18</text:span><text:span text:style-name="T75">,</text:span></text:p>
      <text:p text:style-name="P101"><text:span text:style-name="T61">29</text:span><text:span text:style-name="T75">,</text:span></text:p>
      <text:p text:style-name="P130">15</text:p>
      <text:p text:style-name="P12">]</text:p>
      <text:p text:style-name="P12">]);</text:p>
      <text:p text:style-name="P101"><text:span text:style-name="T48">return</text:span><text:span text:style-name="T75"> </text:span><text:span text:style-name="T14">new</text:span><text:span text:style-name="T75"> </text:span><text:span text:style-name="T51">Response</text:span><text:span text:style-name="T75">(</text:span><text:span text:style-name="T30">$html</text:span><text:span text:style-name="T75">);</text:span></text:p>
      <text:p text:style-name="P12">}</text:p>
      <text:p text:style-name="P51">- <text:span text:style-name="T154">ajouter ce code dans le fichier templates/hello.html.twig ⇒</text:span></text:p>
      <text:p text:style-name="P112"><text:span text:style-name="T150">&lt;</text:span><text:span text:style-name="T14">ul</text:span><text:span text:style-name="T150">&gt;</text:span></text:p>
      <text:p text:style-name="P101">{% <text:span text:style-name="T48">for</text:span> <text:span text:style-name="T30">age</text:span> <text:span text:style-name="T75">in</text:span> <text:span text:style-name="T30">ages</text:span> %}</text:p>
      <text:p text:style-name="P101">{% <text:span text:style-name="T48">if</text:span> <text:span text:style-name="T30">age</text:span> <text:span text:style-name="T75">&gt;=</text:span> <text:span text:style-name="T61">18</text:span> %}</text:p>
      <text:p text:style-name="P101"><text:span text:style-name="T150">&lt;</text:span><text:span text:style-name="T14">li</text:span><text:span text:style-name="T150">&gt;</text:span>Adulte<text:span text:style-name="T150">&lt;/</text:span><text:span text:style-name="T14">li</text:span><text:span text:style-name="T150">&gt;</text:span></text:p>
      <text:p text:style-name="P101">{% <text:span text:style-name="T48">else</text:span> %}</text:p>
      <text:p text:style-name="P101"><text:span text:style-name="T150">&lt;</text:span><text:span text:style-name="T14">li</text:span><text:span text:style-name="T150">&gt;</text:span>Enfant<text:span text:style-name="T150">&lt;/</text:span><text:span text:style-name="T14">li</text:span><text:span text:style-name="T150">&gt;</text:span></text:p>
      <text:p text:style-name="P101">{% <text:span text:style-name="T48">endif</text:span> %}</text:p>
      <text:p text:style-name="P101">{% <text:span text:style-name="T48">endfor</text:span> %}</text:p>
      <text:p text:style-name="P101"><text:span text:style-name="T150">&lt;/</text:span><text:span text:style-name="T14">ul</text:span><text:span text:style-name="T150">&gt;</text:span></text:p>
      <text:p text:style-name="P51"/>
      <text:h text:style-name="P89" text:outline-level="1"/>
      <text:h text:style-name="P89" text:outline-level="1"/>
      <text:h text:style-name="P89" text:outline-level="1">Twig : Exploiter des tableaux associatifs ou des objets</text:h>
      <text:p text:style-name="P52">- ajouter ce code dans le fichier src/Controller/HelloController.php ⇒</text:p>
      <text:p text:style-name="P113"><text:span text:style-name="T14">public</text:span><text:span text:style-name="T75"> </text:span><text:span text:style-name="T14">function</text:span><text:span text:style-name="T75"> </text:span><text:span text:style-name="T5">hello</text:span><text:span text:style-name="T75">(</text:span><text:span text:style-name="T30">$prenom</text:span><text:span text:style-name="T75">, </text:span><text:span text:style-name="T51">Environment</text:span><text:span text:style-name="T75"> </text:span><text:span text:style-name="T30">$twig</text:span><text:span text:style-name="T75">){</text:span></text:p>
      <text:p text:style-name="P101"><text:span text:style-name="T30">$html</text:span><text:span text:style-name="T75"> = </text:span><text:span text:style-name="T30">$twig</text:span><text:span text:style-name="T75">-&gt;</text:span><text:span text:style-name="T5">render</text:span><text:span text:style-name="T75">(</text:span><text:span text:style-name="T41">'hello.html.twig'</text:span><text:span text:style-name="T75">,</text:span></text:p>
      <text:p text:style-name="P101"><text:span text:style-name="T75">[ </text:span><text:span text:style-name="T41">'prenom'</text:span><text:span text:style-name="T75">=&gt;</text:span><text:span text:style-name="T30">$prenom</text:span><text:span text:style-name="T75">,</text:span></text:p>
      <text:p text:style-name="P101"><text:span text:style-name="T41">'formateur'</text:span><text:span text:style-name="T75"> =&gt; [</text:span></text:p>
      <text:p text:style-name="P101"><text:span text:style-name="T41">'prenom'</text:span><text:span text:style-name="T75"> =&gt; </text:span><text:span text:style-name="T41">'Lior'</text:span><text:span text:style-name="T75">,</text:span></text:p>
      <text:p text:style-name="P101"><text:span text:style-name="T41">'nom'</text:span><text:span text:style-name="T75"> =&gt; </text:span><text:span text:style-name="T41">'Chamla'</text:span><text:span text:style-name="T75">,</text:span></text:p>
      <text:p text:style-name="P101"><text:span text:style-name="T41">'age'</text:span><text:span text:style-name="T75"> =&gt; </text:span><text:span text:style-name="T61">33</text:span></text:p>
      <text:p text:style-name="P12">]</text:p>
      <text:p text:style-name="P12">]);</text:p>
      <text:p text:style-name="P101"><text:span text:style-name="T48">return</text:span><text:span text:style-name="T75"> </text:span><text:span text:style-name="T14">new</text:span><text:span text:style-name="T75"> </text:span><text:span text:style-name="T51">Response</text:span><text:span text:style-name="T75">(</text:span><text:span text:style-name="T30">$html</text:span><text:span text:style-name="T75">);</text:span></text:p>
      <text:p text:style-name="P12"><text:soft-page-break/>}</text:p>
      <text:p text:style-name="P52">- ajouter ce code dans le fichier templates/hello.html.twig ⇒</text:p>
      <text:p text:style-name="P113"><text:span text:style-name="T150">&lt;</text:span><text:span text:style-name="T14">p</text:span><text:span text:style-name="T150">&gt;</text:span>Mon formateur s'appelle {{ <text:span text:style-name="T30">formateur</text:span>.<text:span text:style-name="T30">prenom</text:span> }} {{ <text:span text:style-name="T30">formateur</text:span>.<text:span text:style-name="T30">nom</text:span>}} et il a {{<text:span text:style-name="T30">formateur</text:span>.<text:span text:style-name="T30">age</text:span>}} ans ! <text:span text:style-name="T150">&lt;/</text:span><text:span text:style-name="T14">p</text:span><text:span text:style-name="T150">&gt;</text:span></text:p>
      <text:p text:style-name="P52"/>
      <text:p text:style-name="P52"/>
      <text:p text:style-name="P52"/>
      <text:p text:style-name="P52"/>
      <text:p text:style-name="P52"/>
      <text:h text:style-name="P90" text:outline-level="1">Twig : Héritage de templates et système de blocks</text:h>
      <text:p text:style-name="P52">- <text:span text:style-name="T155">ajouter ce code dans le fichier templates/Hello.html.twig ⇒</text:span></text:p>
      <text:p text:style-name="P113">{% <text:span text:style-name="T48">extends</text:span> <text:span text:style-name="T41">"base.html.twig"</text:span> %}</text:p>
      <text:p text:style-name="P29"/>
      <text:p text:style-name="P101">{% <text:span text:style-name="T48">block</text:span> <text:span text:style-name="T30">body</text:span> %}</text:p>
      <text:p text:style-name="P101"><text:span text:style-name="T150">&lt;</text:span><text:span text:style-name="T14">h1</text:span><text:span text:style-name="T150">&gt;</text:span>Hello {{<text:span text:style-name="T30">prenom</text:span>}} ! <text:span text:style-name="T150">&lt;/</text:span><text:span text:style-name="T14">h1</text:span><text:span text:style-name="T150">&gt;</text:span></text:p>
      <text:p text:style-name="P101">{% <text:span text:style-name="T48">endblock</text:span> %}</text:p>
      <text:p text:style-name="P29"/>
      <text:p text:style-name="P101">{% <text:span text:style-name="T48">block</text:span> <text:span text:style-name="T30">title</text:span> %}</text:p>
      <text:p text:style-name="P101">Hello {{ <text:span text:style-name="T30">prenom</text:span> }}</text:p>
      <text:p text:style-name="P101">{% <text:span text:style-name="T48">endblock</text:span> %}</text:p>
      <text:p text:style-name="P52"/>
      <text:p text:style-name="P52"/>
      <text:p text:style-name="P52"/>
      <text:h text:style-name="P90" text:outline-level="1">Twig : Inclusions de templates</text:h>
      <text:p text:style-name="P52">- <text:span text:style-name="T156">ajouter ce code dans le fichier src/Controller/HelloController.php ⇒</text:span></text:p>
      <text:p text:style-name="P113"><text:span text:style-name="T41">'formateur2'</text:span><text:span text:style-name="T75"> =&gt; [</text:span></text:p>
      <text:p text:style-name="P101"><text:span text:style-name="T41">'nom'</text:span><text:span text:style-name="T75"> =&gt; </text:span><text:span text:style-name="T41">'Jérome'</text:span><text:span text:style-name="T75">,</text:span></text:p>
      <text:p text:style-name="P101"><text:span text:style-name="T41">'prenom'</text:span><text:span text:style-name="T75"> =&gt; </text:span><text:span text:style-name="T41">'Duponot'</text:span></text:p>
      <text:p text:style-name="P12">]</text:p>
      <text:p text:style-name="P52">- <text:span text:style-name="T156">ajouter ce code dans le fichier templates/hello.html.twig ⇒</text:span></text:p>
      <text:p text:style-name="P113">{% <text:span text:style-name="T48">include</text:span> <text:span text:style-name="T41">"_formateur.html.twig"</text:span> <text:span text:style-name="T48">with</text:span> {<text:span text:style-name="T41">"formateur"</text:span>: <text:span text:style-name="T30">formateur1</text:span>} %}</text:p>
      <text:p text:style-name="P101">{% <text:span text:style-name="T48">include</text:span> <text:span text:style-name="T41">"_formateur.html.twig"</text:span> <text:span text:style-name="T48">with</text:span> {<text:span text:style-name="T41">"formateur"</text:span>: <text:span text:style-name="T30">formateur2</text:span>} %}</text:p>
      <text:p text:style-name="P52"/>
      <text:p text:style-name="P52">- <text:span text:style-name="T156">n’oublier pas de créer le fichier templates/_formateur.html.twig , avec ce contenu ⇒</text:span></text:p>
      <text:p text:style-name="P113"><text:span text:style-name="T150">&lt;</text:span><text:span text:style-name="T14">p</text:span><text:span text:style-name="T150">&gt;</text:span></text:p>
      <text:p text:style-name="P101"><text:span text:style-name="T150">&lt;</text:span><text:span text:style-name="T14">strong</text:span><text:span text:style-name="T150">&gt;</text:span> {{ <text:span text:style-name="T30">formateur</text:span>.<text:span text:style-name="T30">prenom</text:span> }}<text:span text:style-name="T150">&lt;/</text:span><text:span text:style-name="T14">strong</text:span><text:span text:style-name="T150">&gt;</text:span></text:p>
      <text:p text:style-name="P101">{{ <text:span text:style-name="T30">formateur</text:span>.<text:span text:style-name="T30">nom</text:span> }}</text:p>
      <text:p text:style-name="P101"><text:span text:style-name="T150">&lt;/</text:span><text:span text:style-name="T14">p</text:span><text:span text:style-name="T150">&gt;</text:span></text:p>
      <text:p text:style-name="P52"/>
      <text:p text:style-name="P52"/>
      <text:p text:style-name="P52"/>
      <text:h text:style-name="P90" text:outline-level="1">Découverte de la classe AbstractController</text:h>
      <text:p text:style-name="P53">- <text:span text:style-name="T157">utilisation de la fonction render de la fichier AbstractController</text:span></text:p>
      <text:p text:style-name="P53">- <text:span text:style-name="T157">ajouter ce code dans le fichier src/Controller/HelloController,php ⇒</text:span></text:p>
      <text:p text:style-name="P28">/**</text:p>
      <text:p text:style-name="P24">* @Route("/example", name="example")</text:p>
      <text:p text:style-name="P24"><text:soft-page-break/>*/</text:p>
      <text:p text:style-name="P101"><text:span text:style-name="T14">public</text:span><text:span text:style-name="T75"> </text:span><text:span text:style-name="T14">function</text:span><text:span text:style-name="T75"> </text:span><text:span text:style-name="T5">example</text:span><text:span text:style-name="T75">()</text:span></text:p>
      <text:p text:style-name="P12">{</text:p>
      <text:p text:style-name="P101"><text:span text:style-name="T48">return</text:span><text:span text:style-name="T75"> </text:span><text:span text:style-name="T14">$this</text:span><text:span text:style-name="T75">-&gt;</text:span><text:span text:style-name="T5">render</text:span><text:span text:style-name="T75">(</text:span><text:span text:style-name="T41">'example.html.twig'</text:span><text:span text:style-name="T75">, [</text:span></text:p>
      <text:p text:style-name="P101"><text:span text:style-name="T41">'age'</text:span><text:span text:style-name="T75"> =&gt; </text:span><text:span text:style-name="T61">35</text:span></text:p>
      <text:p text:style-name="P12">]);</text:p>
      <text:p text:style-name="P12">}</text:p>
      <text:p text:style-name="P55">- créer le fichier example,html,twig avec ce code ⇒</text:p>
      <text:p text:style-name="P114">{% <text:span text:style-name="T48">extends</text:span> <text:span text:style-name="T41">"base.html.twig"</text:span> %}</text:p>
      <text:p text:style-name="P29"/>
      <text:p text:style-name="P101">{% <text:span text:style-name="T48">block</text:span> <text:span text:style-name="T30">body</text:span> %}</text:p>
      <text:p text:style-name="P101">Votre age est {{ <text:span text:style-name="T30">age</text:span> }}</text:p>
      <text:p text:style-name="P101">{% <text:span text:style-name="T48">endblock</text:span> %}</text:p>
      <text:p text:style-name="P55"/>
      <text:p text:style-name="P55"/>
      <text:h text:style-name="P91" text:outline-level="1">Twig : créons ensemble la page d'accueil du site</text:h>
      <text:p text:style-name="P92">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7">- <text:span text:style-name="T158">créer le fichier src/Controller/HomeController,php ⇒</text:span></text:p>
      <text:p text:style-name="P22">&lt;?php</text:p>
      <text:p text:style-name="P29"/>
      <text:p text:style-name="P101"><text:span text:style-name="T14">namespace</text:span><text:span text:style-name="T75"> </text:span><text:span text:style-name="T51">App\Controller</text:span><text:span text:style-name="T75">;</text:span></text:p>
      <text:p text:style-name="P29"/>
      <text:p text:style-name="P101"><text:span text:style-name="T14">use</text:span><text:span text:style-name="T75"> Symfony\Bundle\FrameworkBundle\Controller\</text:span><text:span text:style-name="T51">AbstractController</text:span><text:span text:style-name="T75">;</text:span></text:p>
      <text:p text:style-name="P101"><text:span text:style-name="T14">use</text:span><text:span text:style-name="T75"> Symfony\Component\Routing\Annotation\</text:span><text:span text:style-name="T51">Route</text:span><text:span text:style-name="T75">;</text:span></text:p>
      <text:p text:style-name="P29"/>
      <text:p text:style-name="P101"><text:span text:style-name="T14">class</text:span><text:span text:style-name="T75"> </text:span><text:span text:style-name="T51">HomeController</text:span><text:span text:style-name="T75"> </text:span><text:span text:style-name="T14">extends</text:span><text:span text:style-name="T75"> </text:span><text:span text:style-name="T51">AbstractController</text:span><text:span text:style-name="T75"> {</text:span></text:p>
      <text:p text:style-name="P29"/>
      <text:p text:style-name="P24">/**</text:p>
      <text:p text:style-name="P24">* @Route("/", name="homepage")</text:p>
      <text:p text:style-name="P24">*/</text:p>
      <text:p text:style-name="P101"><text:span text:style-name="T14">public</text:span><text:span text:style-name="T75"> </text:span><text:span text:style-name="T14">function</text:span><text:span text:style-name="T75"> </text:span><text:span text:style-name="T5">homepage</text:span><text:span text:style-name="T75">(){</text:span></text:p>
      <text:p text:style-name="P29"/>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text:span></text:p>
      <text:p text:style-name="P12">}</text:p>
      <text:p text:style-name="P12">}</text:p>
      <text:p text:style-name="P57">- <text:span text:style-name="T158">créer le fichier templates/home,html,twig avec ce contenu ⇒</text:span></text:p>
      <text:p text:style-name="P115">{% <text:span text:style-name="T48">extends</text:span> <text:span text:style-name="T41">"base.html.twig"</text:span> %}</text:p>
      <text:p text:style-name="P29"/>
      <text:p text:style-name="P101">{% <text:span text:style-name="T48">block</text:span> <text:span text:style-name="T30">body</text:span> %}</text:p>
      <text:p text:style-name="P101"><text:span text:style-name="T150">&lt;</text:span><text:span text:style-name="T14">div</text:span> <text:span text:style-name="T30">class</text:span>=<text:span text:style-name="T41">"container"</text:span><text:span text:style-name="T150">&gt;</text:span></text:p>
      <text:p text:style-name="P101"><text:span text:style-name="T150">&lt;</text:span><text:span text:style-name="T14">h1</text:span><text:span text:style-name="T150">&gt;</text:span>Nos produits phares<text:span text:style-name="T150">&lt;/</text:span><text:span text:style-name="T14">h1</text:span><text:span text:style-name="T150">&gt;</text:span></text:p>
      <text:p text:style-name="P101"><text:span text:style-name="T150">&lt;</text:span><text:span text:style-name="T14">div</text:span> <text:span text:style-name="T30">class</text:span>=<text:span text:style-name="T41">"row"</text:span><text:span text:style-name="T150">&gt;</text:span></text:p>
      <text:p text:style-name="P101">{% <text:span text:style-name="T48">for</text:span> <text:span text:style-name="T30">i</text:span> <text:span text:style-name="T75">in</text:span> <text:span text:style-name="T61">1</text:span><text:span text:style-name="T75">..</text:span><text:span text:style-name="T61">3</text:span> %}</text:p>
      <text:p text:style-name="P101"><text:span text:style-name="T150">&lt;</text:span><text:span text:style-name="T14">div</text:span> <text:span text:style-name="T30">class</text:span>=<text:span text:style-name="T41">"col"</text:span><text:span text:style-name="T150">&gt;</text:span></text:p>
      <text:p text:style-name="P101"><text:soft-page-break/><text:span text:style-name="T150">&lt;</text:span><text:span text:style-name="T14">div</text:span> <text:span text:style-name="T30">class</text:span>=<text:span text:style-name="T41">"card"</text:span><text:span text:style-name="T150">&gt;</text:span></text:p>
      <text:p text:style-name="P101"><text:span text:style-name="T150">&lt;</text:span><text:span text:style-name="T14">img</text:span> <text:span text:style-name="T30">src</text:span>=<text:span text:style-name="T41">"https://picsum.photos/400/400"</text:span> <text:span text:style-name="T30">class</text:span>=<text:span text:style-name="T41">"img-fluid"</text:span> <text:span text:style-name="T30">alt</text:span>=<text:span text:style-name="T41">"Image du produit"</text:span> <text:span text:style-name="T150">&gt;</text:span></text:p>
      <text:p text:style-name="P101"><text:span text:style-name="T150">&lt;</text:span><text:span text:style-name="T14">div</text:span> <text:span text:style-name="T30">class</text:span>=<text:span text:style-name="T41">"card-body"</text:span><text:span text:style-name="T150">&gt;</text:span></text:p>
      <text:p text:style-name="P101"><text:span text:style-name="T150">&lt;</text:span><text:span text:style-name="T14">h4</text:span> <text:span text:style-name="T30">class</text:span>=<text:span text:style-name="T41">"card-title"</text:span><text:span text:style-name="T150">&gt;</text:span>Superbe Chaise en Bois<text:span text:style-name="T150">&lt;/</text:span><text:span text:style-name="T14">h4</text:span><text:span text:style-name="T150">&gt;</text:span></text:p>
      <text:p text:style-name="P101"><text:span text:style-name="T150">&lt;</text:span><text:span text:style-name="T14">p</text:span> <text:span text:style-name="T30">class</text:span>=<text:span text:style-name="T41">"card-text"</text:span><text:span text:style-name="T150">&gt;</text:span>Lorem ipsum, dolor sit amet consectetur adipisicing elit. Blanditiis, sapiente tenetur consequatur quia, repellendus excepturi repudiandae laboriosam ab quidem, incidunt totam ipsum voluptas doloremque. Ex id sed distinctio exercitationem dolores!<text:span text:style-name="T150">&lt;/</text:span><text:span text:style-name="T14">p</text:span><text:span text:style-name="T150">&gt;</text:span></text:p>
      <text:p text:style-name="P101"><text:span text:style-name="T150">&lt;</text:span><text:span text:style-name="T14">a</text:span> <text:span text:style-name="T30">href</text:span>=<text:span text:style-name="T41">"#"</text:span> <text:span text:style-name="T30">class</text:span>=<text:span text:style-name="T41">"btn btn-primary btn-sm"</text:span><text:span text:style-name="T150">&gt;</text:span>Détails<text:span text:style-name="T150">&lt;/</text:span><text:span text:style-name="T14">a</text:span><text:span text:style-name="T150">&gt;</text:span></text:p>
      <text:p text:style-name="P101"><text:span text:style-name="T150">&lt;</text:span><text:span text:style-name="T14">a</text:span> <text:span text:style-name="T30">href</text:span>=<text:span text:style-name="T41">"#"</text:span> <text:span text:style-name="T30">class</text:span>=<text:span text:style-name="T41">"btn btn-success btn-sm"</text:span><text:span text:style-name="T150">&gt;</text:span>Ajouter<text:span text:style-name="T150">&lt;/</text:span><text:span text:style-name="T14">a</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 <text:span text:style-name="T48">endfor</text:span> %}</text:p>
      <text:p text:style-name="P101"><text:span text:style-name="T150">&lt;/</text:span><text:span text:style-name="T14">div</text:span><text:span text:style-name="T150">&gt;</text:span></text:p>
      <text:p text:style-name="P101"><text:span text:style-name="T150">&lt;</text:span><text:span text:style-name="T14">hr</text:span><text:span text:style-name="T150">&gt;</text:span></text:p>
      <text:p text:style-name="P29"/>
      <text:p text:style-name="P101"><text:span text:style-name="T150">&lt;</text:span><text:span text:style-name="T14">h2</text:span><text:span text:style-name="T150">&gt;</text:span>Un service irreporchable<text:span text:style-name="T150">&lt;/</text:span><text:span text:style-name="T14">h2</text:span><text:span text:style-name="T150">&gt;</text:span></text:p>
      <text:p text:style-name="P101"><text:span text:style-name="T150">&lt;</text:span><text:span text:style-name="T14">p</text:span><text:span text:style-name="T150">&gt;</text:span>Lorem ipsum dolor sit amet consectetur, adipisicing elit. Voluptates suscipit est necessitatibus doloribus tempore id.<text:span text:style-name="T150">&lt;/</text:span><text:span text:style-name="T14">p</text:span><text:span text:style-name="T150">&gt;</text:span></text:p>
      <text:p text:style-name="P29"/>
      <text:p text:style-name="P101"><text:span text:style-name="T150">&lt;</text:span><text:span text:style-name="T14">div</text:span> <text:span text:style-name="T30">class</text:span>=<text:span text:style-name="T41">"row"</text:span><text:span text:style-name="T150">&gt;</text:span></text:p>
      <text:p text:style-name="P101">{% <text:span text:style-name="T48">include</text:span> <text:span text:style-name="T41">"shared/_assurance.html.twig"</text:span> <text:span text:style-name="T48">with</text:span> {</text:p>
      <text:p text:style-name="P101"><text:span text:style-name="T41">'color'</text:span>: <text:span text:style-name="T41">'primary'</text:span>,</text:p>
      <text:p text:style-name="P101"><text:span text:style-name="T41">'icone'</text:span>: <text:span text:style-name="T41">'fas fa-truck'</text:span>,</text:p>
      <text:p text:style-name="P101"><text:span text:style-name="T41">'text'</text:span>: <text:span text:style-name="T41">"Lorem ipsum dolor sit amet consectetur adipisicing elit. Ad voluptatem eius enim nostrum quas tempore?"</text:span></text:p>
      <text:p text:style-name="P101">}</text:p>
      <text:p text:style-name="P101">%}</text:p>
      <text:p text:style-name="P101">{% <text:span text:style-name="T48">include</text:span> <text:span text:style-name="T41">"shared/_assurance.html.twig"</text:span> <text:span text:style-name="T48">with</text:span> {</text:p>
      <text:p text:style-name="P101"><text:span text:style-name="T41">'color'</text:span>: <text:span text:style-name="T41">'success'</text:span>,</text:p>
      <text:p text:style-name="P101"><text:span text:style-name="T41">'icone'</text:span>: <text:span text:style-name="T41">'fas fa-check'</text:span>,</text:p>
      <text:p text:style-name="P101"><text:span text:style-name="T41">'text'</text:span>: <text:span text:style-name="T41">"Lorem ipsum dolor sit amet consectetur adipisicing elit. Ad voluptatem eius enim nostrum quas tempore?"</text:span></text:p>
      <text:p text:style-name="P101">}</text:p>
      <text:p text:style-name="P101">%}</text:p>
      <text:p text:style-name="P101">{% <text:span text:style-name="T48">include</text:span> <text:span text:style-name="T41">"shared/_assurance.html.twig"</text:span> <text:span text:style-name="T48">with</text:span> {</text:p>
      <text:p text:style-name="P101"><text:span text:style-name="T41">'color'</text:span>: <text:span text:style-name="T41">'warning'</text:span>,</text:p>
      <text:p text:style-name="P101"><text:span text:style-name="T41">'icone'</text:span>: <text:span text:style-name="T41">'fas fa-lock'</text:span>,</text:p>
      <text:p text:style-name="P101"><text:span text:style-name="T41">'text'</text:span>: <text:span text:style-name="T41">"Lorem ipsum dolor sit amet consectetur adipisicing elit. Ad voluptatem eius enim nostrum quas tempore?"</text:span></text:p>
      <text:p text:style-name="P101">}</text:p>
      <text:p text:style-name="P101">%}</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 <text:span text:style-name="T48">endblock</text:span> %}</text:p>
      <text:p text:style-name="P29"/>
      <text:p text:style-name="P101">{% <text:span text:style-name="T48">block</text:span> <text:span text:style-name="T30">title</text:span> %}</text:p>
      <text:p text:style-name="P101">Accueil</text:p>
      <text:p text:style-name="P101">{% <text:span text:style-name="T48">endblock</text:span> %}</text:p>
      <text:p text:style-name="P57"/>
      <text:p text:style-name="P57"><text:soft-page-break/>- <text:span text:style-name="T158">créer le fichier src/shared/_assurance,html,twig avec ce contenu ⇒</text:span></text:p>
      <text:p text:style-name="P115"><text:span text:style-name="T150">&lt;</text:span><text:span text:style-name="T14">div</text:span> <text:span text:style-name="T30">class</text:span>=<text:span text:style-name="T41">"col"</text:span><text:span text:style-name="T150">&gt;</text:span></text:p>
      <text:p text:style-name="P101"><text:span text:style-name="T150">&lt;</text:span><text:span text:style-name="T14">div</text:span> <text:span text:style-name="T30">class</text:span>=<text:span text:style-name="T41">"card bg-{{</text:span><text:span text:style-name="T30">color</text:span><text:span text:style-name="T41"> }} text-white text-center"</text:span><text:span text:style-name="T150">&gt;</text:span></text:p>
      <text:p text:style-name="P101"><text:span text:style-name="T150">&lt;</text:span><text:span text:style-name="T14">div</text:span> <text:span text:style-name="T30">class</text:span>=<text:span text:style-name="T41">"card-body"</text:span><text:span text:style-name="T150">&gt;</text:span></text:p>
      <text:p text:style-name="P101"><text:span text:style-name="T150">&lt;</text:span><text:span text:style-name="T14">i</text:span> <text:span text:style-name="T30">class</text:span>=<text:span text:style-name="T41">"{{</text:span><text:span text:style-name="T30">icone</text:span><text:span text:style-name="T41">}} fa-2x mb-3"</text:span><text:span text:style-name="T150">&gt;&lt;/</text:span><text:span text:style-name="T14">i</text:span><text:span text:style-name="T150">&gt;</text:span></text:p>
      <text:p text:style-name="P101"><text:span text:style-name="T150">&lt;</text:span><text:span text:style-name="T14">p</text:span> <text:span text:style-name="T30">class</text:span>=<text:span text:style-name="T41">"card-text"</text:span><text:span text:style-name="T150">&gt;</text:span>{{ <text:span text:style-name="T30">text</text:span> }}<text:span text:style-name="T150">&lt;/</text:span><text:span text:style-name="T14">p</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57"/>
      <text:p text:style-name="P57"/>
      <text:h text:style-name="P93" text:outline-level="1">Twig : créons une barre de navigation</text:h>
      <text:p text:style-name="P57">-<text:span text:style-name="T159">créer le fichier templates/shared/_navbar.html,twig avec ce contenu ⇒</text:span></text:p>
      <text:p text:style-name="P115"><text:span text:style-name="T150">&lt;</text:span><text:span text:style-name="T14">nav</text:span> <text:span text:style-name="T30">class</text:span>=<text:span text:style-name="T41">"navbar navbar-expand-lg bg-body-tertiary"</text:span><text:span text:style-name="T150">&gt;</text:span></text:p>
      <text:p text:style-name="P101"><text:span text:style-name="T150">&lt;</text:span><text:span text:style-name="T14">div</text:span> <text:span text:style-name="T30">class</text:span>=<text:span text:style-name="T41">"container-fluid"</text:span><text:span text:style-name="T150">&gt;</text:span></text:p>
      <text:p text:style-name="P101"><text:span text:style-name="T150">&lt;</text:span><text:span text:style-name="T14">a</text:span> <text:span text:style-name="T30">class</text:span>=<text:span text:style-name="T41">"navbar-brand"</text:span> <text:span text:style-name="T30">href</text:span>=<text:span text:style-name="T41">"#"</text:span><text:span text:style-name="T150">&gt;</text:span>Navbar<text:span text:style-name="T150">&lt;/</text:span><text:span text:style-name="T14">a</text:span><text:span text:style-name="T150">&gt;</text:span></text:p>
      <text:p text:style-name="P101"><text:span text:style-name="T150">&lt;</text:span><text:span text:style-name="T14">button</text:span> <text:span text:style-name="T30">class</text:span>=<text:span text:style-name="T41">"navbar-toggler"</text:span> <text:span text:style-name="T30">type</text:span>=<text:span text:style-name="T41">"button"</text:span> <text:span text:style-name="T30">data-bs-toggle</text:span>=<text:span text:style-name="T41">"collapse"</text:span> <text:span text:style-name="T30">data-bs-target</text:span>=<text:span text:style-name="T41">"#navbarColor04"</text:span> <text:span text:style-name="T30">aria-controls</text:span>=<text:span text:style-name="T41">"navbarColor04"</text:span> <text:span text:style-name="T30">aria-expanded</text:span>=<text:span text:style-name="T41">"false"</text:span> <text:span text:style-name="T30">aria-label</text:span>=<text:span text:style-name="T41">"Toggle navigation"</text:span><text:span text:style-name="T150">&gt;</text:span></text:p>
      <text:p text:style-name="P101"><text:span text:style-name="T150">&lt;</text:span><text:span text:style-name="T14">span</text:span> <text:span text:style-name="T30">class</text:span>=<text:span text:style-name="T41">"navbar-toggler-icon"</text:span><text:span text:style-name="T150">&gt;&lt;/</text:span><text:span text:style-name="T14">span</text:span><text:span text:style-name="T150">&gt;</text:span></text:p>
      <text:p text:style-name="P101"><text:span text:style-name="T150">&lt;/</text:span><text:span text:style-name="T14">button</text:span><text:span text:style-name="T150">&gt;</text:span></text:p>
      <text:p text:style-name="P101"><text:span text:style-name="T150">&lt;</text:span><text:span text:style-name="T14">div</text:span> <text:span text:style-name="T30">class</text:span>=<text:span text:style-name="T41">"collapse navbar-collapse"</text:span> <text:span text:style-name="T30">id</text:span>=<text:span text:style-name="T41">"navbarColor04"</text:span><text:span text:style-name="T150">&gt;</text:span></text:p>
      <text:p text:style-name="P101"><text:span text:style-name="T150">&lt;</text:span><text:span text:style-name="T14">ul</text:span> <text:span text:style-name="T30">class</text:span>=<text:span text:style-name="T41">"navbar-nav me-auto"</text:span><text:span text:style-name="T150">&gt;</text:span></text:p>
      <text:p text:style-name="P101"><text:span text:style-name="T150">&lt;</text:span><text:span text:style-name="T14">li</text:span> <text:span text:style-name="T30">class</text:span>=<text:span text:style-name="T41">"nav-item"</text:span><text:span text:style-name="T150">&gt;</text:span></text:p>
      <text:p text:style-name="P101"><text:span text:style-name="T150">&lt;</text:span><text:span text:style-name="T14">a</text:span> <text:span text:style-name="T30">class</text:span>=<text:span text:style-name="T41">"nav-link active"</text:span> <text:span text:style-name="T30">href</text:span>=<text:span text:style-name="T41">"#"</text:span><text:span text:style-name="T150">&gt;</text:span>Home</text:p>
      <text:p text:style-name="P101"><text:span text:style-name="T150">&lt;</text:span><text:span text:style-name="T14">span</text:span> <text:span text:style-name="T30">class</text:span>=<text:span text:style-name="T41">"visually-hidden"</text:span><text:span text:style-name="T150">&gt;</text:span>(current)<text:span text:style-name="T150">&lt;/</text:span><text:span text:style-name="T14">span</text:span><text:span text:style-name="T150">&gt;</text:span></text:p>
      <text:p text:style-name="P101"><text:span text:style-name="T150">&lt;/</text:span><text:span text:style-name="T14">a</text:span><text:span text:style-name="T150">&gt;</text:span></text:p>
      <text:p text:style-name="P101"><text:span text:style-name="T150">&lt;/</text:span><text:span text:style-name="T14">li</text:span><text:span text:style-name="T150">&gt;</text:span></text:p>
      <text:p text:style-name="P101"><text:span text:style-name="T150">&lt;</text:span><text:span text:style-name="T14">li</text:span> <text:span text:style-name="T30">class</text:span>=<text:span text:style-name="T41">"nav-item"</text:span><text:span text:style-name="T150">&gt;</text:span></text:p>
      <text:p text:style-name="P101"><text:span text:style-name="T150">&lt;</text:span><text:span text:style-name="T14">a</text:span> <text:span text:style-name="T30">class</text:span>=<text:span text:style-name="T41">"nav-link"</text:span> <text:span text:style-name="T30">href</text:span>=<text:span text:style-name="T41">"#"</text:span><text:span text:style-name="T150">&gt;</text:span>Features<text:span text:style-name="T150">&lt;/</text:span><text:span text:style-name="T14">a</text:span><text:span text:style-name="T150">&gt;</text:span></text:p>
      <text:p text:style-name="P101"><text:span text:style-name="T150">&lt;/</text:span><text:span text:style-name="T14">li</text:span><text:span text:style-name="T150">&gt;</text:span></text:p>
      <text:p text:style-name="P101"><text:span text:style-name="T150">&lt;</text:span><text:span text:style-name="T14">li</text:span> <text:span text:style-name="T30">class</text:span>=<text:span text:style-name="T41">"nav-item"</text:span><text:span text:style-name="T150">&gt;</text:span></text:p>
      <text:p text:style-name="P101"><text:span text:style-name="T150">&lt;</text:span><text:span text:style-name="T14">a</text:span> <text:span text:style-name="T30">class</text:span>=<text:span text:style-name="T41">"nav-link"</text:span> <text:span text:style-name="T30">href</text:span>=<text:span text:style-name="T41">"#"</text:span><text:span text:style-name="T150">&gt;</text:span>Pricing<text:span text:style-name="T150">&lt;/</text:span><text:span text:style-name="T14">a</text:span><text:span text:style-name="T150">&gt;</text:span></text:p>
      <text:p text:style-name="P101"><text:span text:style-name="T150">&lt;/</text:span><text:span text:style-name="T14">li</text:span><text:span text:style-name="T150">&gt;</text:span></text:p>
      <text:p text:style-name="P101"><text:span text:style-name="T150">&lt;</text:span><text:span text:style-name="T14">li</text:span> <text:span text:style-name="T30">class</text:span>=<text:span text:style-name="T41">"nav-item"</text:span><text:span text:style-name="T150">&gt;</text:span></text:p>
      <text:p text:style-name="P101"><text:span text:style-name="T150">&lt;</text:span><text:span text:style-name="T14">a</text:span> <text:span text:style-name="T30">class</text:span>=<text:span text:style-name="T41">"nav-link"</text:span> <text:span text:style-name="T30">href</text:span>=<text:span text:style-name="T41">"#"</text:span><text:span text:style-name="T150">&gt;</text:span>About<text:span text:style-name="T150">&lt;/</text:span><text:span text:style-name="T14">a</text:span><text:span text:style-name="T150">&gt;</text:span></text:p>
      <text:p text:style-name="P101"><text:span text:style-name="T150">&lt;/</text:span><text:span text:style-name="T14">li</text:span><text:span text:style-name="T150">&gt;</text:span></text:p>
      <text:p text:style-name="P101"><text:span text:style-name="T150">&lt;</text:span><text:span text:style-name="T14">li</text:span> <text:span text:style-name="T30">class</text:span>=<text:span text:style-name="T41">"nav-item dropdown"</text:span><text:span text:style-name="T150">&gt;</text:span></text:p>
      <text:p text:style-name="P101"><text:span text:style-name="T150">&lt;</text:span><text:span text:style-name="T14">a</text:span> <text:span text:style-name="T30">class</text:span>=<text:span text:style-name="T41">"nav-link dropdown-toggle"</text:span> <text:span text:style-name="T30">data-bs-toggle</text:span>=<text:span text:style-name="T41">"dropdown"</text:span> <text:span text:style-name="T30">href</text:span>=<text:span text:style-name="T41">"#"</text:span> <text:span text:style-name="T30">role</text:span>=<text:span text:style-name="T41">"button"</text:span> <text:span text:style-name="T30">aria-haspopup</text:span>=<text:span text:style-name="T41">"true"</text:span> <text:span text:style-name="T30">aria-expanded</text:span>=<text:span text:style-name="T41">"false"</text:span><text:span text:style-name="T150">&gt;</text:span>Dropdown<text:span text:style-name="T150">&lt;/</text:span><text:span text:style-name="T14">a</text:span><text:span text:style-name="T150">&gt;</text:span></text:p>
      <text:p text:style-name="P101"><text:span text:style-name="T150">&lt;</text:span><text:span text:style-name="T14">div</text:span> <text:span text:style-name="T30">class</text:span>=<text:span text:style-name="T41">"dropdown-menu"</text:span><text:span text:style-name="T150">&gt;</text:span></text:p>
      <text:p text:style-name="P101"><text:span text:style-name="T150">&lt;</text:span><text:span text:style-name="T14">a</text:span> <text:span text:style-name="T30">class</text:span>=<text:span text:style-name="T41">"dropdown-item"</text:span> <text:span text:style-name="T30">href</text:span>=<text:span text:style-name="T41">"#"</text:span><text:span text:style-name="T150">&gt;</text:span>Action<text:span text:style-name="T150">&lt;/</text:span><text:span text:style-name="T14">a</text:span><text:span text:style-name="T150">&gt;</text:span></text:p>
      <text:p text:style-name="P101"><text:span text:style-name="T150">&lt;</text:span><text:span text:style-name="T14">a</text:span> <text:span text:style-name="T30">class</text:span>=<text:span text:style-name="T41">"dropdown-item"</text:span> <text:span text:style-name="T30">href</text:span>=<text:span text:style-name="T41">"#"</text:span><text:span text:style-name="T150">&gt;</text:span>Another action<text:span text:style-name="T150">&lt;/</text:span><text:span text:style-name="T14">a</text:span><text:span text:style-name="T150">&gt;</text:span></text:p>
      <text:p text:style-name="P101"><text:span text:style-name="T150">&lt;</text:span><text:span text:style-name="T14">a</text:span> <text:span text:style-name="T30">class</text:span>=<text:span text:style-name="T41">"dropdown-item"</text:span> <text:span text:style-name="T30">href</text:span>=<text:span text:style-name="T41">"#"</text:span><text:span text:style-name="T150">&gt;</text:span>Something else here<text:span text:style-name="T150">&lt;/</text:span><text:span text:style-name="T14">a</text:span><text:span text:style-name="T150">&gt;</text:span></text:p>
      <text:p text:style-name="P101"><text:span text:style-name="T150">&lt;</text:span><text:span text:style-name="T14">div</text:span> <text:span text:style-name="T30">class</text:span>=<text:span text:style-name="T41">"dropdown-divider"</text:span><text:span text:style-name="T150">&gt;&lt;/</text:span><text:span text:style-name="T14">div</text:span><text:span text:style-name="T150">&gt;</text:span></text:p>
      <text:p text:style-name="P101"><text:span text:style-name="T150">&lt;</text:span><text:span text:style-name="T14">a</text:span> <text:span text:style-name="T30">class</text:span>=<text:span text:style-name="T41">"dropdown-item"</text:span> <text:span text:style-name="T30">href</text:span>=<text:span text:style-name="T41">"#"</text:span><text:span text:style-name="T150">&gt;</text:span>Separated link<text:span text:style-name="T150">&lt;/</text:span><text:span text:style-name="T14">a</text:span><text:span text:style-name="T150">&gt;</text:span></text:p>
      <text:p text:style-name="P101"><text:span text:style-name="T150">&lt;/</text:span><text:span text:style-name="T14">div</text:span><text:span text:style-name="T150">&gt;</text:span></text:p>
      <text:p text:style-name="P101"><text:soft-page-break/><text:span text:style-name="T150">&lt;/</text:span><text:span text:style-name="T14">li</text:span><text:span text:style-name="T150">&gt;</text:span></text:p>
      <text:p text:style-name="P101"><text:span text:style-name="T150">&lt;/</text:span><text:span text:style-name="T14">ul</text:span><text:span text:style-name="T150">&gt;</text:span></text:p>
      <text:p text:style-name="P101"><text:span text:style-name="T150">&lt;</text:span><text:span text:style-name="T14">form</text:span> <text:span text:style-name="T30">class</text:span>=<text:span text:style-name="T41">"d-flex"</text:span><text:span text:style-name="T150">&gt;</text:span></text:p>
      <text:p text:style-name="P101"><text:span text:style-name="T150">&lt;</text:span><text:span text:style-name="T14">input</text:span> <text:span text:style-name="T30">class</text:span>=<text:span text:style-name="T41">"form-control me-sm-2"</text:span> <text:span text:style-name="T30">type</text:span>=<text:span text:style-name="T41">"search"</text:span> <text:span text:style-name="T30">placeholder</text:span>=<text:span text:style-name="T41">"Search"</text:span><text:span text:style-name="T150">&gt;</text:span></text:p>
      <text:p text:style-name="P101"><text:span text:style-name="T150">&lt;</text:span><text:span text:style-name="T14">button</text:span> <text:span text:style-name="T30">class</text:span>=<text:span text:style-name="T41">"btn btn-secondary my-2 my-sm-0"</text:span> <text:span text:style-name="T30">type</text:span>=<text:span text:style-name="T41">"submit"</text:span><text:span text:style-name="T150">&gt;</text:span>Search<text:span text:style-name="T150">&lt;/</text:span><text:span text:style-name="T14">button</text:span><text:span text:style-name="T150">&gt;</text:span></text:p>
      <text:p text:style-name="P101"><text:span text:style-name="T150">&lt;/</text:span><text:span text:style-name="T14">form</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text:span text:style-name="T150">&lt;/</text:span><text:span text:style-name="T14">nav</text:span><text:span text:style-name="T150">&gt;</text:span></text:p>
      <text:p text:style-name="P57"/>
      <text:p text:style-name="P57">- <text:span text:style-name="T159">include ce navbar dans le fichier base templates/base,html,twig , en ajoutant ce code ⇒</text:span></text:p>
      <text:p text:style-name="P115">{% <text:span text:style-name="T48">include</text:span> <text:span text:style-name="T41">"shared/_navbar.html.twig"</text:span> %}</text:p>
      <text:p text:style-name="P57"/>
      <text:h text:style-name="P93" text:outline-level="1"/>
      <text:p text:style-name="P94"/>
      <text:p text:style-name="P94"/>
      <text:p text:style-name="P94"/>
      <text:h text:style-name="P5" text:outline-level="1">Doctrine et les bases de données (1 heure 35 minutes)</text:h>
      <text:h text:style-name="P93" text:outline-level="1">Introduction à Doctrine</text:h>
      <text:p text:style-name="P57">📖 Documentation officielle de Doctrine : https://www.doctrine-project.org/projects/doctrine-orm/en/2.7/index.html<text:line-break/>📖 Documentation officielle de Symfony à propos de Doctrine : https://symfony.com/doc/current/doctrine.html </text:p>
      <text:p text:style-name="P57">*)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7">*) les 3 outlis qu'offre doctrine</text:p>
      <text:p text:style-name="P57">1- Entité: represente un enregistrement d'une table (pas un table).</text:p>
      <text:p text:style-name="P57">2- Repository: permet de sélectionner des enregistrement dans les tables.</text:p>
      <text:p text:style-name="P57">3- Entity Manager: Permet de suivre les entités et leurs modifications pour les refleter dans la base de données.</text:p>
      <text:p text:style-name="P57">*) Requêtes complexes avec doctrine?</text:p>
      <text:p text:style-name="P57">avec doctrine on peut utiliser SQL pour les requêtes mais ce qui recommandées pour symfony c'est d'utiliser DQL(nous faisons des requêtes sur nos entités).</text:p>
      <text:p text:style-name="P57"/>
      <text:p text:style-name="P57"><text:soft-page-break/></text:p>
      <text:h text:style-name="P56" text:outline-level="1"/>
      <text:h text:style-name="P93" text:outline-level="1">Doctrine : Installation du Bundle (donc des services 😉)</text:h>
      <text:p text:style-name="P57">- <text:span text:style-name="T160">installer doctrine , en tapant composer require doctrine</text:span></text:p>
      <text:p text:style-name="P57"/>
      <text:h text:style-name="P93" text:outline-level="1">📖 Introduction au système de Migrations</text:h>
      <text:p text:style-name="P57">📖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7"/>
      <text:p text:style-name="P57"/>
      <text:h text:style-name="P93" text:outline-level="1">Création de la base de données</text:h>
      <text:p text:style-name="P61">- ajouter ce code dans le fichier ,env ⇒</text:p>
      <text:p text:style-name="P116"><text:span text:style-name="T14">DATABASE_URL</text:span>=<text:span text:style-name="T41">"mysql://amine:amine@127.0.0.1:3306/symexemple?serverVersion=8&amp;charset=utf8"</text:span></text:p>
      <text:p text:style-name="P61"/>
      <text:p text:style-name="P58">- <text:span text:style-name="T161">créer la base de données ⇒</text:span></text:p>
      <text:p text:style-name="P58">php bin/console doctrine:database:create</text:p>
      <text:p text:style-name="P58"/>
      <text:h text:style-name="P95" text:outline-level="1">Créer une entité Product et la migration qui va avec</text:h>
      <text:p text:style-name="P58">- <text:span text:style-name="T162">ajouter </text:span><text:span text:style-name="T163">Maker bundle , avec ce commande ⇒</text:span></text:p>
      <text:p text:style-name="P58">composer require maker</text:p>
      <text:p text:style-name="P58">- <text:span text:style-name="T164">créer l’entity Product avec comme champ (name, price) ⇒</text:span></text:p>
      <text:p text:style-name="P58">php bin/console make:entity</text:p>
      <text:p text:style-name="P58"/>
      <text:p text:style-name="P58">- <text:span text:style-name="T165">maintenant créer le table </text:span><text:span text:style-name="T166">(le make:migration permet de comparer les entités avec la base de données et créer un script pour syncronisé <text:s/></text:span><text:span text:style-name="T167">&amp;&amp; pour excuter le script de migration il faut taper doctrine:migrations:migrate</text:span><text:span text:style-name="T166">)</text:span><text:span text:style-name="T165"> ⇒</text:span></text:p>
      <text:p text:style-name="P58"><text:s/>php bin/console make:migration</text:p>
      <text:p text:style-name="P58">php bin/console doctrine:migrations:migrate</text:p>
      <text:p text:style-name="P58"/>
      <text:p text:style-name="P58"/>
      <text:p text:style-name="P58"><text:soft-page-break/></text:p>
      <text:h text:style-name="P95" text:outline-level="1">Découverte d'un Repository Doctrine</text:h>
      <text:p text:style-name="P58">- <text:span text:style-name="T168">on peux utiliser</text:span></text:p>
      <text:p text:style-name="P58">// count([])</text:p>
      <text:p text:style-name="P58">// find(id)</text:p>
      <text:p text:style-name="P58">// findBy([],[])</text:p>
      <text:p text:style-name="P58">// findOneBy([],[])</text:p>
      <text:p text:style-name="P58">// findAll()</text:p>
      <text:p text:style-name="P58"/>
      <text:p text:style-name="P58"/>
      <text:h text:style-name="P95" text:outline-level="1">Manipuler des enregistrements avec le Manager de Doctrine</text:h>
      <text:p text:style-name="P58">- <text:span text:style-name="T169">Rq : il y’a l’utilisation design pattern Fluent (Design Pattern qui permet de rappeler un objet immédiatement après un appel de méthode, </text:span><text:span text:style-name="T170">en fait lorsque en utiliser → et → </text:span><text:span text:style-name="T169">)</text:span></text:p>
      <text:p text:style-name="P58">- <text:span text:style-name="T170">pour insérer un produit en utiliser ce code dans le fichier \src\Cotroller\HomeController,php ⇒</text:span></text:p>
      <text:p text:style-name="P117"><text:span text:style-name="T14">public</text:span><text:span text:style-name="T75"> </text:span><text:span text:style-name="T14">function</text:span><text:span text:style-name="T75"> </text:span><text:span text:style-name="T5">homepage</text:span><text:span text:style-name="T75">(</text:span><text:span text:style-name="T51">EntityManagerInterface</text:span><text:span text:style-name="T75"> </text:span><text:span text:style-name="T30">$em</text:span><text:span text:style-name="T75">){</text:span></text:p>
      <text:p text:style-name="P29"/>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41">'Table en métal'</text:span><text:span text:style-name="T75">)</text:span></text:p>
      <text:p text:style-name="P101"><text:span text:style-name="T75">-&gt;</text:span><text:span text:style-name="T5">setPrice</text:span><text:span text:style-name="T75">(</text:span><text:span text:style-name="T61">3000</text:span><text:span text:style-name="T75">)</text:span></text:p>
      <text:p text:style-name="P101"><text:span text:style-name="T75">-&gt;</text:span><text:span text:style-name="T5">setSlug</text:span><text:span text:style-name="T75">(</text:span><text:span text:style-name="T41">'table-en-metal'</text:span><text:span text:style-name="T75">);</text:span></text:p>
      <text:p text:style-name="P101"><text:span text:style-name="T30">$em</text:span><text:span text:style-name="T75">-&gt;</text:span><text:span text:style-name="T5">persist</text:span><text:span text:style-name="T75">(</text:span><text:span text:style-name="T30">$product</text:span><text:span text:style-name="T75">);</text:span></text:p>
      <text:p text:style-name="P101"><text:span text:style-name="T30">$em</text:span><text:span text:style-name="T75">-&gt;</text:span><text:span text:style-name="T5">flush</text:span><text:span text:style-name="T75">();</text:span></text:p>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text:span></text:p>
      <text:p text:style-name="P12">}</text:p>
      <text:p text:style-name="P58"/>
      <text:p text:style-name="P59">- <text:span text:style-name="T170">pour </text:span><text:span text:style-name="T171">mettre à jour un produit existe déjà utiliser ce code </text:span><text:span text:style-name="T170">dans le fichier \src\Cotroller\HomeController,php</text:span><text:span text:style-name="T171"> ⇒</text:span></text:p>
      <text:p text:style-name="P117"><text:span text:style-name="T14">public</text:span><text:span text:style-name="T75"> </text:span><text:span text:style-name="T14">function</text:span><text:span text:style-name="T75"> </text:span><text:span text:style-name="T5">homepage</text:span><text:span text:style-name="T75">(</text:span><text:span text:style-name="T51">EntityManagerInterface</text:span><text:span text:style-name="T75"> </text:span><text:span text:style-name="T30">$em</text:span><text:span text:style-name="T75">){</text:span></text:p>
      <text:p text:style-name="P29"/>
      <text:p text:style-name="P101"><text:span text:style-name="T30">$productRepository</text:span><text:span text:style-name="T75"> = </text:span><text:span text:style-name="T30">$em</text:span><text:span text:style-name="T75">-&gt;</text:span><text:span text:style-name="T5">getRepository</text:span><text:span text:style-name="T75">(</text:span><text:span text:style-name="T51">Product</text:span><text:span text:style-name="T75">::</text:span><text:span text:style-name="T14">class</text:span><text:span text:style-name="T75">);</text:span></text:p>
      <text:p text:style-name="P101"><text:span text:style-name="T30">$product</text:span><text:span text:style-name="T75"> = </text:span><text:span text:style-name="T30">$productRepository</text:span><text:span text:style-name="T75">-&gt;</text:span><text:span text:style-name="T5">find</text:span><text:span text:style-name="T75">(</text:span><text:span text:style-name="T61">3</text:span><text:span text:style-name="T75">);</text:span></text:p>
      <text:p text:style-name="P101"><text:span text:style-name="T30">$product</text:span><text:span text:style-name="T75">-&gt;</text:span><text:span text:style-name="T5">setPrice</text:span><text:span text:style-name="T75">(</text:span><text:span text:style-name="T61">2500</text:span><text:span text:style-name="T75">);</text:span></text:p>
      <text:p text:style-name="P101"><text:span text:style-name="T30">$em</text:span><text:span text:style-name="T75">-&gt;</text:span><text:span text:style-name="T5">flush</text:span><text:span text:style-name="T75">();</text:span></text:p>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text:span></text:p>
      <text:p text:style-name="P12">}</text:p>
      <text:p text:style-name="P58"/>
      <text:p text:style-name="P60">- <text:span text:style-name="T170">pour </text:span><text:span text:style-name="T172">supprimser un</text:span><text:span text:style-name="T171"> produit <text:s/>utiliser ce code </text:span><text:span text:style-name="T170">dans le fichier \src\Cotroller\HomeController,php</text:span><text:span text:style-name="T171"> ⇒</text:span></text:p>
      <text:p text:style-name="P118"><text:span text:style-name="T14">public</text:span><text:span text:style-name="T75"> </text:span><text:span text:style-name="T14">function</text:span><text:span text:style-name="T75"> </text:span><text:span text:style-name="T5">homepage</text:span><text:span text:style-name="T75">(</text:span><text:span text:style-name="T51">EntityManagerInterface</text:span><text:span text:style-name="T75"> </text:span><text:span text:style-name="T30">$em</text:span><text:span text:style-name="T75">){</text:span></text:p>
      <text:p text:style-name="P29"/>
      <text:p text:style-name="P101"><text:soft-page-break/><text:span text:style-name="T30">$productRepository</text:span><text:span text:style-name="T75"> = </text:span><text:span text:style-name="T30">$em</text:span><text:span text:style-name="T75">-&gt;</text:span><text:span text:style-name="T5">getRepository</text:span><text:span text:style-name="T75">(</text:span><text:span text:style-name="T51">Product</text:span><text:span text:style-name="T75">::</text:span><text:span text:style-name="T14">class</text:span><text:span text:style-name="T75">);</text:span></text:p>
      <text:p text:style-name="P101"><text:span text:style-name="T30">$product</text:span><text:span text:style-name="T75"> = </text:span><text:span text:style-name="T30">$productRepository</text:span><text:span text:style-name="T75">-&gt;</text:span><text:span text:style-name="T5">find</text:span><text:span text:style-name="T75">(</text:span><text:span text:style-name="T61">3</text:span><text:span text:style-name="T75">);</text:span></text:p>
      <text:p text:style-name="P101"><text:span text:style-name="T30">$em</text:span><text:span text:style-name="T75">-&gt;</text:span><text:span text:style-name="T5">remove</text:span><text:span text:style-name="T75">(</text:span><text:span text:style-name="T30">$product</text:span><text:span text:style-name="T75">);</text:span></text:p>
      <text:p text:style-name="P101"><text:span text:style-name="T30">$em</text:span><text:span text:style-name="T75">-&gt;</text:span><text:span text:style-name="T5">flush</text:span><text:span text:style-name="T75">();</text:span></text:p>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text:span></text:p>
      <text:p text:style-name="P12">}</text:p>
      <text:p text:style-name="P118"/>
      <text:p text:style-name="P118"/>
      <text:p text:style-name="P118"/>
      <text:h text:style-name="P74" text:outline-level="1">Correction #01 : Créez une entité Category</text:h>
      <text:p text:style-name="P131">- <text:span text:style-name="T173">taper ⇒</text:span></text:p>
      <text:p text:style-name="P132">php bin/console make:entity Category</text:p>
      <text:p text:style-name="P132">php bin/console make:migration</text:p>
      <text:p text:style-name="P132">php bin/console doctrine:migrations:migrate</text:p>
      <text:h text:style-name="P75" text:outline-level="1">Travailler et naviguer dans les migrations</text:h>
      <text:p text:style-name="P132">- <text:span text:style-name="T174">pour voir la liste des options quand on peut les faire avec migrate, on peut taper ce commande ⇒</text:span></text:p>
      <text:p text:style-name="P132"><text:s/>php bin/console doctrine:migrations:migrate –help</text:p>
      <text:p text:style-name="P132">- <text:span text:style-name="T175">pour revenir à la migration d’avant , tapez ⇒</text:span></text:p>
      <text:p text:style-name="P132">php bin/console doctrine:migrations:migrate prev</text:p>
      <text:p text:style-name="P132"/>
      <text:p text:style-name="P132"/>
      <text:h text:style-name="P75" text:outline-level="1">Créer des jeux de fausses données avec les Fixtures</text:h>
      <text:p text:style-name="P62">📖 Documentation officielle du Doctrine Fixtures Bundle : https://symfony.com/doc/current/bundles/DoctrineFixturesBundle/index.html</text:p>
      <text:p text:style-name="P62">- <text:span text:style-name="T176">Doctrine fixture Bundle</text:span></text:p>
      <text:p text:style-name="P62">composer require orm-fixtures</text:p>
      <text:p text:style-name="P66">- <text:span text:style-name="T177">Maintenant on a le fichier src/DataFixtures/AppFixtures.php , modifier le contenu de ce fichier ⇒</text:span></text:p>
      <text:p text:style-name="P19">&lt;?php</text:p>
      <text:p text:style-name="P29"/>
      <text:p text:style-name="P101"><text:span text:style-name="T14">namespace</text:span><text:span text:style-name="T75"> </text:span><text:span text:style-name="T51">App\DataFixtures</text:span><text:span text:style-name="T75">;</text:span></text:p>
      <text:p text:style-name="P29"/>
      <text:p text:style-name="P101"><text:span text:style-name="T14">use</text:span><text:span text:style-name="T75"> App\Entity\</text:span><text:span text:style-name="T51">Product</text:span><text:span text:style-name="T75">;</text:span></text:p>
      <text:p text:style-name="P101"><text:span text:style-name="T14">use</text:span><text:span text:style-name="T75"> Doctrine\Persistence\</text:span><text:span text:style-name="T51">ObjectManager</text:span><text:span text:style-name="T75">;</text:span></text:p>
      <text:p text:style-name="P101"><text:span text:style-name="T14">use</text:span><text:span text:style-name="T75"> Doctrine\Bundle\FixturesBundle\</text:span><text:span text:style-name="T51">Fixture</text:span><text:span text:style-name="T75">;</text:span></text:p>
      <text:p text:style-name="P29"/>
      <text:p text:style-name="P101"><text:span text:style-name="T14">class</text:span><text:span text:style-name="T75"> </text:span><text:span text:style-name="T51">AppFixtures</text:span><text:span text:style-name="T75"> </text:span><text:span text:style-name="T14">extends</text:span><text:span text:style-name="T75"> </text:span><text:span text:style-name="T51">Fixture</text:span></text:p>
      <text:p text:style-name="P12">{</text:p>
      <text:p text:style-name="P101"><text:span text:style-name="T14">public</text:span><text:span text:style-name="T75"> </text:span><text:span text:style-name="T14">function</text:span><text:span text:style-name="T75"> </text:span><text:span text:style-name="T5">load</text:span><text:span text:style-name="T75">(</text:span><text:span text:style-name="T51">ObjectManager</text:span><text:span text:style-name="T75"> </text:span><text:span text:style-name="T30">$manager</text:span><text:span text:style-name="T75">): </text:span><text:span text:style-name="T14">void</text:span></text:p>
      <text:p text:style-name="P12"><text:soft-page-break/>{</text:p>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61">10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41">"Produit n°</text:span><text:span text:style-name="T30">$p</text:span><text:span text:style-name="T41">"</text:span><text:span text:style-name="T75">)</text:span></text:p>
      <text:p text:style-name="P101"><text:span text:style-name="T75">-&gt;</text:span><text:span text:style-name="T5">setPrice</text:span><text:span text:style-name="T75">(</text:span><text:span text:style-name="T5">mt_rand</text:span><text:span text:style-name="T75">(</text:span><text:span text:style-name="T61">100</text:span><text:span text:style-name="T75">,</text:span><text:span text:style-name="T61">200</text:span><text:span text:style-name="T75">))</text:span></text:p>
      <text:p text:style-name="P101"><text:span text:style-name="T75">-&gt;</text:span><text:span text:style-name="T5">setSlug</text:span><text:span text:style-name="T75">(</text:span><text:span text:style-name="T41">"product-n-</text:span><text:span text:style-name="T30">$p</text:span><text:span text:style-name="T41">"</text:span><text:span text:style-name="T75">);</text:span></text:p>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29"/>
      <text:p text:style-name="P101"><text:span text:style-name="T30">$manager</text:span><text:span text:style-name="T75">-&gt;</text:span><text:span text:style-name="T5">flush</text:span><text:span text:style-name="T75">();</text:span></text:p>
      <text:p text:style-name="P12">}</text:p>
      <text:p text:style-name="P12">}</text:p>
      <text:p text:style-name="P101"/>
      <text:p text:style-name="P66"/>
      <text:p text:style-name="P66"/>
      <text:h text:style-name="P76" text:outline-level="1">Utiliser Faker pour plus de réalisme dans nos données</text:h>
      <text:p text:style-name="P66"><text:span text:style-name="Strong_20_Emphasis"><text:span text:style-name="T178">- </text:span></text:span><text:span text:style-name="Strong_20_Emphasis"><text:span text:style-name="T179">ajouter la librairis faker ⇒</text:span></text:span></text:p>
      <text:p text:style-name="P66"><text:span text:style-name="Strong_20_Emphasis"><text:span text:style-name="T178">composer require --dev fakerphp/faker </text:span></text:span></text:p>
      <text:p text:style-name="P65"><text:span text:style-name="Strong_20_Emphasis"><text:span text:style-name="T178">- </text:span></text:span><text:span text:style-name="Strong_20_Emphasis"><text:span text:style-name="T179">ajouter ce code dans le fichier </text:span></text:span><text:span text:style-name="Strong_20_Emphasis"><text:span text:style-name="T180"><text:s/>src/DataFixtures/AppFixtures.php </text:span></text:span><text:span text:style-name="Strong_20_Emphasis"><text:span text:style-name="T179">⇒</text:span></text:span></text:p>
      <text:p text:style-name="P64"><text:span text:style-name="Strong_20_Emphasis"><text:span text:style-name="T19">public</text:span></text:span><text:span text:style-name="Strong_20_Emphasis"><text:span text:style-name="T80"> </text:span></text:span><text:span text:style-name="Strong_20_Emphasis"><text:span text:style-name="T19">function</text:span></text:span><text:span text:style-name="Strong_20_Emphasis"><text:span text:style-name="T80"> </text:span></text:span><text:span text:style-name="Strong_20_Emphasis"><text:span text:style-name="T9">load</text:span></text:span><text:span text:style-name="Strong_20_Emphasis"><text:span text:style-name="T80">(</text:span></text:span><text:span text:style-name="Strong_20_Emphasis"><text:span text:style-name="T55">ObjectManager</text:span></text:span><text:span text:style-name="Strong_20_Emphasis"><text:span text:style-name="T80"> </text:span></text:span><text:span text:style-name="Strong_20_Emphasis"><text:span text:style-name="T35">$manager</text:span></text:span><text:span text:style-name="Strong_20_Emphasis"><text:span text:style-name="T80">): </text:span></text:span><text:span text:style-name="Strong_20_Emphasis"><text:span text:style-name="T19">void</text:span></text:span></text:p>
      <text:p text:style-name="P12">{</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61">10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sentence</text:span><text:span text:style-name="T75">())</text:span></text:p>
      <text:p text:style-name="P101"><text:span text:style-name="T75">-&gt;</text:span><text:span text:style-name="T5">setPrice</text:span><text:span text:style-name="T75">(</text:span><text:span text:style-name="T5">mt_rand</text:span><text:span text:style-name="T75">(</text:span><text:span text:style-name="T61">100</text:span><text:span text:style-name="T75">,</text:span><text:span text:style-name="T61">200</text:span><text:span text:style-name="T75">))</text:span></text:p>
      <text:p text:style-name="P101"><text:span text:style-name="T75">-&gt;</text:span><text:span text:style-name="T5">setSlug</text:span><text:span text:style-name="T75">(</text:span><text:span text:style-name="T30">$faker</text:span><text:span text:style-name="T75">-&gt;</text:span><text:span text:style-name="T5">slug</text:span><text:span text:style-name="T75">());</text:span></text:p>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29"/>
      <text:p text:style-name="P101"><text:span text:style-name="T30">$manager</text:span><text:span text:style-name="T75">-&gt;</text:span><text:span text:style-name="T5">flush</text:span><text:span text:style-name="T75">();</text:span></text:p>
      <text:p text:style-name="P12">}</text:p>
      <text:p text:style-name="P65"><text:span text:style-name="Strong_20_Emphasis"><text:span text:style-name="T179"/></text:span></text:p>
      <text:p text:style-name="P65"><text:span text:style-name="Strong_20_Emphasis"><text:span text:style-name="T179">- </text:span></text:span><text:span text:style-name="Strong_20_Emphasis"><text:span text:style-name="T182">pour re-remplir notre base, </text:span></text:span><text:span text:style-name="Strong_20_Emphasis"><text:span text:style-name="T181">taper sur le temrinal ⇒</text:span></text:span></text:p>
      <text:p text:style-name="P65"><text:span text:style-name="Strong_20_Emphasis"><text:span text:style-name="T181">php bin/console doctrine:fixtures:load</text:span></text:span></text:p>
      <text:p text:style-name="P65"><text:span text:style-name="Strong_20_Emphasis"><text:span text:style-name="T181"/></text:span></text:p>
      <text:h text:style-name="P63" text:outline-level="1"><text:span text:style-name="Strong_20_Emphasis"><text:span text:style-name="T189">Enrichir Faker pour plus de réalisme encore</text:span></text:span></text:h>
      <text:p text:style-name="P65"><text:span text:style-name="Strong_20_Emphasis"><text:span text:style-name="T181">composer require liorchamla/faker-prices</text:span></text:span></text:p>
      <text:p text:style-name="P65"><text:span text:style-name="Strong_20_Emphasis"><text:span text:style-name="T181"><text:s/>composer require mbezhanov/faker-provider-collection</text:span></text:span></text:p>
      <text:p text:style-name="P138"><text:span text:style-name="Strong_20_Emphasis"><text:span text:style-name="T138">- </text:span></text:span><text:span text:style-name="Strong_20_Emphasis"><text:span text:style-name="T139">utiliser faker-prices pour le prix et faker-provider-collection pour le name donc le code source devient ⇒</text:span></text:span><text:span text:style-name="Strong_20_Emphasis"><text:span text:style-name="T20">public</text:span></text:span><text:span text:style-name="Strong_20_Emphasis"><text:span text:style-name="T81"> </text:span></text:span><text:span text:style-name="Strong_20_Emphasis"><text:span text:style-name="T20">function</text:span></text:span><text:span text:style-name="Strong_20_Emphasis"><text:span text:style-name="T81"> </text:span></text:span><text:span text:style-name="Strong_20_Emphasis"><text:span text:style-name="T10">load</text:span></text:span><text:span text:style-name="Strong_20_Emphasis"><text:span text:style-name="T81">(</text:span></text:span><text:span text:style-name="Strong_20_Emphasis"><text:span text:style-name="T56">ObjectManager</text:span></text:span><text:span text:style-name="Strong_20_Emphasis"><text:span text:style-name="T81"> </text:span></text:span><text:span text:style-name="Strong_20_Emphasis"><text:span text:style-name="T36">$manager</text:span></text:span><text:span text:style-name="Strong_20_Emphasis"><text:span text:style-name="T81">): </text:span></text:span><text:span text:style-name="Strong_20_Emphasis"><text:span text:style-name="T20">void</text:span></text:span></text:p>
      <text:p text:style-name="P12"><text:soft-page-break/>{</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29"/>
      <text:p text:style-name="P101"><text:span text:style-name="T30">$faker</text:span><text:span text:style-name="T75">-&gt;</text:span><text:span text:style-name="T5">addProvider</text:span><text:span text:style-name="T75">(</text:span><text:span text:style-name="T14">new</text:span><text:span text:style-name="T75"> \Liior\Faker\</text:span><text:span text:style-name="T51">Prices</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ezhanov\Faker\Provider\</text:span><text:span text:style-name="T51">Commerce</text:span><text:span text:style-name="T75">(</text:span><text:span text:style-name="T30">$faker</text:span><text:span text:style-name="T75">));</text:span></text:p>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61">10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productName</text:span><text:span text:style-name="T75">())</text:span></text:p>
      <text:p text:style-name="P101"><text:span text:style-name="T75">-&gt;</text:span><text:span text:style-name="T5">setPrice</text:span><text:span text:style-name="T75">(</text:span><text:span text:style-name="T30">$faker</text:span><text:span text:style-name="T75">-&gt;</text:span><text:span text:style-name="T5">price</text:span><text:span text:style-name="T75">(</text:span><text:span text:style-name="T61">4000</text:span><text:span text:style-name="T75">, </text:span><text:span text:style-name="T61">20000</text:span><text:span text:style-name="T75">))</text:span></text:p>
      <text:p text:style-name="P101"><text:span text:style-name="T75">-&gt;</text:span><text:span text:style-name="T5">setSlug</text:span><text:span text:style-name="T75">(</text:span><text:span text:style-name="T30">$faker</text:span><text:span text:style-name="T75">-&gt;</text:span><text:span text:style-name="T5">slug</text:span><text:span text:style-name="T75">());</text:span></text:p>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29"/>
      <text:p text:style-name="P101"><text:span text:style-name="T30">$manager</text:span><text:span text:style-name="T75">-&gt;</text:span><text:span text:style-name="T5">flush</text:span><text:span text:style-name="T75">();</text:span></text:p>
      <text:p text:style-name="P12">}</text:p>
      <text:p text:style-name="P65"><text:span text:style-name="Strong_20_Emphasis"><text:span text:style-name="T183"/></text:span></text:p>
      <text:p text:style-name="P65"><text:span text:style-name="Strong_20_Emphasis"><text:span text:style-name="T183"/></text:span></text:p>
      <text:p text:style-name="P65"><text:span text:style-name="Strong_20_Emphasis"><text:span text:style-name="T183"/></text:span></text:p>
      <text:h text:style-name="P63" text:outline-level="1"><text:span text:style-name="Strong_20_Emphasis"><text:span text:style-name="T190">Créer de véritables Slugs avec le composant String</text:span></text:span></text:h>
      <text:p text:style-name="P69"><text:span text:style-name="Strong_20_Emphasis"><text:span text:style-name="T184">Le composant String offre des outils touchant à la gestion des chaines de caractères </text:span></text:span><text:span text:style-name="Strong_20_Emphasis"><text:span text:style-name="T185">⇒</text:span></text:span></text:p>
      <text:p text:style-name="P69"><text:a xlink:type="simple" xlink:href="https://symfony.com/doc/current/components/string.html" text:style-name="Internet_20_link" text:visited-style-name="Visited_20_Internet_20_Link"><text:span text:style-name="Strong_20_Emphasis"><text:span text:style-name="T185">https://symfony.com/doc/current/components/string.html</text:span></text:span></text:a></text:p>
      <text:p text:style-name="P69"><text:span text:style-name="Strong_20_Emphasis"><text:span text:style-name="T185">- </text:span></text:span><text:span text:style-name="Strong_20_Emphasis"><text:span text:style-name="T186">taper sur le terminal ⇒</text:span></text:span></text:p>
      <text:p text:style-name="P69"><text:span text:style-name="Strong_20_Emphasis"><text:span text:style-name="T186"><text:s/>composer require string</text:span></text:span></text:p>
      <text:p text:style-name="P69"><text:span text:style-name="Strong_20_Emphasis"><text:span text:style-name="T186">- ajouter ce code dans le fichier </text:span></text:span><text:span text:style-name="Strong_20_Emphasis"><text:span text:style-name="T89">src</text:span></text:span><text:span text:style-name="Strong_20_Emphasis"><text:span text:style-name="T104">/DataFixtures/AppFixtures.php ⇒</text:span></text:span></text:p>
      <text:p text:style-name="P68"><text:span text:style-name="Strong_20_Emphasis"><text:span text:style-name="T22">class</text:span></text:span><text:span text:style-name="Strong_20_Emphasis"><text:span text:style-name="T83"> </text:span></text:span><text:span text:style-name="Strong_20_Emphasis"><text:span text:style-name="T58">AppFixtures</text:span></text:span><text:span text:style-name="Strong_20_Emphasis"><text:span text:style-name="T83"> </text:span></text:span><text:span text:style-name="Strong_20_Emphasis"><text:span text:style-name="T22">extends</text:span></text:span><text:span text:style-name="Strong_20_Emphasis"><text:span text:style-name="T83"> </text:span></text:span><text:span text:style-name="Strong_20_Emphasis"><text:span text:style-name="T58">Fixture</text:span></text:span></text:p>
      <text:p text:style-name="P12">{</text:p>
      <text:p text:style-name="P101"><text:span text:style-name="T14">protected</text:span><text:span text:style-name="T75"> </text:span><text:span text:style-name="T30">$slugger</text:span><text:span text:style-name="T75">;</text:span></text:p>
      <text:p text:style-name="P101"><text:span text:style-name="T14">public</text:span><text:span text:style-name="T75"> </text:span><text:span text:style-name="T14">function</text:span><text:span text:style-name="T75"> </text:span><text:span text:style-name="T5">__construct</text:span><text:span text:style-name="T75">(</text:span><text:span text:style-name="T51">SluggerInterface</text:span><text:span text:style-name="T75"> </text:span><text:span text:style-name="T30">$slugger</text:span><text:span text:style-name="T75">)</text:span></text:p>
      <text:p text:style-name="P12">{</text:p>
      <text:p text:style-name="P101"><text:span text:style-name="T14">$this</text:span><text:span text:style-name="T75">-&gt;</text:span><text:span text:style-name="T30">slugger</text:span><text:span text:style-name="T75"> = </text:span><text:span text:style-name="T30">$slugger</text:span><text:span text:style-name="T75">;</text:span></text:p>
      <text:p text:style-name="P12">}</text:p>
      <text:p text:style-name="P101"><text:span text:style-name="T14">public</text:span><text:span text:style-name="T75"> </text:span><text:span text:style-name="T14">function</text:span><text:span text:style-name="T75"> </text:span><text:span text:style-name="T5">load</text:span><text:span text:style-name="T75">(</text:span><text:span text:style-name="T51">ObjectManager</text:span><text:span text:style-name="T75"> </text:span><text:span text:style-name="T30">$manager</text:span><text:span text:style-name="T75">): </text:span><text:span text:style-name="T14">void</text:span></text:p>
      <text:p text:style-name="P12">{</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29"/>
      <text:p text:style-name="P101"><text:span text:style-name="T30">$faker</text:span><text:span text:style-name="T75">-&gt;</text:span><text:span text:style-name="T5">addProvider</text:span><text:span text:style-name="T75">(</text:span><text:span text:style-name="T14">new</text:span><text:span text:style-name="T75"> \Liior\Faker\</text:span><text:span text:style-name="T51">Prices</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ezhanov\Faker\Provider\</text:span><text:span text:style-name="T51">Commerce</text:span><text:span text:style-name="T75">(</text:span><text:span text:style-name="T30">$faker</text:span><text:span text:style-name="T75">));</text:span></text:p>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61">10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productName</text:span><text:span text:style-name="T75">())</text:span></text:p>
      <text:p text:style-name="P101"><text:span text:style-name="T75">-&gt;</text:span><text:span text:style-name="T5">setPrice</text:span><text:span text:style-name="T75">(</text:span><text:span text:style-name="T30">$faker</text:span><text:span text:style-name="T75">-&gt;</text:span><text:span text:style-name="T5">price</text:span><text:span text:style-name="T75">(</text:span><text:span text:style-name="T61">4000</text:span><text:span text:style-name="T75">, </text:span><text:span text:style-name="T61">20000</text:span><text:span text:style-name="T75">))</text:span></text:p>
      <text:p text:style-name="P101"><text:span text:style-name="T75">-&gt;</text:span><text:span text:style-name="T5">setSlug</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product</text:span><text:span text:style-name="T75">-&gt;</text:span><text:span text:style-name="T5">getName</text:span><text:span text:style-name="T75">()));</text:span></text:p>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29"><text:soft-page-break/></text:p>
      <text:p text:style-name="P101"><text:span text:style-name="T30">$manager</text:span><text:span text:style-name="T75">-&gt;</text:span><text:span text:style-name="T5">flush</text:span><text:span text:style-name="T75">();</text:span></text:p>
      <text:p text:style-name="P12">}</text:p>
      <text:p text:style-name="P12">}</text:p>
      <text:p text:style-name="P101"/>
      <text:p text:style-name="P69"><text:span text:style-name="Strong_20_Emphasis"><text:span text:style-name="T104">- </text:span></text:span><text:span text:style-name="Strong_20_Emphasis"><text:span text:style-name="T105">taper sur le teminal ⇒<text:line-break/>php bin/console d:f:l</text:span></text:span></text:p>
      <text:p text:style-name="P69"><text:span text:style-name="Strong_20_Emphasis"><text:span text:style-name="T105"/></text:span></text:p>
      <text:h text:style-name="P67" text:outline-level="1"><text:span text:style-name="Strong_20_Emphasis"><text:span text:style-name="T193">Créer une association entre Product et Category</text:span></text:span></text:h>
      <text:p text:style-name="Standard"><text:span text:style-name="Strong_20_Emphasis">- </text:span><text:span text:style-name="Strong_20_Emphasis"><text:span text:style-name="T202">m</text:span></text:span><text:span text:style-name="Strong_20_Emphasis"><text:span text:style-name="T187">aintenant on veux ajouter la relation dans category (products), taper sur le terminal ⇒</text:span></text:span></text:p>
      <text:p text:style-name="Standard"><text:span text:style-name="Strong_20_Emphasis"><text:span text:style-name="T187">php bin/console make:entity Category</text:span></text:span></text:p>
      <text:p text:style-name="Standard"><text:span text:style-name="Strong_20_Emphasis"><text:span text:style-name="T187">products</text:span></text:span></text:p>
      <text:p text:style-name="Standard"><text:span text:style-name="Strong_20_Emphasis"><text:span text:style-name="T187">relation</text:span></text:span></text:p>
      <text:p text:style-name="Standard"><text:span text:style-name="Strong_20_Emphasis"><text:span text:style-name="T187">Product</text:span></text:span></text:p>
      <text:p text:style-name="Standard"><text:span text:style-name="Strong_20_Emphasis"><text:span text:style-name="T187">OneToMany</text:span></text:span></text:p>
      <text:p text:style-name="P135"><text:span text:style-name="Strong_20_Emphasis"><text:span text:style-name="T187">yes</text:span></text:span></text:p>
      <text:p text:style-name="P135"><text:span text:style-name="Strong_20_Emphasis"><text:span text:style-name="T187"/></text:span></text:p>
      <text:p text:style-name="P135"><text:span text:style-name="Strong_20_Emphasis"><text:span text:style-name="T187"/></text:span></text:p>
      <text:p text:style-name="P136"><text:span text:style-name="Strong_20_Emphasis"><text:span text:style-name="T188">- </text:span></text:span><text:span text:style-name="Strong_20_Emphasis"><text:span text:style-name="T119">tapez ⇒</text:span></text:span></text:p>
      <text:p text:style-name="P136"><text:span text:style-name="Strong_20_Emphasis"><text:span text:style-name="T119">php bin/console make:migration</text:span></text:span></text:p>
      <text:p text:style-name="P137"><text:span text:style-name="Strong_20_Emphasis"><text:span text:style-name="T119">php bin/console d:m:m</text:span></text:span></text:p>
      <text:p text:style-name="P137"><text:span text:style-name="Strong_20_Emphasis"><text:span text:style-name="T119"/></text:span></text:p>
      <text:p text:style-name="P137"><text:span text:style-name="Strong_20_Emphasis"><text:span text:style-name="T119">- </text:span></text:span><text:span text:style-name="Strong_20_Emphasis"><text:span text:style-name="T120">Maintenant dans notre fixtures on va ajouter de le category, </text:span></text:span><text:span text:style-name="Strong_20_Emphasis"><text:span text:style-name="T121">ajouter ce code src/DataFixtures/AppFixtures,php ⇒</text:span></text:span></text:p>
      <text:p text:style-name="P137"><text:span text:style-name="Strong_20_Emphasis"><text:span text:style-name="T23">public</text:span></text:span><text:span text:style-name="Strong_20_Emphasis"><text:span text:style-name="T84"> </text:span></text:span><text:span text:style-name="Strong_20_Emphasis"><text:span text:style-name="T23">function</text:span></text:span><text:span text:style-name="Strong_20_Emphasis"><text:span text:style-name="T84"> </text:span></text:span><text:span text:style-name="Strong_20_Emphasis"><text:span text:style-name="T12">load</text:span></text:span><text:span text:style-name="Strong_20_Emphasis"><text:span text:style-name="T84">(</text:span></text:span><text:span text:style-name="Strong_20_Emphasis"><text:span text:style-name="T59">ObjectManager</text:span></text:span><text:span text:style-name="Strong_20_Emphasis"><text:span text:style-name="T84"> </text:span></text:span><text:span text:style-name="Strong_20_Emphasis"><text:span text:style-name="T38">$manager</text:span></text:span><text:span text:style-name="Strong_20_Emphasis"><text:span text:style-name="T84">): </text:span></text:span><text:span text:style-name="Strong_20_Emphasis"><text:span text:style-name="T23">void</text:span></text:span></text:p>
      <text:p text:style-name="P12">{</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29"/>
      <text:p text:style-name="P101"><text:span text:style-name="T30">$faker</text:span><text:span text:style-name="T75">-&gt;</text:span><text:span text:style-name="T5">addProvider</text:span><text:span text:style-name="T75">(</text:span><text:span text:style-name="T14">new</text:span><text:span text:style-name="T75"> \Liior\Faker\</text:span><text:span text:style-name="T51">Prices</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ezhanov\Faker\Provider\</text:span><text:span text:style-name="T51">Commerce</text:span><text:span text:style-name="T75">(</text:span><text:span text:style-name="T30">$faker</text:span><text:span text:style-name="T75">));</text:span></text:p>
      <text:p text:style-name="P29"/>
      <text:p text:style-name="P101"><text:span text:style-name="T48">for</text:span><text:span text:style-name="T75">(</text:span><text:span text:style-name="T30">$c</text:span><text:span text:style-name="T75"> = </text:span><text:span text:style-name="T61">0</text:span><text:span text:style-name="T75">; </text:span><text:span text:style-name="T30">$c</text:span><text:span text:style-name="T75"> &lt; </text:span><text:span text:style-name="T61">3</text:span><text:span text:style-name="T75">; </text:span><text:span text:style-name="T30">$c</text:span><text:span text:style-name="T75">++){</text:span></text:p>
      <text:p text:style-name="P101"><text:span text:style-name="T30">$category</text:span><text:span text:style-name="T75"> = </text:span><text:span text:style-name="T14">new</text:span><text:span text:style-name="T75"> </text:span><text:span text:style-name="T51">Category</text:span><text:span text:style-name="T75">;</text:span></text:p>
      <text:p text:style-name="P101"><text:span text:style-name="T30">$category</text:span><text:span text:style-name="T75">-&gt;</text:span><text:span text:style-name="T5">setName</text:span><text:span text:style-name="T75">(</text:span><text:span text:style-name="T30">$faker</text:span><text:span text:style-name="T75">-&gt;</text:span><text:span text:style-name="T30">department</text:span><text:span text:style-name="T75">)</text:span></text:p>
      <text:p text:style-name="P101"><text:span text:style-name="T75">-&gt;</text:span><text:span text:style-name="T5">setSlug</text:span><text:span text:style-name="T75">(</text:span><text:span text:style-name="T5">strtolower</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category</text:span><text:span text:style-name="T75">-&gt;</text:span><text:span text:style-name="T5">getName</text:span><text:span text:style-name="T75">())));</text:span></text:p>
      <text:p text:style-name="P101"><text:span text:style-name="T30">$manager</text:span><text:span text:style-name="T75">-&gt;</text:span><text:span text:style-name="T5">persist</text:span><text:span text:style-name="T75">(</text:span><text:span text:style-name="T30">$category</text:span><text:span text:style-name="T75">);</text:span></text:p>
      <text:p text:style-name="P29"/>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5">mt_rand</text:span><text:span text:style-name="T75">(</text:span><text:span text:style-name="T61">15</text:span><text:span text:style-name="T75">,</text:span><text:span text:style-name="T61">2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productName</text:span><text:span text:style-name="T75">())</text:span></text:p>
      <text:p text:style-name="P101"><text:span text:style-name="T75">-&gt;</text:span><text:span text:style-name="T5">setPrice</text:span><text:span text:style-name="T75">(</text:span><text:span text:style-name="T30">$faker</text:span><text:span text:style-name="T75">-&gt;</text:span><text:span text:style-name="T5">price</text:span><text:span text:style-name="T75">(</text:span><text:span text:style-name="T61">4000</text:span><text:span text:style-name="T75">, </text:span><text:span text:style-name="T61">20000</text:span><text:span text:style-name="T75">))</text:span></text:p>
      <text:p text:style-name="P101"><text:span text:style-name="T75">-&gt;</text:span><text:span text:style-name="T5">setSlug</text:span><text:span text:style-name="T75">(</text:span><text:span text:style-name="T5">strtolower</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product</text:span><text:span text:style-name="T75">-&gt;</text:span><text:span text:style-name="T5">getName</text:span><text:span text:style-name="T75">())))</text:span></text:p>
      <text:p text:style-name="P101"><text:span text:style-name="T75">-&gt;</text:span><text:span text:style-name="T5">setCategory</text:span><text:span text:style-name="T75">(</text:span><text:span text:style-name="T30">$category</text:span><text:span text:style-name="T75">);</text:span></text:p>
      <text:p text:style-name="P29"/>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12">}</text:p>
      <text:p text:style-name="P29"/>
      <text:p text:style-name="P29"><text:soft-page-break/></text:p>
      <text:p text:style-name="P101"><text:span text:style-name="T30">$manager</text:span><text:span text:style-name="T75">-&gt;</text:span><text:span text:style-name="T5">flush</text:span><text:span text:style-name="T75">();</text:span></text:p>
      <text:p text:style-name="P12">}</text:p>
      <text:p text:style-name="P137"><text:span text:style-name="Strong_20_Emphasis"><text:span text:style-name="T121"/></text:span></text:p>
      <text:p text:style-name="P137"><text:span text:style-name="Strong_20_Emphasis"><text:span text:style-name="T121">- sur le terminal tapez ⇒</text:span></text:span></text:p>
      <text:p text:style-name="P134"><text:span text:style-name="Strong_20_Emphasis"><text:span text:style-name="T121">php bin/console d:m:m</text:span></text:span></text:p>
      <text:p text:style-name="P134"><text:span text:style-name="Strong_20_Emphasis"><text:span text:style-name="T121"/></text:span></text:p>
      <text:p text:style-name="P134"><text:span text:style-name="Strong_20_Emphasis"><text:span text:style-name="T121"/></text:span></text:p>
      <text:h text:style-name="P133" text:outline-level="1"><text:span text:style-name="Strong_20_Emphasis"><text:span text:style-name="T194">Ajouter un champ dans l'entité Product</text:span></text:span></text:h>
      <text:p text:style-name="P140"><text:span text:style-name="Strong_20_Emphasis"><text:span text:style-name="T122">- Ajouter deux champ mainPicture</text:span></text:span><text:span text:style-name="Strong_20_Emphasis"><text:span text:style-name="T123">(string,255, not null)</text:span></text:span><text:span text:style-name="Strong_20_Emphasis"><text:span text:style-name="T122"> et shortDescription </text:span></text:span><text:span text:style-name="Strong_20_Emphasis"><text:span text:style-name="T123">(text, not null)</text:span></text:span><text:span text:style-name="Strong_20_Emphasis"><text:span text:style-name="T122">, tapez ⇒</text:span></text:span></text:p>
      <text:p text:style-name="P140"><text:span text:style-name="Strong_20_Emphasis"><text:span text:style-name="T122">php bin/console make:entity Product</text:span></text:span></text:p>
      <text:p text:style-name="P140"><text:span text:style-name="Strong_20_Emphasis"><text:span text:style-name="T122">- </text:span></text:span><text:span text:style-name="Strong_20_Emphasis"><text:span text:style-name="T124">ajouter le faker-piscum-photos pour les images ⇒</text:span></text:span></text:p>
      <text:p text:style-name="P140"><text:span text:style-name="Strong_20_Emphasis"><text:span text:style-name="T124">composer require bluemmb/faker-picsum-photos-provider</text:span></text:span></text:p>
      <text:p text:style-name="P140"><text:span text:style-name="Strong_20_Emphasis"><text:span text:style-name="T124">- </text:span></text:span><text:span text:style-name="Strong_20_Emphasis"><text:span text:style-name="T125">le code de la fonction load ⇒</text:span></text:span></text:p>
      <text:p text:style-name="P140"><text:span text:style-name="Strong_20_Emphasis"><text:span text:style-name="T24">public</text:span></text:span><text:span text:style-name="Strong_20_Emphasis"><text:span text:style-name="T85"> </text:span></text:span><text:span text:style-name="Strong_20_Emphasis"><text:span text:style-name="T24">function</text:span></text:span><text:span text:style-name="Strong_20_Emphasis"><text:span text:style-name="T85"> </text:span></text:span><text:span text:style-name="Strong_20_Emphasis"><text:span text:style-name="T13">load</text:span></text:span><text:span text:style-name="Strong_20_Emphasis"><text:span text:style-name="T85">(</text:span></text:span><text:span text:style-name="Strong_20_Emphasis"><text:span text:style-name="T60">ObjectManager</text:span></text:span><text:span text:style-name="Strong_20_Emphasis"><text:span text:style-name="T85"> </text:span></text:span><text:span text:style-name="Strong_20_Emphasis"><text:span text:style-name="T39">$manager</text:span></text:span><text:span text:style-name="Strong_20_Emphasis"><text:span text:style-name="T85">): </text:span></text:span><text:span text:style-name="Strong_20_Emphasis"><text:span text:style-name="T24">void</text:span></text:span></text:p>
      <text:p text:style-name="P12">{</text:p>
      <text:p text:style-name="P101"><text:span text:style-name="T30">$faker</text:span><text:span text:style-name="T75"> = </text:span><text:span text:style-name="T51">Factory</text:span><text:span text:style-name="T75">::</text:span><text:span text:style-name="T5">create</text:span><text:span text:style-name="T75">(</text:span><text:span text:style-name="T41">'fr_FR'</text:span><text:span text:style-name="T75">);</text:span></text:p>
      <text:p text:style-name="P29"/>
      <text:p text:style-name="P101"><text:span text:style-name="T30">$faker</text:span><text:span text:style-name="T75">-&gt;</text:span><text:span text:style-name="T5">addProvider</text:span><text:span text:style-name="T75">(</text:span><text:span text:style-name="T14">new</text:span><text:span text:style-name="T75"> \Liior\Faker\</text:span><text:span text:style-name="T51">Prices</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ezhanov\Faker\Provider\</text:span><text:span text:style-name="T51">Commerce</text:span><text:span text:style-name="T75">(</text:span><text:span text:style-name="T30">$faker</text:span><text:span text:style-name="T75">));</text:span></text:p>
      <text:p text:style-name="P101"><text:span text:style-name="T30">$faker</text:span><text:span text:style-name="T75">-&gt;</text:span><text:span text:style-name="T5">addProvider</text:span><text:span text:style-name="T75">(</text:span><text:span text:style-name="T14">new</text:span><text:span text:style-name="T75"> \Bluemmb\Faker\</text:span><text:span text:style-name="T51">PicsumPhotosProvider</text:span><text:span text:style-name="T75">(</text:span><text:span text:style-name="T30">$faker</text:span><text:span text:style-name="T75">));</text:span></text:p>
      <text:p text:style-name="P29"/>
      <text:p text:style-name="P101"><text:span text:style-name="T48">for</text:span><text:span text:style-name="T75">(</text:span><text:span text:style-name="T30">$c</text:span><text:span text:style-name="T75"> = </text:span><text:span text:style-name="T61">0</text:span><text:span text:style-name="T75">; </text:span><text:span text:style-name="T30">$c</text:span><text:span text:style-name="T75"> &lt; </text:span><text:span text:style-name="T61">3</text:span><text:span text:style-name="T75">; </text:span><text:span text:style-name="T30">$c</text:span><text:span text:style-name="T75">++){</text:span></text:p>
      <text:p text:style-name="P101"><text:span text:style-name="T30">$category</text:span><text:span text:style-name="T75"> = </text:span><text:span text:style-name="T14">new</text:span><text:span text:style-name="T75"> </text:span><text:span text:style-name="T51">Category</text:span><text:span text:style-name="T75">;</text:span></text:p>
      <text:p text:style-name="P101"><text:span text:style-name="T30">$category</text:span><text:span text:style-name="T75">-&gt;</text:span><text:span text:style-name="T5">setName</text:span><text:span text:style-name="T75">(</text:span><text:span text:style-name="T30">$faker</text:span><text:span text:style-name="T75">-&gt;</text:span><text:span text:style-name="T30">department</text:span><text:span text:style-name="T75">)</text:span></text:p>
      <text:p text:style-name="P101"><text:span text:style-name="T75">-&gt;</text:span><text:span text:style-name="T5">setSlug</text:span><text:span text:style-name="T75">(</text:span><text:span text:style-name="T5">strtolower</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category</text:span><text:span text:style-name="T75">-&gt;</text:span><text:span text:style-name="T5">getName</text:span><text:span text:style-name="T75">())));</text:span></text:p>
      <text:p text:style-name="P101"><text:span text:style-name="T30">$manager</text:span><text:span text:style-name="T75">-&gt;</text:span><text:span text:style-name="T5">persist</text:span><text:span text:style-name="T75">(</text:span><text:span text:style-name="T30">$category</text:span><text:span text:style-name="T75">);</text:span></text:p>
      <text:p text:style-name="P29"/>
      <text:p text:style-name="P101"><text:span text:style-name="T48">for</text:span><text:span text:style-name="T75">(</text:span><text:span text:style-name="T30">$p</text:span><text:span text:style-name="T75"> = </text:span><text:span text:style-name="T61">0</text:span><text:span text:style-name="T75">; </text:span><text:span text:style-name="T30">$p</text:span><text:span text:style-name="T75"> &lt; </text:span><text:span text:style-name="T5">mt_rand</text:span><text:span text:style-name="T75">(</text:span><text:span text:style-name="T61">15</text:span><text:span text:style-name="T75">,</text:span><text:span text:style-name="T61">20</text:span><text:span text:style-name="T75">); </text:span><text:span text:style-name="T30">$p</text:span><text:span text:style-name="T75">++){</text:span></text:p>
      <text:p text:style-name="P101"><text:span text:style-name="T30">$product</text:span><text:span text:style-name="T75"> = </text:span><text:span text:style-name="T14">new</text:span><text:span text:style-name="T75"> </text:span><text:span text:style-name="T51">Product</text:span><text:span text:style-name="T75">;</text:span></text:p>
      <text:p text:style-name="P101"><text:span text:style-name="T30">$product</text:span><text:span text:style-name="T75">-&gt;</text:span><text:span text:style-name="T5">setName</text:span><text:span text:style-name="T75">(</text:span><text:span text:style-name="T30">$faker</text:span><text:span text:style-name="T75">-&gt;</text:span><text:span text:style-name="T5">productName</text:span><text:span text:style-name="T75">())</text:span></text:p>
      <text:p text:style-name="P101"><text:span text:style-name="T75">-&gt;</text:span><text:span text:style-name="T5">setPrice</text:span><text:span text:style-name="T75">(</text:span><text:span text:style-name="T30">$faker</text:span><text:span text:style-name="T75">-&gt;</text:span><text:span text:style-name="T5">price</text:span><text:span text:style-name="T75">(</text:span><text:span text:style-name="T61">4000</text:span><text:span text:style-name="T75">, </text:span><text:span text:style-name="T61">20000</text:span><text:span text:style-name="T75">))</text:span></text:p>
      <text:p text:style-name="P101"><text:span text:style-name="T75">-&gt;</text:span><text:span text:style-name="T5">setSlug</text:span><text:span text:style-name="T75">(</text:span><text:span text:style-name="T5">strtolower</text:span><text:span text:style-name="T75">(</text:span><text:span text:style-name="T14">$this</text:span><text:span text:style-name="T75">-&gt;</text:span><text:span text:style-name="T30">slugger</text:span><text:span text:style-name="T75">-&gt;</text:span><text:span text:style-name="T5">slug</text:span><text:span text:style-name="T75">(</text:span><text:span text:style-name="T30">$product</text:span><text:span text:style-name="T75">-&gt;</text:span><text:span text:style-name="T5">getName</text:span><text:span text:style-name="T75">())))</text:span></text:p>
      <text:p text:style-name="P101"><text:span text:style-name="T75">-&gt;</text:span><text:span text:style-name="T5">setCategory</text:span><text:span text:style-name="T75">(</text:span><text:span text:style-name="T30">$category</text:span><text:span text:style-name="T75">)</text:span></text:p>
      <text:p text:style-name="P101"><text:span text:style-name="T75">-&gt;</text:span><text:span text:style-name="T5">setShortDescription</text:span><text:span text:style-name="T75">(</text:span><text:span text:style-name="T30">$faker</text:span><text:span text:style-name="T75">-&gt;</text:span><text:span text:style-name="T5">paragraph</text:span><text:span text:style-name="T75">())</text:span></text:p>
      <text:p text:style-name="P101"><text:span text:style-name="T75">-&gt;</text:span><text:span text:style-name="T5">setMainPicture</text:span><text:span text:style-name="T75">(</text:span><text:span text:style-name="T30">$faker</text:span><text:span text:style-name="T75">-&gt;</text:span><text:span text:style-name="T5">imageUrl</text:span><text:span text:style-name="T75">(</text:span><text:span text:style-name="T61">400</text:span><text:span text:style-name="T75">, </text:span><text:span text:style-name="T61">400</text:span><text:span text:style-name="T75">, </text:span><text:span text:style-name="T14">true</text:span><text:span text:style-name="T75">));</text:span></text:p>
      <text:p text:style-name="P29"/>
      <text:p text:style-name="P101"><text:span text:style-name="T30">$manager</text:span><text:span text:style-name="T75">-&gt;</text:span><text:span text:style-name="T5">persist</text:span><text:span text:style-name="T75">(</text:span><text:span text:style-name="T30">$product</text:span><text:span text:style-name="T75">); </text:span></text:p>
      <text:p text:style-name="P12">}</text:p>
      <text:p text:style-name="P12">}</text:p>
      <text:p text:style-name="P29"/>
      <text:p text:style-name="P29"/>
      <text:p text:style-name="P101"><text:span text:style-name="T30">$manager</text:span><text:span text:style-name="T75">-&gt;</text:span><text:span text:style-name="T5">flush</text:span><text:span text:style-name="T75">();</text:span></text:p>
      <text:p text:style-name="P12">}</text:p>
      <text:p text:style-name="P140"><text:span text:style-name="Strong_20_Emphasis"><text:span text:style-name="T125"/></text:span></text:p>
      <text:p text:style-name="P140"><text:span text:style-name="Strong_20_Emphasis"><text:span text:style-name="T125">- </text:span></text:span><text:span text:style-name="Strong_20_Emphasis"><text:span text:style-name="T126">tapez ⇒</text:span></text:span></text:p>
      <text:p text:style-name="P140"><text:span text:style-name="Strong_20_Emphasis"><text:span text:style-name="T126">php bin/console d:f:l</text:span></text:span></text:p>
      <text:p text:style-name="P140"><text:span text:style-name="Strong_20_Emphasis"><text:span text:style-name="T126"/></text:span></text:p>
      <text:p text:style-name="P140"><text:span text:style-name="Strong_20_Emphasis"><text:span text:style-name="T126"/></text:span></text:p>
      <text:p text:style-name="P140"><text:span text:style-name="Strong_20_Emphasis"><text:span text:style-name="T126"/></text:span></text:p>
      <text:h text:style-name="P139" text:outline-level="1"><text:soft-page-break/><text:span text:style-name="Strong_20_Emphasis"><text:span text:style-name="T195">Utiliser nos entités dans un template Twig</text:span></text:span></text:h>
      <text:h text:style-name="P139" text:outline-level="1"><text:span text:style-name="Strong_20_Emphasis"><text:span text:style-name="T126">- dans </text:span></text:span><text:span text:style-name="Strong_20_Emphasis"><text:span text:style-name="T127">le fichier src/Controller/HomeController.php, ajouter ce code ⇒</text:span></text:span></text:h>
      <text:p text:style-name="P140"><text:span text:style-name="Strong_20_Emphasis"><text:span text:style-name="T127"/></text:span></text:p>
      <text:p text:style-name="P24">/**</text:p>
      <text:p text:style-name="P24">* @Route("/", name="homepage")</text:p>
      <text:p text:style-name="P24">*/</text:p>
      <text:p text:style-name="P101"><text:span text:style-name="T14">public</text:span><text:span text:style-name="T75"> </text:span><text:span text:style-name="T14">function</text:span><text:span text:style-name="T75"> </text:span><text:span text:style-name="T5">homepage</text:span><text:span text:style-name="T75">(</text:span><text:span text:style-name="T51">ProductRepository</text:span><text:span text:style-name="T75"> </text:span><text:span text:style-name="T30">$productRepository</text:span><text:span text:style-name="T75">){</text:span></text:p>
      <text:p text:style-name="P101"><text:span text:style-name="T30">$products</text:span><text:span text:style-name="T75"> = </text:span><text:span text:style-name="T30">$productRepository</text:span><text:span text:style-name="T75">-&gt;</text:span><text:span text:style-name="T5">findBy</text:span><text:span text:style-name="T75">([],[], </text:span><text:span text:style-name="T61">3</text:span><text:span text:style-name="T75">);</text:span></text:p>
      <text:p text:style-name="P101"><text:span text:style-name="T48">return</text:span><text:span text:style-name="T75"> </text:span><text:span text:style-name="T14">$this</text:span><text:span text:style-name="T75">-&gt;</text:span><text:span text:style-name="T5">render</text:span><text:span text:style-name="T75">(</text:span><text:span text:style-name="T41">'home.html.twig'</text:span><text:span text:style-name="T75">, [</text:span><text:span text:style-name="T41">'products'</text:span><text:span text:style-name="T75"> =&gt; </text:span><text:span text:style-name="T30">$products</text:span><text:span text:style-name="T75">]);</text:span></text:p>
      <text:p text:style-name="P12">}</text:p>
      <text:p text:style-name="P141"><text:span text:style-name="Strong_20_Emphasis"><text:span text:style-name="T127"/></text:span></text:p>
      <text:p text:style-name="P141"><text:span text:style-name="Strong_20_Emphasis"><text:span text:style-name="T127">- ajouter ce code dans le <text:s/>fichier templates/home.html.twig ,devient ⇒</text:span></text:span></text:p>
      <text:p text:style-name="P140"><text:span text:style-name="Strong_20_Emphasis"><text:span text:style-name="T151">&lt;</text:span></text:span><text:span text:style-name="Strong_20_Emphasis"><text:span text:style-name="T25">h1</text:span></text:span><text:span text:style-name="Strong_20_Emphasis"><text:span text:style-name="T151">&gt;</text:span></text:span><text:span text:style-name="Strong_20_Emphasis"><text:span text:style-name="T110">Nos produits phares</text:span></text:span><text:span text:style-name="Strong_20_Emphasis"><text:span text:style-name="T151">&lt;/</text:span></text:span><text:span text:style-name="Strong_20_Emphasis"><text:span text:style-name="T25">h1</text:span></text:span><text:span text:style-name="Strong_20_Emphasis"><text:span text:style-name="T151">&gt;</text:span></text:span></text:p>
      <text:p text:style-name="P101"><text:span text:style-name="T150">&lt;</text:span><text:span text:style-name="T14">div</text:span> <text:span text:style-name="T30">class</text:span>=<text:span text:style-name="T41">"row"</text:span><text:span text:style-name="T150">&gt;</text:span></text:p>
      <text:p text:style-name="P101">{% <text:span text:style-name="T48">for</text:span> <text:span text:style-name="T30">p</text:span> <text:span text:style-name="T75">in</text:span> <text:span text:style-name="T30">products</text:span> %}</text:p>
      <text:p text:style-name="P101"><text:span text:style-name="T150">&lt;</text:span><text:span text:style-name="T14">div</text:span> <text:span text:style-name="T30">class</text:span>=<text:span text:style-name="T41">"col"</text:span><text:span text:style-name="T150">&gt;</text:span></text:p>
      <text:p text:style-name="P101"><text:span text:style-name="T150">&lt;</text:span><text:span text:style-name="T14">div</text:span> <text:span text:style-name="T30">class</text:span>=<text:span text:style-name="T41">"card"</text:span><text:span text:style-name="T150">&gt;</text:span></text:p>
      <text:p text:style-name="P101"><text:span text:style-name="T150">&lt;</text:span><text:span text:style-name="T14">img</text:span> <text:span text:style-name="T30">src</text:span>=<text:span text:style-name="T41">"{{ </text:span><text:span text:style-name="T30">p</text:span><text:span text:style-name="T41">.</text:span><text:span text:style-name="T30">mainPicture</text:span><text:span text:style-name="T41"> }}"</text:span> <text:span text:style-name="T30">class</text:span>=<text:span text:style-name="T41">"img-fluid"</text:span> <text:span text:style-name="T30">alt</text:span>=<text:span text:style-name="T41">"Image du produit"</text:span> <text:span text:style-name="T150">&gt;</text:span></text:p>
      <text:p text:style-name="P101"><text:span text:style-name="T150">&lt;</text:span><text:span text:style-name="T14">div</text:span> <text:span text:style-name="T30">class</text:span>=<text:span text:style-name="T41">"card-body"</text:span><text:span text:style-name="T150">&gt;</text:span></text:p>
      <text:p text:style-name="P101"><text:span text:style-name="T150">&lt;</text:span><text:span text:style-name="T14">h4</text:span> <text:span text:style-name="T30">class</text:span>=<text:span text:style-name="T41">"card-title"</text:span><text:span text:style-name="T150">&gt;</text:span>{{ <text:span text:style-name="T30">p</text:span>.<text:span text:style-name="T30">name</text:span> }} ({{ <text:span text:style-name="T30">p</text:span>.<text:span text:style-name="T30">price</text:span> /100 }} <text:span text:style-name="T14">&amp;euro;</text:span> )<text:span text:style-name="T150">&lt;/</text:span><text:span text:style-name="T14">h4</text:span><text:span text:style-name="T150">&gt;</text:span></text:p>
      <text:p text:style-name="P29"/>
      <text:p text:style-name="P101"><text:span text:style-name="T150">&lt;</text:span><text:span text:style-name="T14">span</text:span> <text:span text:style-name="T30">class</text:span>=<text:span text:style-name="T41">"badge alert-info"</text:span><text:span text:style-name="T150">&gt;</text:span> {{ <text:span text:style-name="T30">p</text:span>.<text:span text:style-name="T30">category</text:span>.<text:span text:style-name="T30">name</text:span> }} <text:span text:style-name="T150">&lt;/</text:span><text:span text:style-name="T14">span</text:span><text:span text:style-name="T150">&gt;</text:span></text:p>
      <text:p text:style-name="P29"/>
      <text:p text:style-name="P101"><text:span text:style-name="T150">&lt;</text:span><text:span text:style-name="T14">p</text:span> <text:span text:style-name="T30">class</text:span>=<text:span text:style-name="T41">"card-text"</text:span><text:span text:style-name="T150">&gt;</text:span>{{ <text:span text:style-name="T30">p</text:span>.<text:span text:style-name="T30">shortDescription</text:span> }}<text:span text:style-name="T150">&lt;/</text:span><text:span text:style-name="T14">p</text:span><text:span text:style-name="T150">&gt;</text:span></text:p>
      <text:p text:style-name="P101"><text:span text:style-name="T150">&lt;</text:span><text:span text:style-name="T14">a</text:span> <text:span text:style-name="T30">href</text:span>=<text:span text:style-name="T41">"#"</text:span> <text:span text:style-name="T30">class</text:span>=<text:span text:style-name="T41">"btn btn-primary btn-sm"</text:span><text:span text:style-name="T150">&gt;</text:span>Détails<text:span text:style-name="T150">&lt;/</text:span><text:span text:style-name="T14">a</text:span><text:span text:style-name="T150">&gt;</text:span></text:p>
      <text:p text:style-name="P101"><text:span text:style-name="T150">&lt;</text:span><text:span text:style-name="T14">a</text:span> <text:span text:style-name="T30">href</text:span>=<text:span text:style-name="T41">"#"</text:span> <text:span text:style-name="T30">class</text:span>=<text:span text:style-name="T41">"btn btn-success btn-sm"</text:span><text:span text:style-name="T150">&gt;</text:span>Ajouter<text:span text:style-name="T150">&lt;/</text:span><text:span text:style-name="T14">a</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 <text:span text:style-name="T48">endfor</text:span> %}</text:p>
      <text:p text:style-name="P101"><text:span text:style-name="T150">&lt;/</text:span><text:span text:style-name="T14">div</text:span><text:span text:style-name="T150">&gt;</text:span></text:p>
      <text:p text:style-name="P101"><text:span text:style-name="T150">&lt;</text:span><text:span text:style-name="T14">hr</text:span><text:span text:style-name="T150">&gt;</text:span></text:p>
      <text:p text:style-name="P101"/>
      <text:p text:style-name="P141"><text:span text:style-name="Strong_20_Emphasis"><text:span text:style-name="T127"/></text:span></text:p>
      <text:p text:style-name="P141"><text:span text:style-name="Strong_20_Emphasis"><text:span text:style-name="T127"/></text:span></text:p>
      <text:p text:style-name="P141"><text:span text:style-name="Strong_20_Emphasis"><text:span text:style-name="T127"/></text:span></text:p>
      <text:p text:style-name="P141"><text:span text:style-name="Strong_20_Emphasis"><text:span text:style-name="T127"/></text:span></text:p>
      <text:p text:style-name="P141"><text:span text:style-name="Strong_20_Emphasis"><text:span text:style-name="T127"/></text:span></text:p>
      <text:p text:style-name="P141"><text:span text:style-name="Strong_20_Emphasis"><text:span text:style-name="T127"/></text:span></text:p>
      <text:p text:style-name="P141"><text:span text:style-name="Strong_20_Emphasis"><text:span text:style-name="T127"/></text:span></text:p>
      <text:p text:style-name="P141"><text:span text:style-name="Strong_20_Emphasis"><text:span text:style-name="T127"/></text:span></text:p>
      <text:h text:style-name="P139" text:outline-level="1"><text:soft-page-break/><text:span text:style-name="Strong_20_Emphasis"><text:span text:style-name="T203">Symfony 5 et le Debug Pack (9 minutes)</text:span></text:span></text:h>
      <text:h text:style-name="P139" text:outline-level="1"><text:span text:style-name="Strong_20_Emphasis"><text:span text:style-name="T196">Débugger dans Symfony avec le Debug Pack !</text:span></text:span></text:h>
      <text:p text:style-name="P144"><text:span text:style-name="Strong_20_Emphasis"><text:span text:style-name="T128">En savoir plus sur le Profiler Pack de Symfony : https://symfony.com/doc/current/profiler.html </text:span></text:span></text:p>
      <text:p text:style-name="P144"><text:span text:style-name="Strong_20_Emphasis"><text:span text:style-name="T128">- </text:span></text:span><text:span text:style-name="Strong_20_Emphasis"><text:span text:style-name="T129">intalller ⇒</text:span></text:span></text:p>
      <text:p text:style-name="P143"><text:span text:style-name="Strong_20_Emphasis"><text:span text:style-name="T129">composer require debug </text:span></text:span></text:p>
      <text:p text:style-name="P143"><text:span text:style-name="Strong_20_Emphasis"><text:span text:style-name="T129"/></text:span></text:p>
      <text:p text:style-name="P143"><text:span text:style-name="Strong_20_Emphasis"><text:span text:style-name="T129"/></text:span></text:p>
      <text:p text:style-name="P143"><text:span text:style-name="Strong_20_Emphasis"><text:span text:style-name="T129"/></text:span></text:p>
      <text:h text:style-name="P142" text:outline-level="1"><text:span text:style-name="Strong_20_Emphasis"><text:span text:style-name="T204">Twig : aller plus loin (35 minutes)</text:span></text:span></text:h>
      <text:h text:style-name="P142" text:outline-level="1"><text:span text:style-name="Strong_20_Emphasis"><text:span text:style-name="T197">Créer la page d'une Category avec ses Products</text:span></text:span></text:h>
      <text:p text:style-name="P145"><text:span text:style-name="Strong_20_Emphasis"><text:span text:style-name="T130">-créer le controller ⇒</text:span></text:span></text:p>
      <text:p text:style-name="P145"><text:span text:style-name="Strong_20_Emphasis"><text:span text:style-name="T130"><text:s/>php bin/console make:controller ProductController</text:span></text:span></text:p>
      <text:p text:style-name="P148"><text:span text:style-name="Strong_20_Emphasis"><text:span text:style-name="T131">- </text:span></text:span><text:span text:style-name="Strong_20_Emphasis"><text:span text:style-name="T132">ajouter le code dans le fichier ProductController,php ⇒</text:span></text:span></text:p>
      <text:p text:style-name="P147"><text:span text:style-name="Strong_20_Emphasis"><text:span text:style-name="T26">&lt;?php</text:span></text:span></text:p>
      <text:p text:style-name="P29"/>
      <text:p text:style-name="P101"><text:span text:style-name="T14">namespace</text:span><text:span text:style-name="T75"> </text:span><text:span text:style-name="T51">App\Controller</text:span><text:span text:style-name="T75">;</text:span></text:p>
      <text:p text:style-name="P29"/>
      <text:p text:style-name="P101"><text:span text:style-name="T14">use</text:span><text:span text:style-name="T75"> App\Entity\</text:span><text:span text:style-name="T51">Category</text:span><text:span text:style-name="T75">;</text:span></text:p>
      <text:p text:style-name="P101"><text:span text:style-name="T14">use</text:span><text:span text:style-name="T75"> App\Repository\</text:span><text:span text:style-name="T51">CategoryRepository</text:span><text:span text:style-name="T75">;</text:span></text:p>
      <text:p text:style-name="P101"><text:span text:style-name="T14">use</text:span><text:span text:style-name="T75"> Symfony\Bundle\FrameworkBundle\Controller\</text:span><text:span text:style-name="T51">AbstractController</text:span><text:span text:style-name="T75">;</text:span></text:p>
      <text:p text:style-name="P101"><text:span text:style-name="T14">use</text:span><text:span text:style-name="T75"> Symfony\Component\HttpFoundation\</text:span><text:span text:style-name="T51">Response</text:span><text:span text:style-name="T75">;</text:span></text:p>
      <text:p text:style-name="P101"><text:span text:style-name="T14">use</text:span><text:span text:style-name="T75"> Symfony\Component\HttpKernel\Exception\</text:span><text:span text:style-name="T51">NotFoundHttpException</text:span><text:span text:style-name="T75">;</text:span></text:p>
      <text:p text:style-name="P101"><text:span text:style-name="T14">use</text:span><text:span text:style-name="T75"> Symfony\Component\Routing\Annotation\</text:span><text:span text:style-name="T51">Route</text:span><text:span text:style-name="T75">;</text:span></text:p>
      <text:p text:style-name="P29"/>
      <text:p text:style-name="P101"><text:span text:style-name="T14">class</text:span><text:span text:style-name="T75"> </text:span><text:span text:style-name="T51">ProductController</text:span><text:span text:style-name="T75"> </text:span><text:span text:style-name="T14">extends</text:span><text:span text:style-name="T75"> </text:span><text:span text:style-name="T51">AbstractController</text:span></text:p>
      <text:p text:style-name="P12">{</text:p>
      <text:p text:style-name="P24">/**</text:p>
      <text:p text:style-name="P24">* @Route("/{slug}", name="product_category")</text:p>
      <text:p text:style-name="P24">*/</text:p>
      <text:p text:style-name="P101"><text:span text:style-name="T14">public</text:span><text:span text:style-name="T75"> </text:span><text:span text:style-name="T14">function</text:span><text:span text:style-name="T75"> </text:span><text:span text:style-name="T5">category</text:span><text:span text:style-name="T75">(</text:span><text:span text:style-name="T30">$slug</text:span><text:span text:style-name="T75">, </text:span><text:span text:style-name="T51">CategoryRepository</text:span><text:span text:style-name="T75"> </text:span><text:span text:style-name="T30">$categoryRepository</text:span><text:span text:style-name="T75">): </text:span><text:span text:style-name="T51">Response</text:span></text:p>
      <text:p text:style-name="P12">{</text:p>
      <text:p text:style-name="P101"><text:span text:style-name="T30">$category</text:span><text:span text:style-name="T75"> = </text:span><text:span text:style-name="T30">$categoryRepository</text:span><text:span text:style-name="T75">-&gt;</text:span><text:span text:style-name="T5">findOneBy</text:span><text:span text:style-name="T75">([</text:span><text:span text:style-name="T41">'slug'</text:span><text:span text:style-name="T75"> =&gt; </text:span><text:span text:style-name="T30">$slug</text:span><text:span text:style-name="T75"> ]);</text:span></text:p>
      <text:p text:style-name="P101"><text:span text:style-name="T48">if</text:span><text:span text:style-name="T75">(!</text:span><text:span text:style-name="T30">$category</text:span><text:span text:style-name="T75">){</text:span></text:p>
      <text:p text:style-name="P101"><text:span text:style-name="T48">throw</text:span><text:span text:style-name="T75"> </text:span><text:span text:style-name="T14">$this</text:span><text:span text:style-name="T75">-&gt;</text:span><text:span text:style-name="T5">createNotFoundException</text:span><text:span text:style-name="T75">(</text:span><text:span text:style-name="T41">"La catégorie demandée n'existe pas"</text:span><text:span text:style-name="T75">);</text:span></text:p>
      <text:p text:style-name="P12">}</text:p>
      <text:p text:style-name="P101"><text:span text:style-name="T48">return</text:span><text:span text:style-name="T75"> </text:span><text:span text:style-name="T14">$this</text:span><text:span text:style-name="T75">-&gt;</text:span><text:span text:style-name="T5">render</text:span><text:span text:style-name="T75">(</text:span><text:span text:style-name="T41">'product/category.html.twig'</text:span><text:span text:style-name="T75">, [</text:span></text:p>
      <text:p text:style-name="P101"><text:span text:style-name="T41">'slug'</text:span><text:span text:style-name="T75"> =&gt; </text:span><text:span text:style-name="T30">$slug</text:span><text:span text:style-name="T75">,</text:span></text:p>
      <text:p text:style-name="P101"><text:span text:style-name="T41">'category'</text:span><text:span text:style-name="T75"> =&gt; </text:span><text:span text:style-name="T30">$category</text:span></text:p>
      <text:p text:style-name="P12">]);</text:p>
      <text:p text:style-name="P12"><text:soft-page-break/>}</text:p>
      <text:p text:style-name="P12">}</text:p>
      <text:p text:style-name="P101"/>
      <text:p text:style-name="P148"><text:span text:style-name="Strong_20_Emphasis"><text:span text:style-name="T132">- créer le fichier template/product/category,html,twig avec ce contenu ⇒</text:span></text:span></text:p>
      <text:p text:style-name="P147"><text:span text:style-name="Strong_20_Emphasis"><text:span text:style-name="T111">{% </text:span></text:span><text:span text:style-name="Strong_20_Emphasis"><text:span text:style-name="T49">extends</text:span></text:span><text:span text:style-name="Strong_20_Emphasis"><text:span text:style-name="T111"> </text:span></text:span><text:span text:style-name="Strong_20_Emphasis"><text:span text:style-name="T44">"base.html.twig"</text:span></text:span><text:span text:style-name="Strong_20_Emphasis"><text:span text:style-name="T111"> %}</text:span></text:span></text:p>
      <text:p text:style-name="P30"/>
      <text:p text:style-name="P101">{% <text:span text:style-name="T48">block</text:span> <text:span text:style-name="T30">title</text:span> %}</text:p>
      <text:p text:style-name="P101">Catégrie :</text:p>
      <text:p text:style-name="P101">{{ <text:span text:style-name="T30">category</text:span>.<text:span text:style-name="T30">name</text:span> }}</text:p>
      <text:p text:style-name="P101">{% <text:span text:style-name="T48">endblock</text:span> %}</text:p>
      <text:p text:style-name="P29"/>
      <text:p text:style-name="P101">{% <text:span text:style-name="T48">block</text:span> <text:span text:style-name="T30">body</text:span> %}</text:p>
      <text:p text:style-name="P101"><text:span text:style-name="T150">&lt;</text:span><text:span text:style-name="T14">h1</text:span><text:span text:style-name="T150">&gt;</text:span>Catégorie : {{ <text:span text:style-name="T30">category</text:span>.<text:span text:style-name="T30">name</text:span> }} <text:span text:style-name="T150">&lt;/</text:span><text:span text:style-name="T14">h1</text:span><text:span text:style-name="T150">&gt;</text:span></text:p>
      <text:p text:style-name="P29"/>
      <text:p text:style-name="P101"><text:span text:style-name="T150">&lt;</text:span><text:span text:style-name="T14">div</text:span> <text:span text:style-name="T30">class</text:span>=<text:span text:style-name="T41">"row"</text:span><text:span text:style-name="T150">&gt;</text:span></text:p>
      <text:p text:style-name="P101">{% <text:span text:style-name="T48">for</text:span> <text:span text:style-name="T30">p</text:span> <text:span text:style-name="T75">in</text:span> <text:span text:style-name="T30">category</text:span>.<text:span text:style-name="T30">products</text:span> %}</text:p>
      <text:p text:style-name="P101"><text:span text:style-name="T150">&lt;</text:span><text:span text:style-name="T14">div</text:span> <text:span text:style-name="T30">class</text:span>=<text:span text:style-name="T41">"col-3"</text:span><text:span text:style-name="T150">&gt;</text:span></text:p>
      <text:p text:style-name="P101"><text:span text:style-name="T150">&lt;</text:span><text:span text:style-name="T14">div</text:span> <text:span text:style-name="T30">class</text:span>=<text:span text:style-name="T41">"card"</text:span><text:span text:style-name="T150">&gt;</text:span></text:p>
      <text:p text:style-name="P101"><text:span text:style-name="T150">&lt;</text:span><text:span text:style-name="T14">img</text:span> <text:span text:style-name="T30">src</text:span>=<text:span text:style-name="T41">"{{ </text:span><text:span text:style-name="T30">p</text:span><text:span text:style-name="T41">.</text:span><text:span text:style-name="T30">mainPicture</text:span><text:span text:style-name="T41"> }}"</text:span> <text:span text:style-name="T30">class</text:span>=<text:span text:style-name="T41">"img-fluid"</text:span> <text:span text:style-name="T30">alt</text:span>=<text:span text:style-name="T41">"Image du produit"</text:span> <text:span text:style-name="T150">&gt;</text:span></text:p>
      <text:p text:style-name="P101"><text:span text:style-name="T150">&lt;</text:span><text:span text:style-name="T14">div</text:span> <text:span text:style-name="T30">class</text:span>=<text:span text:style-name="T41">"card-body"</text:span><text:span text:style-name="T150">&gt;</text:span></text:p>
      <text:p text:style-name="P101"><text:span text:style-name="T150">&lt;</text:span><text:span text:style-name="T14">h4</text:span> <text:span text:style-name="T30">class</text:span>=<text:span text:style-name="T41">"card-title"</text:span><text:span text:style-name="T150">&gt;</text:span>{{ <text:span text:style-name="T30">p</text:span>.<text:span text:style-name="T30">name</text:span> }} ({{ <text:span text:style-name="T30">p</text:span>.<text:span text:style-name="T30">price</text:span> /100 }} <text:span text:style-name="T14">&amp;euro;</text:span> )<text:span text:style-name="T150">&lt;/</text:span><text:span text:style-name="T14">h4</text:span><text:span text:style-name="T150">&gt;</text:span></text:p>
      <text:p text:style-name="P29"/>
      <text:p text:style-name="P101"><text:span text:style-name="T150">&lt;</text:span><text:span text:style-name="T14">span</text:span> <text:span text:style-name="T30">class</text:span>=<text:span text:style-name="T41">"badge alert-info"</text:span><text:span text:style-name="T150">&gt;</text:span> {{ <text:span text:style-name="T30">p</text:span>.<text:span text:style-name="T30">category</text:span>.<text:span text:style-name="T30">name</text:span> }} <text:span text:style-name="T150">&lt;/</text:span><text:span text:style-name="T14">span</text:span><text:span text:style-name="T150">&gt;</text:span></text:p>
      <text:p text:style-name="P29"/>
      <text:p text:style-name="P101"><text:span text:style-name="T150">&lt;</text:span><text:span text:style-name="T14">p</text:span> <text:span text:style-name="T30">class</text:span>=<text:span text:style-name="T41">"card-text"</text:span><text:span text:style-name="T150">&gt;</text:span>{{ <text:span text:style-name="T30">p</text:span>.<text:span text:style-name="T30">shortDescription</text:span> }}<text:span text:style-name="T150">&lt;/</text:span><text:span text:style-name="T14">p</text:span><text:span text:style-name="T150">&gt;</text:span></text:p>
      <text:p text:style-name="P101"><text:span text:style-name="T150">&lt;</text:span><text:span text:style-name="T14">a</text:span> <text:span text:style-name="T30">href</text:span>=<text:span text:style-name="T41">"#"</text:span> <text:span text:style-name="T30">class</text:span>=<text:span text:style-name="T41">"btn btn-primary btn-sm"</text:span><text:span text:style-name="T150">&gt;</text:span>Détails<text:span text:style-name="T150">&lt;/</text:span><text:span text:style-name="T14">a</text:span><text:span text:style-name="T150">&gt;</text:span></text:p>
      <text:p text:style-name="P101"><text:span text:style-name="T150">&lt;</text:span><text:span text:style-name="T14">a</text:span> <text:span text:style-name="T30">href</text:span>=<text:span text:style-name="T41">"#"</text:span> <text:span text:style-name="T30">class</text:span>=<text:span text:style-name="T41">"btn btn-success btn-sm"</text:span><text:span text:style-name="T150">&gt;</text:span>Ajouter<text:span text:style-name="T150">&lt;/</text:span><text:span text:style-name="T14">a</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 <text:span text:style-name="T48">endfor</text:span> %}</text:p>
      <text:p text:style-name="P101"><text:span text:style-name="T150">&lt;/</text:span><text:span text:style-name="T14">div</text:span><text:span text:style-name="T150">&gt;</text:span></text:p>
      <text:p text:style-name="P101">{% <text:span text:style-name="T48">endblock</text:span> %}</text:p>
      <text:p text:style-name="P148"><text:span text:style-name="Strong_20_Emphasis"><text:span text:style-name="T132"/></text:span></text:p>
      <text:p text:style-name="P148"><text:span text:style-name="Strong_20_Emphasis"><text:span text:style-name="T132"/></text:span></text:p>
      <text:h text:style-name="P146" text:outline-level="1"><text:span text:style-name="Strong_20_Emphasis"><text:span text:style-name="T198">Créer la page d'un Product</text:span></text:span></text:h>
      <text:p text:style-name="P151"><text:span text:style-name="Strong_20_Emphasis"><text:span text:style-name="T133">- Ajouter ce code dans le fichier ProductController,php ⇒<text:line-break/></text:span></text:span><text:span text:style-name="Strong_20_Emphasis"><text:span text:style-name="T205">/**</text:span></text:span></text:p>
      <text:p text:style-name="P24">* @Route("/{category_slug}/{slug}", name="product_show")</text:p>
      <text:p text:style-name="P24">*/</text:p>
      <text:p text:style-name="P101"><text:span text:style-name="T14">public</text:span><text:span text:style-name="T75"> </text:span><text:span text:style-name="T14">function</text:span><text:span text:style-name="T75"> </text:span><text:span text:style-name="T5">show</text:span><text:span text:style-name="T75">(</text:span><text:span text:style-name="T30">$slug</text:span><text:span text:style-name="T75">, </text:span><text:span text:style-name="T51">ProductRepository</text:span><text:span text:style-name="T75"> </text:span><text:span text:style-name="T30">$productRepository</text:span><text:span text:style-name="T75">){</text:span></text:p>
      <text:p text:style-name="P101"><text:span text:style-name="T30">$product</text:span><text:span text:style-name="T75"> = </text:span><text:span text:style-name="T30">$productRepository</text:span><text:span text:style-name="T75">-&gt;</text:span><text:span text:style-name="T5">findOneBy</text:span><text:span text:style-name="T75">([</text:span></text:p>
      <text:p text:style-name="P101"><text:span text:style-name="T41">'slug'</text:span><text:span text:style-name="T75"> =&gt; </text:span><text:span text:style-name="T30">$slug</text:span></text:p>
      <text:p text:style-name="P12">]);</text:p>
      <text:p text:style-name="P101"><text:span text:style-name="T48">if</text:span><text:span text:style-name="T75">(!</text:span><text:span text:style-name="T30">$product</text:span><text:span text:style-name="T75">){</text:span></text:p>
      <text:p text:style-name="P101"><text:span text:style-name="T48">throw</text:span><text:span text:style-name="T75"> </text:span><text:span text:style-name="T14">$this</text:span><text:span text:style-name="T75">-&gt;</text:span><text:span text:style-name="T5">createNotFoundException</text:span><text:span text:style-name="T75">(</text:span><text:span text:style-name="T41">"Le produit demandé n'existe pas"</text:span><text:span text:style-name="T75">);</text:span></text:p>
      <text:p text:style-name="P12"><text:soft-page-break/>}</text:p>
      <text:p text:style-name="P29"/>
      <text:p text:style-name="P101"><text:span text:style-name="T48">return</text:span><text:span text:style-name="T75"> </text:span><text:span text:style-name="T14">$this</text:span><text:span text:style-name="T75">-&gt;</text:span><text:span text:style-name="T5">render</text:span><text:span text:style-name="T75">(</text:span><text:span text:style-name="T41">'product/show.html.twig'</text:span><text:span text:style-name="T75">, [</text:span></text:p>
      <text:p text:style-name="P101"><text:span text:style-name="T41">'product'</text:span><text:span text:style-name="T75"> =&gt; </text:span><text:span text:style-name="T30">$product</text:span></text:p>
      <text:p text:style-name="P12">]);</text:p>
      <text:p text:style-name="P29"/>
      <text:p text:style-name="P12">}</text:p>
      <text:p text:style-name="P151"><text:span text:style-name="Strong_20_Emphasis"><text:span text:style-name="T133">-créer le fichier templates/product/category.html.twig et ajouter ce code ⇒</text:span></text:span></text:p>
      <text:p text:style-name="P150"><text:span text:style-name="Strong_20_Emphasis"><text:span text:style-name="T112">{% </text:span></text:span><text:span text:style-name="Strong_20_Emphasis"><text:span text:style-name="T50">extends</text:span></text:span><text:span text:style-name="Strong_20_Emphasis"><text:span text:style-name="T112"> </text:span></text:span><text:span text:style-name="Strong_20_Emphasis"><text:span text:style-name="T45">"base.html.twig"</text:span></text:span><text:span text:style-name="Strong_20_Emphasis"><text:span text:style-name="T112"> %}</text:span></text:span></text:p>
      <text:p text:style-name="P30"/>
      <text:p text:style-name="P101">{% <text:span text:style-name="T48">block</text:span> <text:span text:style-name="T30">title</text:span> %}</text:p>
      <text:p text:style-name="P101">Catégrie :</text:p>
      <text:p text:style-name="P101">{{ <text:span text:style-name="T30">category</text:span>.<text:span text:style-name="T30">name</text:span> }}</text:p>
      <text:p text:style-name="P101">{% <text:span text:style-name="T48">endblock</text:span> %}</text:p>
      <text:p text:style-name="P29"/>
      <text:p text:style-name="P101">{% <text:span text:style-name="T48">block</text:span> <text:span text:style-name="T30">body</text:span> %}</text:p>
      <text:p text:style-name="P101"><text:span text:style-name="T150">&lt;</text:span><text:span text:style-name="T14">h1</text:span><text:span text:style-name="T150">&gt;</text:span>Catégorie : {{ <text:span text:style-name="T30">category</text:span>.<text:span text:style-name="T30">name</text:span> }} <text:span text:style-name="T150">&lt;/</text:span><text:span text:style-name="T14">h1</text:span><text:span text:style-name="T150">&gt;</text:span></text:p>
      <text:p text:style-name="P29"/>
      <text:p text:style-name="P101"><text:span text:style-name="T150">&lt;</text:span><text:span text:style-name="T14">div</text:span> <text:span text:style-name="T30">class</text:span>=<text:span text:style-name="T41">"row"</text:span><text:span text:style-name="T150">&gt;</text:span></text:p>
      <text:p text:style-name="P101">{% <text:span text:style-name="T48">for</text:span> <text:span text:style-name="T30">p</text:span> <text:span text:style-name="T75">in</text:span> <text:span text:style-name="T30">category</text:span>.<text:span text:style-name="T30">products</text:span> %}</text:p>
      <text:p text:style-name="P101"><text:span text:style-name="T150">&lt;</text:span><text:span text:style-name="T14">div</text:span> <text:span text:style-name="T30">class</text:span>=<text:span text:style-name="T41">"col-3"</text:span><text:span text:style-name="T150">&gt;</text:span></text:p>
      <text:p text:style-name="P101"><text:span text:style-name="T150">&lt;</text:span><text:span text:style-name="T14">div</text:span> <text:span text:style-name="T30">class</text:span>=<text:span text:style-name="T41">"card"</text:span><text:span text:style-name="T150">&gt;</text:span></text:p>
      <text:p text:style-name="P101"><text:span text:style-name="T150">&lt;</text:span><text:span text:style-name="T14">img</text:span> <text:span text:style-name="T30">src</text:span>=<text:span text:style-name="T41">"{{ </text:span><text:span text:style-name="T30">p</text:span><text:span text:style-name="T41">.</text:span><text:span text:style-name="T30">mainPicture</text:span><text:span text:style-name="T41"> }}"</text:span> <text:span text:style-name="T30">class</text:span>=<text:span text:style-name="T41">"img-fluid"</text:span> <text:span text:style-name="T30">alt</text:span>=<text:span text:style-name="T41">"Image du produit"</text:span> <text:span text:style-name="T150">&gt;</text:span></text:p>
      <text:p text:style-name="P101"><text:span text:style-name="T150">&lt;</text:span><text:span text:style-name="T14">div</text:span> <text:span text:style-name="T30">class</text:span>=<text:span text:style-name="T41">"card-body"</text:span><text:span text:style-name="T150">&gt;</text:span></text:p>
      <text:p text:style-name="P101"><text:span text:style-name="T150">&lt;</text:span><text:span text:style-name="T14">h4</text:span> <text:span text:style-name="T30">class</text:span>=<text:span text:style-name="T41">"card-title"</text:span><text:span text:style-name="T150">&gt;</text:span>{{ <text:span text:style-name="T30">p</text:span>.<text:span text:style-name="T30">name</text:span> }} ({{ <text:span text:style-name="T30">p</text:span>.<text:span text:style-name="T30">price</text:span> /100 }} <text:span text:style-name="T14">&amp;euro;</text:span> )<text:span text:style-name="T150">&lt;/</text:span><text:span text:style-name="T14">h4</text:span><text:span text:style-name="T150">&gt;</text:span></text:p>
      <text:p text:style-name="P29"/>
      <text:p text:style-name="P101"><text:span text:style-name="T150">&lt;</text:span><text:span text:style-name="T14">span</text:span> <text:span text:style-name="T30">class</text:span>=<text:span text:style-name="T41">"badge alert-info"</text:span><text:span text:style-name="T150">&gt;</text:span> {{ <text:span text:style-name="T30">p</text:span>.<text:span text:style-name="T30">category</text:span>.<text:span text:style-name="T30">name</text:span> }} <text:span text:style-name="T150">&lt;/</text:span><text:span text:style-name="T14">span</text:span><text:span text:style-name="T150">&gt;</text:span></text:p>
      <text:p text:style-name="P29"/>
      <text:p text:style-name="P101"><text:span text:style-name="T150">&lt;</text:span><text:span text:style-name="T14">p</text:span> <text:span text:style-name="T30">class</text:span>=<text:span text:style-name="T41">"card-text"</text:span><text:span text:style-name="T150">&gt;</text:span>{{ <text:span text:style-name="T30">p</text:span>.<text:span text:style-name="T30">shortDescription</text:span> }}<text:span text:style-name="T150">&lt;/</text:span><text:span text:style-name="T14">p</text:span><text:span text:style-name="T150">&gt;</text:span></text:p>
      <text:p text:style-name="P101"><text:span text:style-name="T150">&lt;</text:span><text:span text:style-name="T14">a</text:span> <text:span text:style-name="T30">href</text:span>=<text:span text:style-name="T41">"#"</text:span> <text:span text:style-name="T30">class</text:span>=<text:span text:style-name="T41">"btn btn-primary btn-sm"</text:span><text:span text:style-name="T150">&gt;</text:span>Détails<text:span text:style-name="T150">&lt;/</text:span><text:span text:style-name="T14">a</text:span><text:span text:style-name="T150">&gt;</text:span></text:p>
      <text:p text:style-name="P101"><text:span text:style-name="T150">&lt;</text:span><text:span text:style-name="T14">a</text:span> <text:span text:style-name="T30">href</text:span>=<text:span text:style-name="T41">"#"</text:span> <text:span text:style-name="T30">class</text:span>=<text:span text:style-name="T41">"btn btn-success btn-sm"</text:span><text:span text:style-name="T150">&gt;</text:span>Ajouter<text:span text:style-name="T150">&lt;/</text:span><text:span text:style-name="T14">a</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text:span text:style-name="T150">&lt;/</text:span><text:span text:style-name="T14">div</text:span><text:span text:style-name="T150">&gt;</text:span></text:p>
      <text:p text:style-name="P101">{% <text:span text:style-name="T48">endfor</text:span> %}</text:p>
      <text:p text:style-name="P101"><text:span text:style-name="T150">&lt;/</text:span><text:span text:style-name="T14">div</text:span><text:span text:style-name="T150">&gt;</text:span></text:p>
      <text:p text:style-name="P101">{% <text:span text:style-name="T48">endblock</text:span> %}</text:p>
      <text:p text:style-name="P151"><text:span text:style-name="Strong_20_Emphasis"><text:span text:style-name="T133"/></text:span></text:p>
      <text:p text:style-name="P151"><text:span text:style-name="Strong_20_Emphasis"><text:span text:style-name="T133"/></text:span></text:p>
      <text:h text:style-name="P149" text:outline-level="1"><text:span text:style-name="Strong_20_Emphasis"><text:span text:style-name="T199">Ajouter un fil d'Ariane (Breadcrumb) sur nos pages</text:span></text:span></text:h>
      <text:p text:style-name="P154"><text:span text:style-name="Strong_20_Emphasis"><text:span text:style-name="T134">- ajouter ce code dans le fichier templates/product/show,html,twig ⇒</text:span></text:span></text:p>
      <text:p text:style-name="P153"><text:span text:style-name="Strong_20_Emphasis"><text:span text:style-name="T152">&lt;</text:span></text:span><text:span text:style-name="Strong_20_Emphasis"><text:span text:style-name="T27">ol</text:span></text:span><text:span text:style-name="Strong_20_Emphasis"><text:span text:style-name="T113"> </text:span></text:span><text:span text:style-name="Strong_20_Emphasis"><text:span text:style-name="T40">class</text:span></text:span><text:span text:style-name="Strong_20_Emphasis"><text:span text:style-name="T113">=</text:span></text:span><text:span text:style-name="Strong_20_Emphasis"><text:span text:style-name="T46">"breadcrumb"</text:span></text:span><text:span text:style-name="Strong_20_Emphasis"><text:span text:style-name="T152">&gt;</text:span></text:span></text:p>
      <text:p text:style-name="P101"><text:span text:style-name="T150">&lt;</text:span><text:span text:style-name="T14">li</text:span> <text:span text:style-name="T30">class</text:span>=<text:span text:style-name="T41">"breadcrumb-item"</text:span><text:span text:style-name="T150">&gt;&lt;</text:span><text:span text:style-name="T14">a</text:span> <text:span text:style-name="T30">href</text:span>=<text:span text:style-name="T41">"#"</text:span><text:span text:style-name="T150">&gt;</text:span>Accueil<text:span text:style-name="T150">&lt;/</text:span><text:span text:style-name="T14">a</text:span><text:span text:style-name="T150">&gt;&lt;/</text:span><text:span text:style-name="T14">li</text:span><text:span text:style-name="T150">&gt;</text:span></text:p>
      <text:p text:style-name="P101"><text:span text:style-name="T150">&lt;</text:span><text:span text:style-name="T14">li</text:span> <text:span text:style-name="T30">class</text:span>=<text:span text:style-name="T41">"breadcrumb-item"</text:span><text:span text:style-name="T150">&gt;&lt;</text:span><text:span text:style-name="T14">a</text:span> <text:span text:style-name="T30">href</text:span>=<text:span text:style-name="T41">"#"</text:span><text:span text:style-name="T150">&gt;</text:span>{{ <text:span text:style-name="T30">product</text:span>.<text:span text:style-name="T30">category</text:span>.<text:span text:style-name="T30">name</text:span> }}<text:span text:style-name="T150">&lt;/</text:span><text:span text:style-name="T14">a</text:span><text:span text:style-name="T150">&gt;&lt;/</text:span><text:span text:style-name="T14">li</text:span><text:span text:style-name="T150">&gt;</text:span></text:p>
      <text:p text:style-name="P101"><text:span text:style-name="T150">&lt;</text:span><text:span text:style-name="T14">li</text:span> <text:span text:style-name="T30">class</text:span>=<text:span text:style-name="T41">"breadcrumb-item active"</text:span> <text:span text:style-name="T30">aria-current</text:span>=<text:span text:style-name="T41">"page"</text:span><text:span text:style-name="T150">&gt;</text:span>{{ <text:span text:style-name="T30">product</text:span>.<text:span text:style-name="T30">name</text:span> }}<text:span text:style-name="T150">&lt;/</text:span><text:span text:style-name="T14">li</text:span><text:span text:style-name="T150">&gt;</text:span></text:p>
      <text:p text:style-name="P101"><text:span text:style-name="T150">&lt;/</text:span><text:span text:style-name="T14">ol</text:span><text:span text:style-name="T150">&gt;</text:span></text:p>
      <text:p text:style-name="P154"><text:soft-page-break/><text:span text:style-name="Strong_20_Emphasis"><text:span text:style-name="T134">- ajouter ce code dans le fichiier templates/product/category.html.twig ⇒</text:span></text:span></text:p>
      <text:p text:style-name="P153"><text:span text:style-name="Strong_20_Emphasis"><text:span text:style-name="T152">&lt;</text:span></text:span><text:span text:style-name="Strong_20_Emphasis"><text:span text:style-name="T27">ol</text:span></text:span><text:span text:style-name="Strong_20_Emphasis"><text:span text:style-name="T113"> </text:span></text:span><text:span text:style-name="Strong_20_Emphasis"><text:span text:style-name="T40">class</text:span></text:span><text:span text:style-name="Strong_20_Emphasis"><text:span text:style-name="T113">=</text:span></text:span><text:span text:style-name="Strong_20_Emphasis"><text:span text:style-name="T46">"breadcrumb"</text:span></text:span><text:span text:style-name="Strong_20_Emphasis"><text:span text:style-name="T152">&gt;</text:span></text:span></text:p>
      <text:p text:style-name="P101"><text:span text:style-name="T150">&lt;</text:span><text:span text:style-name="T14">li</text:span> <text:span text:style-name="T30">class</text:span>=<text:span text:style-name="T41">"breadcrumb-item"</text:span><text:span text:style-name="T150">&gt;&lt;</text:span><text:span text:style-name="T14">a</text:span> <text:span text:style-name="T30">href</text:span>=<text:span text:style-name="T41">"#"</text:span><text:span text:style-name="T150">&gt;</text:span>Accueil<text:span text:style-name="T150">&lt;/</text:span><text:span text:style-name="T14">a</text:span><text:span text:style-name="T150">&gt;&lt;/</text:span><text:span text:style-name="T14">li</text:span><text:span text:style-name="T150">&gt;</text:span></text:p>
      <text:p text:style-name="P101"><text:span text:style-name="T150">&lt;</text:span><text:span text:style-name="T14">li</text:span> <text:span text:style-name="T30">class</text:span>=<text:span text:style-name="T41">"breadcrumb-item active"</text:span> <text:span text:style-name="T30">aria-current</text:span>=<text:span text:style-name="T41">"page"</text:span><text:span text:style-name="T150">&gt;</text:span>{{ <text:span text:style-name="T30">category</text:span>.<text:span text:style-name="T30">name</text:span> }}<text:span text:style-name="T150">&lt;/</text:span><text:span text:style-name="T14">li</text:span><text:span text:style-name="T150">&gt;</text:span></text:p>
      <text:p text:style-name="P101"><text:span text:style-name="T150">&lt;/</text:span><text:span text:style-name="T14">ol</text:span><text:span text:style-name="T150">&gt;</text:span></text:p>
      <text:p text:style-name="P101"/>
      <text:p text:style-name="P154"><text:span text:style-name="Strong_20_Emphasis"><text:span text:style-name="T134"/></text:span></text:p>
      <text:p text:style-name="P154"><text:span text:style-name="Strong_20_Emphasis"><text:span text:style-name="T134"/></text:span></text:p>
      <text:h text:style-name="P152" text:outline-level="1"><text:span text:style-name="Strong_20_Emphasis"><text:span text:style-name="T200">👌 Génération des URLs avec l'UrlGenerator et la fonction path()</text:span></text:span></text:h>
      <text:p text:style-name="P159"><text:span text:style-name="Strong_20_Emphasis"><text:span text:style-name="T135">- </text:span></text:span><text:span text:style-name="Strong_20_Emphasis"><text:span text:style-name="T136">ajouter code dans le fichier templates/home.html.twig b/templates/home.html.twig ⇒</text:span></text:span></text:p>
      <text:p text:style-name="P158"><text:span text:style-name="T150">&lt;</text:span><text:span text:style-name="T14">a</text:span> <text:span text:style-name="T30">href</text:span>=<text:span text:style-name="T41">"{{ path('product_show', {'category_slug': </text:span><text:span text:style-name="T30">p</text:span><text:span text:style-name="T41">.</text:span><text:span text:style-name="T30">category</text:span><text:span text:style-name="T41">.</text:span><text:span text:style-name="T30">slug</text:span><text:span text:style-name="T41">, 'slug': </text:span><text:span text:style-name="T30">p</text:span><text:span text:style-name="T41">.</text:span><text:span text:style-name="T30">slug</text:span><text:span text:style-name="T41">}) }} "</text:span> <text:span text:style-name="T30">class</text:span>=<text:span text:style-name="T41">"btn btn-primary btn-sm"</text:span><text:span text:style-name="T150">&gt;</text:span>Détails<text:span text:style-name="T150">&lt;/</text:span><text:span text:style-name="T14">a</text:span><text:span text:style-name="T150">&gt;</text:span></text:p>
      <text:p text:style-name="P154">- <text:span text:style-name="T206">ajouter ce code dans le fichier templates/product/category.html.twig b/templates/product/category.html.twig</text:span></text:p>
      <text:p text:style-name="P158"><text:span text:style-name="T150">&lt;</text:span><text:span text:style-name="T14">li</text:span> <text:span text:style-name="T30">class</text:span>=<text:span text:style-name="T41">"breadcrumb-item"</text:span><text:span text:style-name="T150">&gt;&lt;</text:span><text:span text:style-name="T14">a</text:span> <text:span text:style-name="T30">href</text:span>=<text:span text:style-name="T41">"{{ path('homepage') }}"</text:span><text:span text:style-name="T150">&gt;</text:span>Accueil<text:span text:style-name="T150">&lt;/</text:span><text:span text:style-name="T14">a</text:span><text:span text:style-name="T150">&gt;&lt;/</text:span><text:span text:style-name="T14">li</text:span><text:span text:style-name="T150">&gt;</text:span></text:p>
      <text:p text:style-name="P154">- <text:span text:style-name="T207">ajouter ce code dans le fichier templates/product/show.html.twig ⇒</text:span></text:p>
      <text:p text:style-name="P158"><text:span text:style-name="T150">&lt;</text:span><text:span text:style-name="T14">li</text:span> <text:span text:style-name="T30">class</text:span>=<text:span text:style-name="T41">"breadcrumb-item"</text:span><text:span text:style-name="T150">&gt;&lt;</text:span><text:span text:style-name="T14">a</text:span> <text:span text:style-name="T30">href</text:span>=<text:span text:style-name="T41">"{{ path('product_category', {'slug': </text:span><text:span text:style-name="T30">product</text:span><text:span text:style-name="T41">.</text:span><text:span text:style-name="T30">category</text:span><text:span text:style-name="T41">.</text:span><text:span text:style-name="T30">slug</text:span><text:span text:style-name="T41">} ) }}"</text:span><text:span text:style-name="T150">&gt;</text:span>{{ <text:span text:style-name="T30">product</text:span>.<text:span text:style-name="T30">category</text:span>.<text:span text:style-name="T30">name</text:span> }}<text:span text:style-name="T150">&lt;/</text:span><text:span text:style-name="T14">a</text:span><text:span text:style-name="T150">&gt;&lt;/</text:span><text:span text:style-name="T14">li</text:span><text:span text:style-name="T150">&gt;</text:span></text:p>
      <text:p text:style-name="P101"><text:span text:style-name="T150">&lt;</text:span><text:span text:style-name="T14">li</text:span> <text:span text:style-name="T30">class</text:span>=<text:span text:style-name="T41">"breadcrumb-item active"</text:span> <text:span text:style-name="T30">aria-current</text:span>=<text:span text:style-name="T41">"page"</text:span><text:span text:style-name="T150">&gt;</text:span>{{ <text:span text:style-name="T30">product</text:span>.<text:span text:style-name="T30">name</text:span> }}<text:span text:style-name="T150">&lt;/</text:span><text:span text:style-name="T14">li</text:span><text:span text:style-name="T150">&gt;</text:span></text:p>
      <text:p text:style-name="P154"/>
      <text:p text:style-name="P154"/>
      <text:p text:style-name="P161"/>
      <text:p text:style-name="P161"/>
      <text:p text:style-name="P161"/>
      <text:h text:style-name="P155" text:outline-level="1">Les formulaires dans Symfony 5 (1 heure 50 minutes)</text:h>
      <text:h text:style-name="P156" text:outline-level="1">📖 Introduction aux formulaires avec Symfony</text:h>
      <text:p text:style-name="P162">📖 Documentation officielle de Symfony pour débuter avec les forms : https://symfony.com/doc/current/forms.html<text:line-break/>📖 Documentation officielle de Symfony sur le composant symfony/form : https://symfony.com/doc/current/components/form.html<text:line-break/>📖 Documentation officielle de Symfony - La liste des types de champs existants : <text:a xlink:type="simple" xlink:href="https://symfony.com/doc/current/reference/forms/types.html" text:style-name="Internet_20_link" text:visited-style-name="Visited_20_Internet_20_Link">https://symfony.com/doc/current/reference/forms/types.html</text:a></text:p>
      <text:p text:style-name="P1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6T20:02:39.961075552</dc:date>
    <meta:editing-duration>P1DT4H7M46S</meta:editing-duration>
    <meta:editing-cycles>249</meta:editing-cycles>
    <meta:generator>LibreOffice/7.3.7.2$Linux_X86_64 LibreOffice_project/30$Build-2</meta:generator>
    <meta:document-statistic meta:table-count="0" meta:image-count="0" meta:object-count="0" meta:page-count="29" meta:paragraph-count="902" meta:word-count="3761" meta:character-count="30801" meta:non-whitespace-character-count="27912"/>
  </office:meta>
</office:document-meta>
</file>